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eta.xml" manifest:media-type="text/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 manifest:media-type="application/vnd.sun.xml.ui.configuration"/>
  <manifest:file-entry manifest:full-path="Object 6/"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paragraph-rsid="0036cf26"/>
    </style:style>
    <style:style style:name="P2" style:family="paragraph" style:parent-style-name="Text_20_body">
      <style:text-properties officeooo:rsid="002db91f" officeooo:paragraph-rsid="0033a821"/>
    </style:style>
    <style:style style:name="P3" style:family="paragraph" style:parent-style-name="Text_20_body">
      <style:text-properties officeooo:rsid="00231cea" officeooo:paragraph-rsid="00231cea"/>
    </style:style>
    <style:style style:name="P4" style:family="paragraph" style:parent-style-name="Text_20_body">
      <style:text-properties officeooo:rsid="00601b4d" officeooo:paragraph-rsid="00601b4d"/>
    </style:style>
    <style:style style:name="P5" style:family="paragraph" style:parent-style-name="Text_20_body">
      <style:text-properties officeooo:rsid="0060e128" officeooo:paragraph-rsid="0060e128"/>
    </style:style>
    <style:style style:name="P6" style:family="paragraph" style:parent-style-name="Text_20_body">
      <style:text-properties fo:font-weight="bold" officeooo:rsid="00647db8" officeooo:paragraph-rsid="00647db8" style:font-weight-asian="bold" style:font-weight-complex="bold"/>
    </style:style>
    <style:style style:name="P7" style:family="paragraph" style:parent-style-name="Text_20_body">
      <style:text-properties officeooo:rsid="00ac8f37" officeooo:paragraph-rsid="00df53d1"/>
    </style:style>
    <style:style style:name="P8" style:family="paragraph" style:parent-style-name="Text_20_body">
      <style:text-properties officeooo:rsid="00b21c6f" officeooo:paragraph-rsid="00bbd0e1"/>
    </style:style>
    <style:style style:name="P9" style:family="paragraph" style:parent-style-name="Text_20_body">
      <style:text-properties officeooo:rsid="00ce35b6" officeooo:paragraph-rsid="00ce35b6"/>
    </style:style>
    <style:style style:name="P10" style:family="paragraph" style:parent-style-name="Text_20_body">
      <style:text-properties officeooo:rsid="00d1f87e" officeooo:paragraph-rsid="00d1f87e"/>
    </style:style>
    <style:style style:name="P11" style:family="paragraph" style:parent-style-name="Text_20_body">
      <style:text-properties officeooo:rsid="00e34853" officeooo:paragraph-rsid="00e34853"/>
    </style:style>
    <style:style style:name="P12" style:family="paragraph" style:parent-style-name="Text_20_body">
      <style:text-properties officeooo:rsid="00e80305" officeooo:paragraph-rsid="00e80305"/>
    </style:style>
    <style:style style:name="P13" style:family="paragraph" style:parent-style-name="Text_20_body">
      <style:text-properties officeooo:rsid="00f8169f" officeooo:paragraph-rsid="00f8169f"/>
    </style:style>
    <style:style style:name="P14" style:family="paragraph" style:parent-style-name="Text_20_body">
      <style:text-properties officeooo:rsid="00fee3bb" officeooo:paragraph-rsid="00fee3bb"/>
    </style:style>
    <style:style style:name="P15" style:family="paragraph" style:parent-style-name="Text_20_body">
      <style:text-properties officeooo:rsid="0125dde0" officeooo:paragraph-rsid="0125dde0"/>
    </style:style>
    <style:style style:name="P16" style:family="paragraph" style:parent-style-name="Text_20_body">
      <style:text-properties officeooo:rsid="0125dde0" officeooo:paragraph-rsid="0135591d"/>
    </style:style>
    <style:style style:name="P17" style:family="paragraph" style:parent-style-name="Text_20_body">
      <style:text-properties officeooo:rsid="00665b94" officeooo:paragraph-rsid="00665b94"/>
    </style:style>
    <style:style style:name="P18" style:family="paragraph" style:parent-style-name="Text_20_body">
      <style:text-properties officeooo:rsid="00631ae7" officeooo:paragraph-rsid="00631ae7"/>
    </style:style>
    <style:style style:name="P19" style:family="paragraph" style:parent-style-name="Text_20_body">
      <style:text-properties officeooo:rsid="0025e881" officeooo:paragraph-rsid="013142da"/>
    </style:style>
    <style:style style:name="P20" style:family="paragraph" style:parent-style-name="Text_20_body">
      <style:text-properties officeooo:rsid="009ffa94" officeooo:paragraph-rsid="0135591d"/>
    </style:style>
    <style:style style:name="P21" style:family="paragraph" style:parent-style-name="Text_20_body">
      <style:text-properties officeooo:rsid="013de162" officeooo:paragraph-rsid="0153633f"/>
    </style:style>
    <style:style style:name="P22" style:family="paragraph" style:parent-style-name="Text_20_body">
      <style:text-properties officeooo:rsid="013f0899"/>
    </style:style>
    <style:style style:name="P23" style:family="paragraph" style:parent-style-name="Text_20_body">
      <style:text-properties officeooo:rsid="0174b7d3" officeooo:paragraph-rsid="0174b7d3"/>
    </style:style>
    <style:style style:name="P24" style:family="paragraph" style:parent-style-name="Text_20_body">
      <style:text-properties officeooo:rsid="0174b7d3" officeooo:paragraph-rsid="018242fd"/>
    </style:style>
    <style:style style:name="P25" style:family="paragraph" style:parent-style-name="Text_20_body">
      <style:text-properties officeooo:rsid="01085ee9" officeooo:paragraph-rsid="010abaa2"/>
    </style:style>
    <style:style style:name="P26" style:family="paragraph" style:parent-style-name="Text_20_body">
      <style:text-properties officeooo:rsid="01772b8a" officeooo:paragraph-rsid="01772b8a"/>
    </style:style>
    <style:style style:name="P27" style:family="paragraph" style:parent-style-name="Text_20_body">
      <style:text-properties officeooo:rsid="01772b8a" officeooo:paragraph-rsid="017b82d3"/>
    </style:style>
    <style:style style:name="P28" style:family="paragraph" style:parent-style-name="Text_20_body">
      <style:text-properties officeooo:rsid="01773f8d" officeooo:paragraph-rsid="01773f8d"/>
    </style:style>
    <style:style style:name="P29" style:family="paragraph" style:parent-style-name="Text_20_body">
      <style:text-properties officeooo:rsid="01846325" officeooo:paragraph-rsid="018b306e"/>
    </style:style>
    <style:style style:name="P30" style:family="paragraph" style:parent-style-name="Text_20_body">
      <style:text-properties officeooo:rsid="018b8f8a" officeooo:paragraph-rsid="018b8f8a"/>
    </style:style>
    <style:style style:name="P31" style:family="paragraph" style:parent-style-name="Standard">
      <style:paragraph-properties fo:text-align="center" style:justify-single-word="false"/>
      <style:text-properties officeooo:rsid="001a9ce6" officeooo:paragraph-rsid="001a9ce6"/>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fo:font-size="18pt" fo:font-weight="bold" officeooo:rsid="0019b3a7" officeooo:paragraph-rsid="0019b3a7"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7752f9" officeooo:paragraph-rsid="007752f9" style:font-size-asian="18pt" style:font-weight-asian="bold" style:font-size-complex="18pt" style:font-weight-complex="bold"/>
    </style:style>
    <style:style style:name="P35" style:family="paragraph" style:parent-style-name="Standard">
      <style:paragraph-properties fo:text-align="center" style:justify-single-word="false"/>
      <style:text-properties officeooo:rsid="0019b3a7" officeooo:paragraph-rsid="0019b3a7"/>
    </style:style>
    <style:style style:name="P36" style:family="paragraph" style:parent-style-name="Standard">
      <style:paragraph-properties fo:text-align="center" style:justify-single-word="false"/>
      <style:text-properties fo:font-size="16pt" fo:font-weight="normal" officeooo:rsid="0019b3a7" officeooo:paragraph-rsid="0019b3a7" style:font-size-asian="16pt" style:font-weight-asian="normal" style:font-size-complex="16pt" style:font-weight-complex="normal"/>
    </style:style>
    <style:style style:name="P37"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8" style:family="paragraph" style:parent-style-name="Text_20_body">
      <style:paragraph-properties fo:margin-left="1.251cm" fo:margin-right="0cm" fo:text-indent="0cm" style:auto-text-indent="false"/>
      <style:text-properties officeooo:rsid="00647db8" officeooo:paragraph-rsid="00647db8"/>
    </style:style>
    <style:style style:name="P39" style:family="paragraph" style:parent-style-name="Text_20_body">
      <style:paragraph-properties fo:margin-left="1.251cm" fo:margin-right="0cm" fo:text-indent="0cm" style:auto-text-indent="false"/>
      <style:text-properties officeooo:rsid="0070a914" officeooo:paragraph-rsid="0070a914"/>
    </style:style>
    <style:style style:name="P40" style:family="paragraph" style:parent-style-name="Text_20_body">
      <style:paragraph-properties fo:margin-left="1.251cm" fo:margin-right="0cm" fo:text-indent="0cm" style:auto-text-indent="false"/>
      <style:text-properties officeooo:rsid="0075fc37" officeooo:paragraph-rsid="0075fc37"/>
    </style:style>
    <style:style style:name="P41" style:family="paragraph" style:parent-style-name="Text_20_body">
      <style:paragraph-properties fo:margin-left="1.251cm" fo:margin-right="0cm" fo:text-indent="0cm" style:auto-text-indent="false"/>
      <style:text-properties officeooo:rsid="007d9cbe" officeooo:paragraph-rsid="007d9cbe"/>
    </style:style>
    <style:style style:name="P42" style:family="paragraph" style:parent-style-name="Text_20_body">
      <style:paragraph-properties fo:margin-left="1.251cm" fo:margin-right="0cm" fo:text-indent="0cm" style:auto-text-indent="false"/>
      <style:text-properties officeooo:rsid="0090d0ca" officeooo:paragraph-rsid="0093a9a1"/>
    </style:style>
    <style:style style:name="P43" style:family="paragraph" style:parent-style-name="Text_20_body">
      <style:paragraph-properties fo:margin-left="1.251cm" fo:margin-right="0cm" fo:text-indent="0cm" style:auto-text-indent="false"/>
      <style:text-properties officeooo:rsid="0093fb83" officeooo:paragraph-rsid="0093fb83"/>
    </style:style>
    <style:style style:name="P44" style:family="paragraph" style:parent-style-name="Text_20_body">
      <style:paragraph-properties fo:margin-left="1.251cm" fo:margin-right="0cm" fo:text-indent="0cm" style:auto-text-indent="false"/>
      <style:text-properties fo:font-weight="normal" officeooo:rsid="00754aa8" officeooo:paragraph-rsid="00754aa8" style:font-weight-asian="normal" style:font-weight-complex="normal"/>
    </style:style>
    <style:style style:name="P45" style:family="paragraph" style:parent-style-name="Text_20_body">
      <style:paragraph-properties fo:margin-left="1.251cm" fo:margin-right="0cm" fo:text-indent="0cm" style:auto-text-indent="false"/>
      <style:text-properties officeooo:rsid="0085375f" officeooo:paragraph-rsid="0085375f"/>
    </style:style>
    <style:style style:name="P46" style:family="paragraph" style:parent-style-name="Text_20_body">
      <style:paragraph-properties fo:margin-left="0cm" fo:margin-right="0cm" fo:text-indent="0cm" style:auto-text-indent="false"/>
      <style:text-properties officeooo:rsid="0070a914" officeooo:paragraph-rsid="0070a914"/>
    </style:style>
    <style:style style:name="P47" style:family="paragraph" style:parent-style-name="Text_20_body">
      <style:paragraph-properties fo:margin-left="0cm" fo:margin-right="0cm" fo:text-indent="0cm" style:auto-text-indent="false"/>
      <style:text-properties fo:font-weight="bold" officeooo:rsid="00754aa8" officeooo:paragraph-rsid="00754aa8" style:font-weight-asian="bold" style:font-weight-complex="bold"/>
    </style:style>
    <style:style style:name="P48" style:family="paragraph" style:parent-style-name="Text_20_body">
      <style:paragraph-properties fo:margin-left="0cm" fo:margin-right="0cm" fo:text-indent="0cm" style:auto-text-indent="false"/>
      <style:text-properties fo:font-weight="bold" officeooo:rsid="0075fc37" officeooo:paragraph-rsid="0075fc37" style:font-weight-asian="bold" style:font-weight-complex="bold"/>
    </style:style>
    <style:style style:name="P49" style:family="paragraph" style:parent-style-name="Text_20_body">
      <style:paragraph-properties fo:margin-left="0cm" fo:margin-right="0cm" fo:text-indent="0cm" style:auto-text-indent="false"/>
      <style:text-properties fo:font-weight="bold" officeooo:rsid="007d9cbe" officeooo:paragraph-rsid="007d9cbe" style:font-weight-asian="bold" style:font-weight-complex="bold"/>
    </style:style>
    <style:style style:name="P50" style:family="paragraph" style:parent-style-name="Text_20_body">
      <style:paragraph-properties fo:margin-left="0cm" fo:margin-right="0cm" fo:text-indent="0cm" style:auto-text-indent="false"/>
      <style:text-properties fo:font-weight="bold" officeooo:rsid="0085375f" officeooo:paragraph-rsid="0085375f" style:font-weight-asian="bold" style:font-weight-complex="bold"/>
    </style:style>
    <style:style style:name="P51" style:family="paragraph" style:parent-style-name="Text_20_body">
      <style:paragraph-properties fo:margin-left="0cm" fo:margin-right="0cm" fo:text-indent="0cm" style:auto-text-indent="false"/>
      <style:text-properties officeooo:rsid="008d6fbe" officeooo:paragraph-rsid="008d6fbe"/>
    </style:style>
    <style:style style:name="P52" style:family="paragraph" style:parent-style-name="Text_20_body">
      <style:paragraph-properties fo:margin-left="0cm" fo:margin-right="0cm" fo:text-indent="0cm" style:auto-text-indent="false"/>
      <style:text-properties officeooo:rsid="0094076a" officeooo:paragraph-rsid="0094076a"/>
    </style:style>
    <style:style style:name="P53" style:family="paragraph" style:parent-style-name="Text_20_body">
      <style:paragraph-properties fo:margin-left="0cm" fo:margin-right="0cm" fo:text-indent="0cm" style:auto-text-indent="false"/>
      <style:text-properties officeooo:rsid="00947834" officeooo:paragraph-rsid="00947834"/>
    </style:style>
    <style:style style:name="P54" style:family="paragraph" style:parent-style-name="Text_20_body">
      <style:paragraph-properties fo:margin-left="0cm" fo:margin-right="0cm" fo:text-indent="0cm" style:auto-text-indent="false"/>
      <style:text-properties officeooo:rsid="013f0899" officeooo:paragraph-rsid="01433699"/>
    </style:style>
    <style:style style:name="P55" style:family="paragraph" style:parent-style-name="Text_20_body">
      <style:paragraph-properties fo:margin-left="0cm" fo:margin-right="0cm" fo:text-indent="0cm" style:auto-text-indent="false"/>
      <style:text-properties officeooo:rsid="013f0899" officeooo:paragraph-rsid="013f0899"/>
    </style:style>
    <style:style style:name="P56" style:family="paragraph" style:parent-style-name="Text_20_body">
      <style:paragraph-properties fo:margin-left="0cm" fo:margin-right="0cm" fo:text-indent="0cm" style:auto-text-indent="false"/>
      <style:text-properties officeooo:rsid="0149dea3" officeooo:paragraph-rsid="014fac2b"/>
    </style:style>
    <style:style style:name="P57" style:family="paragraph" style:parent-style-name="Text_20_body">
      <style:paragraph-properties fo:margin-left="0cm" fo:margin-right="0cm" fo:text-indent="0cm" style:auto-text-indent="false"/>
      <style:text-properties officeooo:rsid="0149dea3" officeooo:paragraph-rsid="0158b753"/>
    </style:style>
    <style:style style:name="P58" style:family="paragraph" style:parent-style-name="Text_20_body">
      <style:paragraph-properties fo:margin-left="0cm" fo:margin-right="0cm" fo:text-indent="0cm" style:auto-text-indent="false"/>
      <style:text-properties officeooo:rsid="0159e71a" officeooo:paragraph-rsid="0159e71a"/>
    </style:style>
    <style:style style:name="P59" style:family="paragraph" style:parent-style-name="Text_20_body">
      <style:paragraph-properties fo:margin-left="0cm" fo:margin-right="0cm" fo:text-indent="0cm" style:auto-text-indent="false"/>
      <style:text-properties officeooo:rsid="016e9cfe" officeooo:paragraph-rsid="01735a92"/>
    </style:style>
    <style:style style:name="P60" style:family="paragraph" style:parent-style-name="Text_20_body">
      <style:paragraph-properties fo:margin-left="0cm" fo:margin-right="0cm" fo:text-indent="0cm" style:auto-text-indent="false"/>
      <style:text-properties officeooo:rsid="014b8381" officeooo:paragraph-rsid="0158b753"/>
    </style:style>
    <style:style style:name="P61" style:family="paragraph" style:parent-style-name="Text_20_body">
      <style:paragraph-properties fo:margin-left="0cm" fo:margin-right="0cm" fo:text-indent="0cm" style:auto-text-indent="false" fo:break-before="page"/>
      <style:text-properties officeooo:rsid="016e9cfe" officeooo:paragraph-rsid="01735a92"/>
    </style:style>
    <style:style style:name="P62" style:family="paragraph" style:parent-style-name="Footnote">
      <style:text-properties officeooo:rsid="0072886c" officeooo:paragraph-rsid="0072886c"/>
    </style:style>
    <style:style style:name="P63" style:family="paragraph" style:parent-style-name="Footnote">
      <style:text-properties officeooo:rsid="00b4c031" officeooo:paragraph-rsid="00b4c031"/>
    </style:style>
    <style:style style:name="P64" style:family="paragraph" style:parent-style-name="Footnote">
      <style:text-properties officeooo:rsid="00d358b7" officeooo:paragraph-rsid="00d358b7"/>
    </style:style>
    <style:style style:name="P65" style:family="paragraph" style:parent-style-name="Footnote">
      <style:text-properties officeooo:rsid="00db5621" officeooo:paragraph-rsid="00db5621"/>
    </style:style>
    <style:style style:name="P66" style:family="paragraph" style:parent-style-name="Footnote">
      <style:text-properties officeooo:rsid="00e96b81" officeooo:paragraph-rsid="00e96b81"/>
    </style:style>
    <style:style style:name="P67" style:family="paragraph" style:parent-style-name="Footnote">
      <style:text-properties officeooo:rsid="00e96b81" officeooo:paragraph-rsid="00e9e30d"/>
    </style:style>
    <style:style style:name="P68" style:family="paragraph" style:parent-style-name="Footnote">
      <style:text-properties officeooo:rsid="01092d9f" officeooo:paragraph-rsid="01092d9f"/>
    </style:style>
    <style:style style:name="P69" style:family="paragraph" style:parent-style-name="Footnote">
      <style:text-properties officeooo:rsid="011d0771" officeooo:paragraph-rsid="011d0771"/>
    </style:style>
    <style:style style:name="P70" style:family="paragraph" style:parent-style-name="Footnote">
      <style:text-properties officeooo:rsid="012319e3" officeooo:paragraph-rsid="012319e3"/>
    </style:style>
    <style:style style:name="P71" style:family="paragraph" style:parent-style-name="Footnote">
      <style:text-properties officeooo:rsid="01245dc5" officeooo:paragraph-rsid="01245dc5"/>
    </style:style>
    <style:style style:name="P72" style:family="paragraph" style:parent-style-name="Footnote">
      <style:text-properties officeooo:rsid="015dcc8b" officeooo:paragraph-rsid="015dcc8b"/>
    </style:style>
    <style:style style:name="P73" style:family="paragraph" style:parent-style-name="Footnote">
      <style:text-properties officeooo:rsid="0171a8c8" officeooo:paragraph-rsid="0171a8c8"/>
    </style:style>
    <style:style style:name="P74" style:family="paragraph" style:parent-style-name="Footnote">
      <style:text-properties officeooo:rsid="01735a92" officeooo:paragraph-rsid="01735a92"/>
    </style:style>
    <style:style style:name="P75" style:family="paragraph" style:parent-style-name="Footnote">
      <style:text-properties officeooo:rsid="017405c9" officeooo:paragraph-rsid="017405c9"/>
    </style:style>
    <style:style style:name="P76" style:family="paragraph" style:parent-style-name="Text_20_body">
      <style:paragraph-properties fo:margin-left="0.847cm" fo:margin-right="0cm" fo:text-indent="0cm" style:auto-text-indent="false"/>
      <style:text-properties style:font-name="Liberation Mono" fo:font-size="9pt" fo:font-weight="bold" officeooo:rsid="013de162" officeooo:paragraph-rsid="013de162" style:font-size-asian="9pt" style:font-weight-asian="bold" style:font-size-complex="9pt" style:font-weight-complex="bold"/>
    </style:style>
    <style:style style:name="P77" style:family="paragraph" style:parent-style-name="Contents_20_Heading">
      <style:paragraph-properties fo:break-before="page"/>
    </style:style>
    <style:style style:name="P78" style:family="paragraph" style:parent-style-name="Contents_20_3">
      <style:paragraph-properties>
        <style:tab-stops>
          <style:tab-stop style:position="16.501cm" style:type="right" style:leader-style="dotted" style:leader-text="."/>
        </style:tab-stops>
      </style:paragraph-properties>
    </style:style>
    <style:style style:name="P79" style:family="paragraph" style:parent-style-name="Illustration_20_Index_20_1">
      <style:paragraph-properties>
        <style:tab-stops>
          <style:tab-stop style:position="16.501cm" style:type="right" style:leader-style="dotted" style:leader-text="."/>
        </style:tab-stops>
      </style:paragraph-properties>
    </style:style>
    <style:style style:name="P80" style:family="paragraph" style:parent-style-name="Contents_20_1">
      <style:paragraph-properties>
        <style:tab-stops>
          <style:tab-stop style:position="16.501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Table_20_index_20_1">
      <style:paragraph-properties>
        <style:tab-stops>
          <style:tab-stop style:position="16.501cm" style:type="right" style:leader-style="dotted" style:leader-text="."/>
        </style:tab-stops>
      </style:paragraph-properties>
    </style:style>
    <style:style style:name="P83" style:family="paragraph" style:parent-style-name="Standard" style:master-page-name="First_20_Page">
      <style:paragraph-properties fo:text-align="center" style:justify-single-word="false" style:page-number="auto"/>
    </style:style>
    <style:style style:name="P84" style:family="paragraph" style:parent-style-name="Text_20_body" style:list-style-name="L1">
      <style:text-properties officeooo:rsid="0023dba3" officeooo:paragraph-rsid="0023dba3"/>
    </style:style>
    <style:style style:name="P85" style:family="paragraph" style:parent-style-name="Text_20_body" style:list-style-name="L1">
      <style:text-properties officeooo:rsid="0025038c" officeooo:paragraph-rsid="0025038c"/>
    </style:style>
    <style:style style:name="P86" style:family="paragraph" style:parent-style-name="Text_20_body" style:list-style-name="L2">
      <style:text-properties officeooo:rsid="0153633f" officeooo:paragraph-rsid="0153633f"/>
    </style:style>
    <style:style style:name="P87" style:family="paragraph" style:parent-style-name="Text_20_body" style:list-style-name="L2">
      <style:text-properties officeooo:rsid="01540a06" officeooo:paragraph-rsid="01540a06"/>
    </style:style>
    <style:style style:name="P88" style:family="paragraph" style:parent-style-name="Heading_20_1">
      <style:text-properties officeooo:rsid="002192e1" officeooo:paragraph-rsid="002192e1"/>
    </style:style>
    <style:style style:name="P89" style:family="paragraph" style:parent-style-name="Heading_20_1" style:master-page-name="">
      <style:paragraph-properties style:page-number="auto" fo:break-before="page" style:writing-mode="page"/>
      <style:text-properties officeooo:rsid="0025e881" officeooo:paragraph-rsid="0025e881"/>
    </style:style>
    <style:style style:name="P90" style:family="paragraph" style:parent-style-name="Heading_20_1">
      <style:paragraph-properties fo:break-before="page"/>
    </style:style>
    <style:style style:name="P91" style:family="paragraph" style:parent-style-name="Heading_20_3">
      <style:paragraph-properties fo:break-before="page"/>
    </style:style>
    <style:style style:name="T1" style:family="text">
      <style:text-properties officeooo:rsid="001a9ce6"/>
    </style:style>
    <style:style style:name="T2" style:family="text">
      <style:text-properties officeooo:rsid="001b4d7a"/>
    </style:style>
    <style:style style:name="T3" style:family="text">
      <style:text-properties officeooo:rsid="0025038c"/>
    </style:style>
    <style:style style:name="T4" style:family="text">
      <style:text-properties officeooo:rsid="00260f3a"/>
    </style:style>
    <style:style style:name="T5" style:family="text">
      <style:text-properties officeooo:rsid="002bc53a"/>
    </style:style>
    <style:style style:name="T6" style:family="text">
      <style:text-properties fo:font-weight="bold" style:font-weight-asian="bold" style:font-weight-complex="bold"/>
    </style:style>
    <style:style style:name="T7" style:family="text">
      <style:text-properties fo:font-weight="bold" officeooo:rsid="00308508" style:font-weight-asian="bold" style:font-weight-complex="bold"/>
    </style:style>
    <style:style style:name="T8" style:family="text">
      <style:text-properties fo:font-weight="bold" officeooo:rsid="0061007f" style:font-weight-asian="bold" style:font-weight-complex="bold"/>
    </style:style>
    <style:style style:name="T9" style:family="text">
      <style:text-properties fo:font-weight="bold" officeooo:rsid="0068f52d" style:font-weight-asian="bold" style:font-weight-complex="bold"/>
    </style:style>
    <style:style style:name="T10" style:family="text">
      <style:text-properties fo:font-weight="bold" officeooo:rsid="007001a0" style:font-weight-asian="bold" style:font-weight-complex="bold"/>
    </style:style>
    <style:style style:name="T11" style:family="text">
      <style:text-properties fo:font-weight="bold" officeooo:rsid="0070271b" style:font-weight-asian="bold" style:font-weight-complex="bold"/>
    </style:style>
    <style:style style:name="T12" style:family="text">
      <style:text-properties fo:font-weight="bold" officeooo:rsid="0072886c" style:font-weight-asian="bold" style:font-weight-complex="bold"/>
    </style:style>
    <style:style style:name="T13" style:family="text">
      <style:text-properties fo:font-weight="bold" officeooo:rsid="008e6530" style:font-weight-asian="bold" style:font-weight-complex="bold"/>
    </style:style>
    <style:style style:name="T14" style:family="text">
      <style:text-properties fo:font-weight="bold" officeooo:rsid="00c1f736" style:font-weight-asian="bold" style:font-weight-complex="bold"/>
    </style:style>
    <style:style style:name="T15" style:family="text">
      <style:text-properties fo:font-weight="bold" officeooo:rsid="008d4335" style:font-weight-asian="bold" style:font-weight-complex="bold"/>
    </style:style>
    <style:style style:name="T16" style:family="text">
      <style:text-properties fo:font-weight="bold" officeooo:rsid="00d6ea92" style:font-weight-asian="bold" style:font-weight-complex="bold"/>
    </style:style>
    <style:style style:name="T17" style:family="text">
      <style:text-properties fo:font-weight="bold" officeooo:rsid="00df53d1" style:font-weight-asian="bold" style:font-weight-complex="bold"/>
    </style:style>
    <style:style style:name="T18" style:family="text">
      <style:text-properties fo:font-weight="bold" officeooo:rsid="00e3d25a" style:font-weight-asian="bold" style:font-weight-complex="bold"/>
    </style:style>
    <style:style style:name="T19" style:family="text">
      <style:text-properties fo:font-weight="bold" officeooo:rsid="01015c9f" style:font-weight-asian="bold" style:font-weight-complex="bold"/>
    </style:style>
    <style:style style:name="T20" style:family="text">
      <style:text-properties fo:font-weight="bold" officeooo:rsid="01092d9f" style:font-weight-asian="bold" style:font-weight-complex="bold"/>
    </style:style>
    <style:style style:name="T21" style:family="text">
      <style:text-properties fo:font-weight="bold" officeooo:rsid="00a12f37" style:font-weight-asian="bold" style:font-weight-complex="bold"/>
    </style:style>
    <style:style style:name="T22" style:family="text">
      <style:text-properties fo:font-weight="bold" officeooo:rsid="00b25e29" style:font-weight-asian="bold" style:font-weight-complex="bold"/>
    </style:style>
    <style:style style:name="T23" style:family="text">
      <style:text-properties fo:font-weight="bold" officeooo:rsid="00e8396f" style:font-weight-asian="bold" style:font-weight-complex="bold"/>
    </style:style>
    <style:style style:name="T24" style:family="text">
      <style:text-properties fo:font-weight="bold" officeooo:rsid="011a4d12" style:font-weight-asian="bold" style:font-weight-complex="bold"/>
    </style:style>
    <style:style style:name="T25" style:family="text">
      <style:text-properties fo:font-weight="bold" officeooo:rsid="0127b355" style:font-weight-asian="bold" style:font-weight-complex="bold"/>
    </style:style>
    <style:style style:name="T26" style:family="text">
      <style:text-properties fo:font-weight="bold" officeooo:rsid="013f9ca9"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08508" style:font-weight-asian="normal" style:font-weight-complex="normal"/>
    </style:style>
    <style:style style:name="T29" style:family="text">
      <style:text-properties fo:font-weight="normal" officeooo:rsid="002e8ea2" style:font-weight-asian="normal" style:font-weight-complex="normal"/>
    </style:style>
    <style:style style:name="T30" style:family="text">
      <style:text-properties fo:font-weight="normal" officeooo:rsid="00319dc7" style:font-weight-asian="normal" style:font-weight-complex="normal"/>
    </style:style>
    <style:style style:name="T31" style:family="text">
      <style:text-properties fo:font-weight="normal" officeooo:rsid="0033a821" style:font-weight-asian="normal" style:font-weight-complex="normal"/>
    </style:style>
    <style:style style:name="T32" style:family="text">
      <style:text-properties fo:font-weight="normal" officeooo:rsid="007001a0" style:font-weight-asian="normal" style:font-weight-complex="normal"/>
    </style:style>
    <style:style style:name="T33" style:family="text">
      <style:text-properties fo:font-weight="normal" officeooo:rsid="0070271b" style:font-weight-asian="normal" style:font-weight-complex="normal"/>
    </style:style>
    <style:style style:name="T34" style:family="text">
      <style:text-properties fo:font-weight="normal" officeooo:rsid="0070a914" style:font-weight-asian="normal" style:font-weight-complex="normal"/>
    </style:style>
    <style:style style:name="T35" style:family="text">
      <style:text-properties fo:font-weight="normal" officeooo:rsid="0072886c" style:font-weight-asian="normal" style:font-weight-complex="normal"/>
    </style:style>
    <style:style style:name="T36" style:family="text">
      <style:text-properties fo:font-weight="normal" officeooo:rsid="00754aa8" style:font-weight-asian="normal" style:font-weight-complex="normal"/>
    </style:style>
    <style:style style:name="T37" style:family="text">
      <style:text-properties fo:font-weight="normal" officeooo:rsid="0079baf0" style:font-weight-asian="normal" style:font-weight-complex="normal"/>
    </style:style>
    <style:style style:name="T38" style:family="text">
      <style:text-properties fo:font-weight="normal" officeooo:rsid="007c67c9" style:font-weight-asian="normal" style:font-weight-complex="normal"/>
    </style:style>
    <style:style style:name="T39" style:family="text">
      <style:text-properties fo:font-weight="normal" officeooo:rsid="007f1682" style:font-weight-asian="normal" style:font-weight-complex="normal"/>
    </style:style>
    <style:style style:name="T40" style:family="text">
      <style:text-properties fo:font-weight="normal" officeooo:rsid="00807bd5" style:font-weight-asian="normal" style:font-weight-complex="normal"/>
    </style:style>
    <style:style style:name="T41" style:family="text">
      <style:text-properties fo:font-weight="normal" officeooo:rsid="00824afc" style:font-weight-asian="normal" style:font-weight-complex="normal"/>
    </style:style>
    <style:style style:name="T42" style:family="text">
      <style:text-properties fo:font-weight="normal" officeooo:rsid="00840f7d" style:font-weight-asian="normal" style:font-weight-complex="normal"/>
    </style:style>
    <style:style style:name="T43" style:family="text">
      <style:text-properties fo:font-weight="normal" officeooo:rsid="0086f50f" style:font-weight-asian="normal" style:font-weight-complex="normal"/>
    </style:style>
    <style:style style:name="T44" style:family="text">
      <style:text-properties fo:font-weight="normal" officeooo:rsid="0089e8de" style:font-weight-asian="normal" style:font-weight-complex="normal"/>
    </style:style>
    <style:style style:name="T45" style:family="text">
      <style:text-properties fo:font-weight="normal" officeooo:rsid="008b8896" style:font-weight-asian="normal" style:font-weight-complex="normal"/>
    </style:style>
    <style:style style:name="T46" style:family="text">
      <style:text-properties fo:font-weight="normal" officeooo:rsid="008c9147" style:font-weight-asian="normal" style:font-weight-complex="normal"/>
    </style:style>
    <style:style style:name="T47" style:family="text">
      <style:text-properties fo:font-weight="normal" officeooo:rsid="008d4335" style:font-weight-asian="normal" style:font-weight-complex="normal"/>
    </style:style>
    <style:style style:name="T48" style:family="text">
      <style:text-properties fo:font-weight="normal" officeooo:rsid="008e6530" style:font-weight-asian="normal" style:font-weight-complex="normal"/>
    </style:style>
    <style:style style:name="T49" style:family="text">
      <style:text-properties fo:font-weight="normal" officeooo:rsid="00922b53" style:font-weight-asian="normal" style:font-weight-complex="normal"/>
    </style:style>
    <style:style style:name="T50" style:family="text">
      <style:text-properties fo:font-weight="normal" officeooo:rsid="0093a9a1" style:font-weight-asian="normal" style:font-weight-complex="normal"/>
    </style:style>
    <style:style style:name="T51" style:family="text">
      <style:text-properties fo:font-weight="normal" officeooo:rsid="009643b5" style:font-weight-asian="normal" style:font-weight-complex="normal"/>
    </style:style>
    <style:style style:name="T52" style:family="text">
      <style:text-properties fo:font-weight="normal" officeooo:rsid="009732ad" style:font-weight-asian="normal" style:font-weight-complex="normal"/>
    </style:style>
    <style:style style:name="T53" style:family="text">
      <style:text-properties fo:font-weight="normal" officeooo:rsid="00989d67" style:font-weight-asian="normal" style:font-weight-complex="normal"/>
    </style:style>
    <style:style style:name="T54" style:family="text">
      <style:text-properties fo:font-weight="normal" officeooo:rsid="009b5e17" style:font-weight-asian="normal" style:font-weight-complex="normal"/>
    </style:style>
    <style:style style:name="T55" style:family="text">
      <style:text-properties fo:font-weight="normal" officeooo:rsid="00a12f37" style:font-weight-asian="normal" style:font-weight-complex="normal"/>
    </style:style>
    <style:style style:name="T56" style:family="text">
      <style:text-properties fo:font-weight="normal" officeooo:rsid="00a18f59" style:font-weight-asian="normal" style:font-weight-complex="normal"/>
    </style:style>
    <style:style style:name="T57" style:family="text">
      <style:text-properties fo:font-weight="normal" officeooo:rsid="00c1f736" style:font-weight-asian="normal" style:font-weight-complex="normal"/>
    </style:style>
    <style:style style:name="T58" style:family="text">
      <style:text-properties fo:font-weight="normal" officeooo:rsid="00d6ea92" style:font-weight-asian="normal" style:font-weight-complex="normal"/>
    </style:style>
    <style:style style:name="T59" style:family="text">
      <style:text-properties fo:font-weight="normal" officeooo:rsid="00d89aaa" style:font-weight-asian="normal" style:font-weight-complex="normal"/>
    </style:style>
    <style:style style:name="T60" style:family="text">
      <style:text-properties fo:font-weight="normal" officeooo:rsid="00dcaaaf" style:font-weight-asian="normal" style:font-weight-complex="normal"/>
    </style:style>
    <style:style style:name="T61" style:family="text">
      <style:text-properties fo:font-weight="normal" officeooo:rsid="00dd5669" style:font-weight-asian="normal" style:font-weight-complex="normal"/>
    </style:style>
    <style:style style:name="T62" style:family="text">
      <style:text-properties fo:font-weight="normal" officeooo:rsid="00df53d1" style:font-weight-asian="normal" style:font-weight-complex="normal"/>
    </style:style>
    <style:style style:name="T63" style:family="text">
      <style:text-properties fo:font-weight="normal" officeooo:rsid="0133ec59" style:font-weight-asian="normal" style:font-weight-complex="normal"/>
    </style:style>
    <style:style style:name="T64" style:family="text">
      <style:text-properties officeooo:rsid="0061007f"/>
    </style:style>
    <style:style style:name="T65" style:family="text">
      <style:text-properties officeooo:rsid="00631ae7"/>
    </style:style>
    <style:style style:name="T66" style:family="text">
      <style:text-properties officeooo:rsid="0068f52d"/>
    </style:style>
    <style:style style:name="T67" style:family="text">
      <style:text-properties officeooo:rsid="007001a0"/>
    </style:style>
    <style:style style:name="T68" style:family="text">
      <style:text-properties officeooo:rsid="0072886c"/>
    </style:style>
    <style:style style:name="T69" style:family="text">
      <style:text-properties officeooo:rsid="00755117"/>
    </style:style>
    <style:style style:name="T70" style:family="text">
      <style:text-properties officeooo:rsid="0079baf0"/>
    </style:style>
    <style:style style:name="T71" style:family="text">
      <style:text-properties officeooo:rsid="00824afc"/>
    </style:style>
    <style:style style:name="T72" style:family="text">
      <style:text-properties officeooo:rsid="008e6530"/>
    </style:style>
    <style:style style:name="T73" style:family="text">
      <style:text-properties officeooo:rsid="00a12f37"/>
    </style:style>
    <style:style style:name="T74" style:family="text">
      <style:text-properties officeooo:rsid="00b25e29"/>
    </style:style>
    <style:style style:name="T75" style:family="text">
      <style:text-properties officeooo:rsid="00b6027a"/>
    </style:style>
    <style:style style:name="T76" style:family="text">
      <style:text-properties officeooo:rsid="00cb59f4"/>
    </style:style>
    <style:style style:name="T77" style:family="text">
      <style:text-properties officeooo:rsid="00cf4107"/>
    </style:style>
    <style:style style:name="T78" style:family="text">
      <style:text-properties officeooo:rsid="00d034e3"/>
    </style:style>
    <style:style style:name="T79" style:family="text">
      <style:text-properties officeooo:rsid="00d41788"/>
    </style:style>
    <style:style style:name="T80" style:family="text">
      <style:text-properties officeooo:rsid="00d6ea92"/>
    </style:style>
    <style:style style:name="T81" style:family="text">
      <style:text-properties officeooo:rsid="00e3d25a"/>
    </style:style>
    <style:style style:name="T82" style:family="text">
      <style:text-properties officeooo:rsid="00e8396f"/>
    </style:style>
    <style:style style:name="T83" style:family="text">
      <style:text-properties officeooo:rsid="00e9e30d"/>
    </style:style>
    <style:style style:name="T84" style:family="text">
      <style:text-properties officeooo:rsid="00ea2294"/>
    </style:style>
    <style:style style:name="T85" style:family="text">
      <style:text-properties officeooo:rsid="00f92818"/>
    </style:style>
    <style:style style:name="T86" style:family="text">
      <style:text-properties officeooo:rsid="01015c9f"/>
    </style:style>
    <style:style style:name="T87" style:family="text">
      <style:text-properties officeooo:rsid="0106e7c7"/>
    </style:style>
    <style:style style:name="T88" style:family="text">
      <style:text-properties officeooo:rsid="01092d9f"/>
    </style:style>
    <style:style style:name="T89" style:family="text">
      <style:text-properties officeooo:rsid="011a4d12"/>
    </style:style>
    <style:style style:name="T90" style:family="text">
      <style:text-properties officeooo:rsid="0127b355"/>
    </style:style>
    <style:style style:name="T91" style:family="text">
      <style:text-properties officeooo:rsid="012fde2a"/>
    </style:style>
    <style:style style:name="T92" style:family="text">
      <style:text-properties style:text-underline-style="solid" style:text-underline-type="double" style:text-underline-width="auto" style:text-underline-color="font-color" officeooo:rsid="0135591d"/>
    </style:style>
    <style:style style:name="T93" style:family="text">
      <style:text-properties officeooo:rsid="0137b356"/>
    </style:style>
    <style:style style:name="T94" style:family="text">
      <style:text-properties officeooo:rsid="013f0899"/>
    </style:style>
    <style:style style:name="T95" style:family="text">
      <style:text-properties officeooo:rsid="013f9ca9"/>
    </style:style>
    <style:style style:name="T96" style:family="text">
      <style:text-properties officeooo:rsid="013faaa8"/>
    </style:style>
    <style:style style:name="T97" style:family="text">
      <style:text-properties officeooo:rsid="01492759"/>
    </style:style>
    <style:style style:name="T98" style:family="text">
      <style:text-properties officeooo:rsid="014b8381"/>
    </style:style>
    <style:style style:name="T99" style:family="text">
      <style:text-properties officeooo:rsid="0153633f"/>
    </style:style>
    <style:style style:name="T100" style:family="text">
      <style:text-properties officeooo:rsid="015a0aa3"/>
    </style:style>
    <style:style style:name="T101" style:family="text">
      <style:text-properties officeooo:rsid="015f7cd5"/>
    </style:style>
    <style:style style:name="T102" style:family="text">
      <style:text-properties officeooo:rsid="0164d4fd"/>
    </style:style>
    <style:style style:name="T103" style:family="text">
      <style:text-properties officeooo:rsid="016f939d"/>
    </style:style>
    <style:style style:name="T104" style:family="text">
      <style:text-properties officeooo:rsid="0174a97a"/>
    </style:style>
    <style:style style:name="T105" style:family="text">
      <style:text-properties officeooo:rsid="0175fa85"/>
    </style:style>
    <style:style style:name="T106" style:family="text">
      <style:text-properties officeooo:rsid="017aa108"/>
    </style:style>
    <style:style style:name="T107" style:family="text">
      <style:text-properties officeooo:rsid="017b82d3"/>
    </style:style>
    <style:style style:name="T108" style:family="text">
      <style:text-properties officeooo:rsid="01818a83"/>
    </style:style>
    <style:style style:name="T109" style:family="text">
      <style:text-properties officeooo:rsid="01846615"/>
    </style:style>
    <style:style style:name="T110" style:family="text">
      <style:text-properties officeooo:rsid="018c5bc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middle" style:vertical-rel="baseline" style:horizontal-pos="right"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Message Passing Programmierung</text:p>
      <text:p text:style-name="P35"/>
      <text:p text:style-name="P35"/>
      <text:p text:style-name="P35"/>
      <text:p text:style-name="P36">Projekt<text:span text:style-name="T2">a</text:span>ufgabe 1</text:p>
      <text:p text:style-name="P35"/>
      <text:p text:style-name="P34">Rechteckmustererkennun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Andrej Lisnitzki und Max Winkler</text:p>
      <text:p text:style-name="P35">Hochschule für Technik, Wirtschaft und Kultur Leipzig</text:p>
      <text:p text:style-name="P35">Fakultät Informatik, Mathematik und Naturwissenschaften</text:p>
      <text:p text:style-name="P35"/>
      <text:p text:style-name="P35"/>
      <text:p text:style-name="P35"/>
      <text:p text:style-name="P35"/>
      <text:p text:style-name="P35"/>
      <text:p text:style-name="P35">Professor: <text:span text:style-name="T1">Herr Prof. Dr.-Ing. Axel Schneider</text:span></text:p>
      <text:p text:style-name="P35"/>
      <text:p text:style-name="P31">Leipzig, 27. Januar 2017</text:p>
      <text:p text:style-name="P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7">Inhaltsverzeichnis</text:p>
          </text:index-title>
          <text:p text:style-name="P80"><text:a xlink:type="simple" xlink:href="#__RefHeading___Toc946_2061411632" text:style-name="Index_20_Link" text:visited-style-name="Index_20_Link">1 Programmierumgebung<text:tab/>3</text:a></text:p>
          <text:p text:style-name="P80"><text:a xlink:type="simple" xlink:href="#__RefHeading___Toc948_2061411632" text:style-name="Index_20_Link" text:visited-style-name="Index_20_Link">2 Aufbau des Programms<text:tab/>3</text:a></text:p>
          <text:p text:style-name="P81"><text:a xlink:type="simple" xlink:href="#__RefHeading___Toc950_2061411632" text:style-name="Index_20_Link" text:visited-style-name="Index_20_Link">2.1 Aufrufparameter<text:tab/>3</text:a></text:p>
          <text:p text:style-name="P81"><text:a xlink:type="simple" xlink:href="#__RefHeading___Toc4405_301058392" text:style-name="Index_20_Link" text:visited-style-name="Index_20_Link">2.2 Programm - Fehlerbehandlung<text:tab/>5</text:a></text:p>
          <text:p text:style-name="P81"><text:a xlink:type="simple" xlink:href="#__RefHeading___Toc952_2061411632" text:style-name="Index_20_Link" text:visited-style-name="Index_20_Link">2.3 Beschreibung des Rechteckmustererkennung - Algorithmus<text:tab/>5</text:a></text:p>
          <text:p text:style-name="P78"><text:a xlink:type="simple" xlink:href="#__RefHeading___Toc954_2061411632" text:style-name="Index_20_Link" text:visited-style-name="Index_20_Link">2.3.1 Beschreibung des Rechteckfindung - Algorithmus<text:tab/>6</text:a></text:p>
          <text:p text:style-name="P78"><text:a xlink:type="simple" xlink:href="#__RefHeading___Toc956_2061411632" text:style-name="Index_20_Link" text:visited-style-name="Index_20_Link">2.3.2 Beschreibung des Algorithmus über das Vorliegen des Rechtecks<text:tab/>7</text:a></text:p>
          <text:p text:style-name="P80"><text:a xlink:type="simple" xlink:href="#__RefHeading___Toc4407_301058392" text:style-name="Index_20_Link" text:visited-style-name="Index_20_Link">3 Laufzeitmessungen<text:tab/>7</text:a></text:p>
          <text:p text:style-name="P81"><text:a xlink:type="simple" xlink:href="#__RefHeading___Toc4409_301058392" text:style-name="Index_20_Link" text:visited-style-name="Index_20_Link">3.1 Laufzeitmessungen mit dem festen n<text:tab/>8</text:a></text:p>
          <text:p text:style-name="P78"><text:a xlink:type="simple" xlink:href="#__RefHeading___Toc4411_301058392" text:style-name="Index_20_Link" text:visited-style-name="Index_20_Link">3.1.1 Nur parallele Rechenzeit<text:tab/>9</text:a></text:p>
          <text:p text:style-name="P78"><text:a xlink:type="simple" xlink:href="#__RefHeading___Toc4413_301058392" text:style-name="Index_20_Link" text:visited-style-name="Index_20_Link">3.1.2 Gesamte Rechenzeit<text:tab/>11</text:a></text:p>
          <text:p text:style-name="P81"><text:a xlink:type="simple" xlink:href="#__RefHeading___Toc4415_301058392" text:style-name="Index_20_Link" text:visited-style-name="Index_20_Link">3.2 Laufzeitmessungen mit festen p<text:tab/>12</text:a></text:p>
          <text:p text:style-name="P80"><text:a xlink:type="simple" xlink:href="#__RefHeading___Toc5099_301058392" text:style-name="Index_20_Link" text:visited-style-name="Index_20_Link">4 Fazit<text:tab/>14</text:a></text:p>
          <text:p text:style-name="P80"><text:a xlink:type="simple" xlink:href="#__RefHeading___Toc5101_301058392" text:style-name="Index_20_Link" text:visited-style-name="Index_20_Link">5 Quellcode<text:tab/>16</text:a></text:p>
        </text:index-body>
      </text:table-of-content>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79"><text:s/>Abbildung 1: Fälle, welche mit der ir1First - Variable ausgeschlossen werden<text:tab/>6</text:p>
          <text:p text:style-name="P79"><text:s/>Abbildung 2: Fälle, welche mit der oben beschriebenen Verfahren ausgeschlossen werden<text:tab/>7</text:p>
          <text:p text:style-name="P79"><text:s/>Abbildung 3: Laufzeitverhalten (nur parallele Rechenzeit) mit n=30000<text:tab/>9</text:p>
          <text:p text:style-name="P79"><text:s/>Abbildung 4: Speedup (nur parallele Rechenzeit) mit n=30000<text:tab/>9</text:p>
          <text:p text:style-name="P79"><text:s/>Abbildung 5: Effizienz (nur parallele Rechenzeit) mit n=30000<text:tab/>10</text:p>
          <text:p text:style-name="P79"><text:s/>Abbildung 6: Laufzeitverhalten (gesamte Rechenzeit) mit n=30000<text:tab/>11</text:p>
          <text:p text:style-name="P79"><text:s/>Abbildung 7: Speedup (gesamte Rechenzeit) mit n=30000<text:tab/>11</text:p>
          <text:p text:style-name="P79"><text:s/>Abbildung 8: Effizienz (gesamte Rechenzeit) mit n=30000<text:tab/>11</text:p>
          <text:p text:style-name="P79"><text:s/>Abbildung 9: Laufzeitverhalten fürs Versenden der Datenpakete an die Slaves mit n=30000<text:tab/>12</text:p>
          <text:p text:style-name="P79"><text:s/>Abbildung 10: Parallele Rechenzeit<text:tab/>13</text:p>
          <text:p text:style-name="P79"><text:s/>Abbildung 11: Gesamte Rechenzeit<text:tab/>13</text:p>
          <text:p text:style-name="P79"><text:s/>Abbildung 12: Auslesen der Datei mit der Matrixinformation<text:tab/>14</text:p>
          <text:p text:style-name="P79"><text:s/>Abbildung 13: Versenden der Pakete aneinzelne Prozessoren p<text:tab/>14</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82"><text:s/>Tabelle 1: Alle im Programm existierende Aufrufparameter<text:tab/>3</text:p>
          <text:p text:style-name="P82"><text:s/>Tabelle 2: Fehlercodes aus dem Programm<text:tab/>5</text:p>
          <text:p text:style-name="P82"><text:s/>Tabelle 3: Beschreibung im Quellcode befindlichen Variablen mit der Zeitinformation<text:tab/>7</text:p>
        </text:index-body>
      </text:table-index>
      <text:p text:style-name="Text_20_body"/>
      <text:h text:style-name="P89" text:outline-level="1" text:restart-numbering="true" text:start-value="-1"><text:bookmark-start text:name="__RefHeading___Toc946_2061411632"/>Programmierum<text:span text:style-name="T5">g</text:span>ebung<text:bookmark-end text:name="__RefHeading___Toc946_2061411632"/></text:h>
      <text:p text:style-name="P19">Das Projekt wurde <text:span text:style-name="T4">mit der Programmiersprache C und C++ geschrieben, wobei für die Realisierung der Parallelisierung C-Prozeduraufrufe der MPI - Bibliothek benutzt wurden. C++ wurde hauptsächlich für komfortablen Umgang mit Zeichenketten (Strings) und Dateioperationen benutzt.</text:span></text:p>
      <text:p text:style-name="P2">Da im Programm C++ Code benutzt wurde, soll das Programm mit de<text:span text:style-name="T27">m </text:span><text:span text:style-name="T6">mpicxx</text:span><text:span text:style-name="T27"> </text:span><text:span text:style-name="T29">- </text:span><text:span text:style-name="T28">C</text:span><text:span text:style-name="T27">ompiler </text:span><text:span text:style-name="T28">kompiliert. Es werden auch Funktionen aus dem </text:span><text:span text:style-name="T7">C++11</text:span><text:span text:style-name="T28"> - Standard benutzt, deswegen beim Kompilieren soll entsprechendes </text:span><text:span text:style-name="T30">Flag gesetzt werden. Vollständige</text:span><text:span text:style-name="T31">r</text:span><text:span text:style-name="T30"> Kompilierbefehl sieht </text:span><text:span text:style-name="T31">wie </text:span><text:span text:style-name="T30">folg</text:span><text:span text:style-name="T31">t</text:span><text:span text:style-name="T30"> aus:</text:span></text:p>
      <text:p text:style-name="P37">mpicxx -std=c++11 main.cpp -o project_c</text:p>
      <text:p text:style-name="Text_20_body"/>
      <text:h text:style-name="P88" text:outline-level="1"><text:bookmark-start text:name="__RefHeading___Toc948_2061411632"/>Aufbau des Programms<text:bookmark-end text:name="__RefHeading___Toc948_2061411632"/></text:h>
      <text:p text:style-name="P3">Das Programm ist logisch auf zwei Abschnitte unterteilt:</text:p>
      <text:list xml:id="list5235167162745764659" text:style-name="L1">
        <text:list-item>
          <text:p text:style-name="P84">Auswerten der Aufrufparameter <text:span text:style-name="T3">und</text:span></text:p>
        </text:list-item>
        <text:list-item>
          <text:p text:style-name="P85">Ausführung der gewählten Option</text:p>
        </text:list-item>
      </text:list>
      <text:p text:style-name="P4">Diese werden im Folgendem detaillierter Beschrieben.</text:p>
      <text:h text:style-name="Heading_20_2" text:outline-level="2"><text:bookmark-start text:name="__RefHeading___Toc950_2061411632"/>Aufrufparameter<text:bookmark-end text:name="__RefHeading___Toc950_2061411632"/></text:h>
      <text:p text:style-name="P5"><text:span text:style-name="T65">Dieses Projekt</text:span> <text:span text:style-name="T64">wurde auf einem Rechner mit 4 physikalischen (8 logischen) Rechenkernen entwickelt und größtenteils auch auf diesen Rechner getestet. Um die Anzahl der Recheneinheiten zu steuern wurde ein Parameter </text:span><text:span text:style-name="T8">-np n</text:span><text:span text:style-name="T64"> benutzt, wo </text:span><text:span text:style-name="T8">n</text:span><text:span text:style-name="T64"> die Anzahl der Rechen­einheiten bedeutet.</text:span></text:p>
      <text:p text:style-name="P18">Das Programm hat mehrere Aufrufparameter. <text:span text:style-name="T69">Es gibt erforderliche, optionale und miteinander kombinierte Parameter. Diese werden in der folgenden Tabelle aufgelistet.</text:span></text:p>
      <text:p text:style-name="P17"><draw:frame draw:style-name="fr1" draw:name="Rahmen1" text:anchor-type="paragraph" svg:width="14.413cm" draw:z-index="0"><draw:text-box fo:min-height="4.969cm"><text:p text:style-name="Table"><draw:frame draw:style-name="fr3" draw:name="Objekt1" text:anchor-type="as-char" svg:width="14.413cm" style:rel-width="100%" svg:height="4.969cm" style:rel-height="scale" draw:z-index="1"><draw:object xlink:href="./Object 1" xlink:type="simple" xlink:show="embed" xlink:actuate="onLoad"/><draw:image xlink:href="./ObjectReplacements/Object 1" xlink:type="simple" xlink:show="embed" xlink:actuate="onLoad"/></draw:frame><text:line-break/>Tabelle <text:sequence text:ref-name="refTable0" text:name="Table" text:formula="ooow:Table+1" style:num-format="1">1</text:sequence>: Alle im Programm existierende Aufrufparameter</text:p></draw:text-box></draw:frame></text:p>
      <text:p text:style-name="P17"><text:soft-page-break/>In der ersten Spalte <text:span text:style-name="T66">in der Tabelle </text:span><text:span text:style-name="T66"><text:sequence-ref text:reference-format="value" text:ref-name="refTable0">1</text:sequence-ref></text:span><text:span text:style-name="T66"> ist zu sehen, dass die Aufrufparameter unterschiedlich nach rechts eingerückt sind. Das bedeutet, dass die Aufrufparameter voneinander abhängen. Zum Beispiel -o hängt von </text:span><text:span text:style-name="T9">-r</text:span><text:span text:style-name="T66"> ab und </text:span><text:span text:style-name="T9">-r</text:span><text:span text:style-name="T66"> hängt von </text:span><text:span text:style-name="T9">-f</text:span><text:span text:style-name="T66"> ab. In der dritten und vierten Spalte wird angegeben ob der Aufrufparameter bzw. deren Parameterargument optional oder erforderlich ist. Im Folgendem werden die Aufrufparameter näher beschrieben.</text:span></text:p>
      <text:p text:style-name="P6">-f Dateiname</text:p>
      <text:p text:style-name="P38">Dieser Parameter <text:span text:style-name="T67">gibt an, welche </text:span><text:span text:style-name="T10">Datei</text:span><text:span text:style-name="T32"> </text:span><text:span text:style-name="T33">zum Testen des Programms oder welcher </text:span><text:span text:style-name="T11">Dateiname</text:span><text:span text:style-name="T33"> zum Generieren der Testdatei </text:span><text:span text:style-name="T34">verwendet werden soll.</text:span></text:p>
      <text:p text:style-name="P46"><text:span text:style-name="T6">-g n</text:span><text:span text:style-name="T27"> oder </text:span><text:span text:style-name="T6">-g n_x_y_h_w</text:span></text:p>
      <text:p text:style-name="P39"><text:span text:style-name="T27">Mit diesem Parameter wird eine </text:span><text:span text:style-name="T6">n</text:span><text:span text:style-name="T27">*</text:span><text:span text:style-name="T6">n</text:span><text:span text:style-name="T27"> Matrix generiert. Es gibt eine Möglichkeit einen einfachen Rechteck in die Matrix </text:span><text:span text:style-name="T35">einzulegen. Dabei soll man eine obere linke Ecke mit </text:span><text:span text:style-name="T12">x_y </text:span><text:span text:style-name="T35">– Koordinaten</text:span><text:span text:style-name="T35"><text:note text:id="ftn1" text:note-class="footnote"><text:note-citation>1</text:note-citation><text:note-body><text:p text:style-name="P62">Die Indexierung fängt bei 0 an.</text:p></text:note-body></text:note></text:span><text:span text:style-name="T35"> sowie dessen Breite und Höhe mit </text:span><text:span text:style-name="T12">h_w</text:span><text:span text:style-name="T35"> angeben. Alle vier Parameterargumente sollen mit </text:span><text:span text:style-name="T36">einem</text:span><text:span text:style-name="T35"> Unterstrich getrennt werden. </text:span><text:span text:style-name="T57">Die generierte Datei kann mit einem beliebigen Texteditor geöffnet und editiert werden. Weiße Felder werden mit dem Punkt(</text:span><text:span text:style-name="T14">.</text:span><text:span text:style-name="T57">) und schwarzen Felder mit dem großen </text:span><text:span text:style-name="T14">X</text:span><text:span text:style-name="T57"> dargestellt. Auf diese weise kann man einzelne Matrixfelder editieren.</text:span></text:p>
      <text:p text:style-name="P47"><text:span text:style-name="T68">-</text:span>p</text:p>
      <text:p text:style-name="P44">Damit kann man die generierte Matrix auf der Konsole ausgeben.</text:p>
      <text:p text:style-name="P48">-r</text:p>
      <text:p text:style-name="P40"><text:span text:style-name="T27">Dieser Parameter startet ein </text:span><text:span text:style-name="T37">Rechteckmustererkennung - </text:span><text:span text:style-name="T38">Algorithmus.</text:span></text:p>
      <text:p text:style-name="P49"><text:span text:style-name="T70">-</text:span>o</text:p>
      <text:p text:style-name="P41"><text:span text:style-name="T27">Mit diesem Parameter werden einige sinnvolle Informationen, welche beim Ablauf des Algorithmus entstehen, auf der Konsole ausgegeben. Diese sind </text:span><text:span text:style-name="T39">die aufgeteilte</text:span><text:span text:style-name="T42">n</text:span><text:span text:style-name="T39"> Blöcke, welche den einzelnen Prozessoren zuges</text:span><text:span text:style-name="T41">and</text:span><text:span text:style-name="T39">t </text:span><text:span text:style-name="T40">wurden und </text:span><text:span text:style-name="T41">die Ergebnisse der Recht­eck­muster­erkennung, welche dem Master - Prozess zugesendet werden.</text:span></text:p>
      <text:p text:style-name="P50"><text:span text:style-name="T71">-</text:span>d<text:span text:style-name="T27"> </text:span><text:span text:style-name="T48">oder -</text:span><text:span text:style-name="T72">dµSec</text:span></text:p>
      <text:p text:style-name="P45"><text:span text:style-name="T27">Da die einzelnen Prozessoren nicht in der richtigen Reihenfolge die Information, welche mit dem </text:span><text:span text:style-name="T6">-o</text:span><text:span text:style-name="T27"> - Parameter ausgegeben wird, </text:span><text:span text:style-name="T43">auf der Konsole ausgegeben wird, soll diese Ausgabe </text:span><text:span text:style-name="T44">zeitversetzt geschehen. </text:span><text:span text:style-name="T46">Die einzelnen Prozesse werden einfach mit der bestimmten Zeitlänge schlafengelegt. </text:span><text:span text:style-name="T45">Die Zeitversetzung wird mit der folgenden Formel berechnet: </text:span><text:span text:style-name="T45"><draw:frame draw:style-name="fr4" draw:name="Objekt2" text:anchor-type="as-char" svg:y="-0.377cm" svg:width="3.304cm" svg:height="0.467cm" draw:z-index="2"><draw:object xlink:href="./Object 2" xlink:type="simple" xlink:show="embed" xlink:actuate="onLoad"/><draw:image xlink:href="./ObjectReplacements/Object 2" xlink:type="simple" xlink:show="embed" xlink:actuate="onLoad"/></draw:frame></text:span><text:span text:style-name="T45">. </text:span><text:span text:style-name="T47">Der Standardwert der Verzögerung liegt bei 1000µs.</text:span></text:p>
      <text:p text:style-name="P51"><text:span text:style-name="T15">-</text:span><text:span text:style-name="T6">t</text:span><text:span text:style-name="T27"> </text:span><text:span text:style-name="T48">oder </text:span><text:span text:style-name="T13">-tVersuche</text:span></text:p>
      <text:p text:style-name="P42"><text:span text:style-name="T27">Mit diesem Parameter wird die reine Rechteckfindung auf </text:span><text:span text:style-name="T49">den</text:span><text:span text:style-name="T27"> Prozess</text:span><text:span text:style-name="T49">oren</text:span><text:span text:style-name="T27"> mehrmals wiederholt um </text:span><text:span text:style-name="T49">die Fehlerquote der Zeitmessung, </text:span><text:span text:style-name="T50">welche </text:span><text:span text:style-name="T49">durch Beanspruch</text:span><text:span text:style-name="T50">en</text:span><text:span text:style-name="T49"> der </text:span><text:soft-page-break/><text:span text:style-name="T49">Rechenzeit durch die Anderen </text:span><text:span text:style-name="T50">verursacht werden kann</text:span><text:span text:style-name="T49">, zu reduzieren. Der Standartwert beträgt 1.</text:span></text:p>
      <text:p text:style-name="P51"><text:span text:style-name="T6">-w</text:span><text:span text:style-name="T27"> </text:span><text:span text:style-name="T48">oder </text:span><text:span text:style-name="T13">-wTeilstring</text:span></text:p>
      <text:p text:style-name="P43"><text:span text:style-name="T27">Mit diesem Parameter werden die Ergebnisse der Zeitmessung in eine csv - Datei geschrieben. Ein </text:span><text:span text:style-name="T6">Teilstring</text:span><text:span text:style-name="T27"> wird am Ende der Dateiname angehängt.</text:span></text:p>
      <text:p text:style-name="P52"><text:span text:style-name="T6">Zu Beachten:</text:span><text:span text:style-name="T27"> Alle optionale Parameterargumente sollen </text:span><text:span text:style-name="T6">ohne Leerzeichen</text:span><text:span text:style-name="T27"> hinter dem Aufrufparameter geschrieben werden!</text:span></text:p>
      <text:p text:style-name="P53"><text:span text:style-name="T27">Ausführung der gewählten Option geschieht im Prozess mit dem Rang 0 </text:span><text:span text:style-name="T52">(im Folgendem </text:span><text:span text:style-name="T53">- </text:span><text:span text:style-name="T52"> Master</text:span><text:span text:style-name="T54">­</text:span><text:span text:style-name="T52">prozess)</text:span><text:span text:style-name="T27"> </text:span><text:span text:style-name="T51">um die sequentielle Aufgaben nicht parallelisieren zu können</text:span><text:span text:style-name="T27">. </text:span><text:span text:style-name="T55">Falls die Aufrufparameter falsch mit einander kombiniert angegeben werden, wird </text:span><text:span text:style-name="T63">ein </text:span><text:span text:style-name="T55">entsprechende</text:span><text:span text:style-name="T63">r</text:span><text:span text:style-name="T55"> </text:span><text:span text:style-name="T56">Fehlercode auf der Konsole ausgegeben und das Programm beendet.</text:span></text:p>
      <text:h text:style-name="Heading_20_2" text:outline-level="2"><text:bookmark-start text:name="__RefHeading___Toc4405_301058392"/>Programm - Fehlerbehandlung<text:bookmark-end text:name="__RefHeading___Toc4405_301058392"/></text:h>
      <text:p text:style-name="P16"><text:span text:style-name="T90">Beim </text:span>Aufruf des Programms <text:span text:style-name="T90">können einige Fehler auftreten, welche durch falsche Kombi­nation der Programmaufrufparameter oder durch unzulässige interne Programmoperationen verursacht werden. Die entsprechenden Fehlercodes sind im Quellcode als </text:span><text:span text:style-name="T25">#define</text:span><text:span text:style-name="T90">‘s - Liste aufgelistet. Diese sind auch in der folgenden Tabelle dargestellt.</text:span></text:p>
      <text:p text:style-name="P15"><draw:frame draw:style-name="fr1" draw:name="Rahmen5" text:anchor-type="paragraph" svg:width="16.501cm" draw:z-index="8"><draw:text-box fo:min-height="6.242cm"><text:p text:style-name="Table"><draw:frame draw:style-name="fr5" draw:name="Objekt8" text:anchor-type="as-char" svg:width="16.501cm" style:rel-width="100%" svg:height="5.759cm" style:rel-height="scale" draw:z-index="31"><draw:object xlink:href="./Object 8" xlink:type="simple" xlink:show="embed" xlink:actuate="onLoad"/><draw:image xlink:href="./ObjectReplacements/Object 8" xlink:type="simple" xlink:show="embed" xlink:actuate="onLoad"/></draw:frame><text:line-break/>Tabelle <text:sequence text:ref-name="refTable1" text:name="Table" text:formula="ooow:Table+1" style:num-format="1">2</text:sequence>: Fehlercodes aus dem Programm</text:p></draw:text-box></draw:frame></text:p>
      <text:h text:style-name="Heading_20_2" text:outline-level="2"><text:bookmark-start text:name="__RefHeading___Toc952_2061411632"/>Beschreibung des Rechteckmustererkennung - Algorithmus<text:bookmark-end text:name="__RefHeading___Toc952_2061411632"/></text:h>
      <text:p text:style-name="P20">Als erstes werden die Daten aus der Datei, welche mit dem <text:span text:style-name="T6">-f</text:span> - Flag angegeben wurde, gelesen und in ein eindimensionales char - Feld geschrieben. <text:span text:style-name="T73">Danach wird die Dimension der Matrix mit der Anzahl der verfügbaren Prozessoren verglichen. Falls die Anzahl der Prozessoren größer als die Dimension der Matrix ist, wird der entsprechender Fehlercode auf der Konsole ausgegeben und das Programm wird beendet. Falls das Dimensionsproblem nicht auftritt, wird die Matrix horizontal auf Datenblöcke aufgeteilt. </text:span><text:span text:style-name="T92">D</text:span><text:span text:style-name="T73">ie Anzahl der Zeilen sowie die Dimension wird in einem Datenblock vom Masterprozess an die Slave­prozesse mit der </text:span><text:soft-page-break/><text:span text:style-name="T21">MPI_Bcast()</text:span><text:span text:style-name="T73"> - Funktion gesendet. Die Matrix wird so aufgeteilt, dass jeder Prozessor gleich viele Zeilen zu bearbeiten hat. Restliche Zeilen werden möglichst gleichmäßig verteilt. Zum Beispiel: Eine 10*10 Matrix wird auf 3 Prozessoren verteilt → da die Division (10/3) nicht aufgeht, bekommt jeder Prozessor je 3 Zeilen und einer bekommt zusätzlich die übrige Zeile.</text:span></text:p>
      <text:p text:style-name="P7">Als Nächstes werden die Datenpakete an die einzelne Prozessoren mit der <text:span text:style-name="T6">MPI_Send()</text:span> - Funktion gesendet. <text:span text:style-name="T80">Dabei wurde festgelegt (in unserem Fall), dass die maximale Matrix­dimension den Wert</text:span><text:span text:style-name="T80"><draw:frame draw:style-name="fr4" draw:name="Objekt5" text:anchor-type="as-char" svg:y="-0.441cm" svg:width="4.216cm" svg:height="0.557cm" draw:z-index="33"><draw:object xlink:href="./Object 5" xlink:type="simple" xlink:show="embed" xlink:actuate="onLoad"/><draw:image xlink:href="./ObjectReplacements/Object 5" xlink:type="simple" xlink:show="embed" xlink:actuate="onLoad"/></draw:frame></text:span><text:span text:style-name="T80"><text:note text:id="ftn2" text:note-class="footnote"><text:note-citation>2</text:note-citation><text:note-body><text:p text:style-name="P65">2147483647 – maximaler int - Wert</text:p></text:note-body></text:note></text:span><text:span text:style-name="T80"> annehmen kann. Es liegt an der </text:span><text:span text:style-name="T16">MPI_Send()</text:span><text:span text:style-name="T80"> - Funktion, welcher ein </text:span><text:span text:style-name="T16">int count</text:span><text:span text:style-name="T80"> - Parameter übergeben werden soll. Da der Parameter vom Typ </text:span><text:span text:style-name="T16">int</text:span><text:span text:style-name="T80"> </text:span><text:span text:style-name="T58">ist, </text:span><text:span text:style-name="T59">kann auch </text:span><text:span text:style-name="T60">dann nur </text:span><text:span text:style-name="T61">eine Matrix der Dimension 46340 gesendet werden. </text:span><text:span text:style-name="T62">Mann kann auch eine größere Matrix senden in dem man als Datentyp </text:span><text:span text:style-name="T17">long long</text:span><text:span text:style-name="T62"> nimmt und die Pixelinformation im einzelnen Bit kodiert.</text:span></text:p>
      <text:p text:style-name="P7">Anschließend wird eine <text:span text:style-name="T6">MPI_Recv()</text:span> - Funktion gestartet und auf die einzelne Ergebnisse gewartet.</text:p>
      <text:h text:style-name="Heading_20_3" text:outline-level="3"><text:bookmark-start text:name="__RefHeading___Toc954_2061411632"/>Beschreibung des Rechteckfindung - Algorithmus<text:bookmark-end text:name="__RefHeading___Toc954_2061411632"/></text:h>
      <text:p text:style-name="P8">Das Rechteckfindung - Algorithmus besteht aus zwei for - Schleifen. <text:span text:style-name="T93">Die ä</text:span>ußere Schleife adressiert <text:span text:style-name="T74">Zeilen und innere Schleife adressiert Zeichen in der Zeile (also Spalten). An der ersten Stelle wird geprüft ob ein Zeichen dem 1 - Wert</text:span><text:span text:style-name="T74"><text:note text:id="ftn3" text:note-class="footnote"><text:note-citation>3</text:note-citation><text:note-body><text:p text:style-name="P63">1 – Schwar<text:span text:style-name="T75">z</text:span>, 0 – Weiß </text:p></text:note-body></text:note></text:span><text:span text:style-name="T74"> entspricht. Falls dies der Fall ist, werden alle vier Variablen (links, rechts, oben, unten) mit dem entsprechenden Wert initialisiert und der </text:span><text:span text:style-name="T22">inRect</text:span><text:span text:style-name="T74"> - Flag, welcher das Befinden im Rechteck signalisiert, wird auf 1 gesetzt. Dies bedeutet, dass man sich in einem Rechteck befindet. Am Ende der Rechteckzeile wird die Position der letzten Spalte in dieser Zeile in eine </text:span><text:span text:style-name="T22">ir1First</text:span><text:span text:style-name="T74"> - Variable gespeichert. Die </text:span><text:span text:style-name="T22">ir1First</text:span><text:span text:style-name="T74"> - Variable ermöglicht in den nächsten Zeilen zu prüfen, ob der Rechteck seinen rechten Rand immer in der gleichen Spalte hat. Dies schließt folgende Fälle aus:</text:span></text:p>
      <text:p text:style-name="P8"><draw:frame draw:style-name="fr1" draw:name="Rahmen2" text:anchor-type="paragraph" svg:width="4.994cm" draw:z-index="3"><draw:text-box fo:min-height="2.26cm"><text:p text:style-name="Illustration"><draw:frame draw:style-name="fr3" draw:name="Objekt3" text:anchor-type="as-char" svg:width="4.994cm" style:rel-width="100%" svg:height="2.26cm" style:rel-height="scale" draw:z-index="4"><draw:object xlink:href="./Object 3" xlink:type="simple" xlink:show="embed" xlink:actuate="onLoad"/><draw:image xlink:href="./ObjectReplacements/Object 3" xlink:type="simple" xlink:show="embed" xlink:actuate="onLoad"/></draw:frame><text:line-break/>Abbildung <text:sequence text:ref-name="refIllustration0" text:name="Illustration" text:formula="ooow:Illustration+1" style:num-format="1">1</text:sequence>: Fälle, welche mit der ir1First - Variable <text:span text:style-name="T76">ausgeschlossen</text:span> werden</text:p></draw:text-box></draw:frame></text:p>
      <text:p text:style-name="P9">Wenn man auf einer Zeile im Rechteck ist und danach eine weiße Fläche trifft, dann wird die <text:span text:style-name="T6">inRect</text:span> - Variable auf 0 gesetzt. Falls man auf der selben Zeile wieder eine <text:span text:style-name="T78">schwarze </text:span>Fläche Trifft, dann <text:span text:style-name="T77">wird ein zweites Rechteck erkannt. Beim Übergang auf die nächste Zeile wird immer geprüft, ob der linke Rand immer in der gleichen Spalte bleibt. So werden folgende Fälle erkannt:</text:span></text:p>
      <text:p text:style-name="Text_20_body"><draw:frame draw:style-name="fr1" draw:name="Rahmen3" text:anchor-type="paragraph" svg:width="12.481cm" draw:z-index="5"><draw:text-box fo:min-height="2.26cm"><text:p text:style-name="Illustration"><draw:frame draw:style-name="fr3" draw:name="Objekt4" text:anchor-type="as-char" svg:width="12.481cm" style:rel-width="100%" svg:height="2.26cm" style:rel-height="scale" draw:z-index="7"><draw:object xlink:href="./Object 4" xlink:type="simple" xlink:show="embed" xlink:actuate="onLoad"/><draw:image xlink:href="./ObjectReplacements/Object 4" xlink:type="simple" xlink:show="embed" xlink:actuate="onLoad"/></draw:frame><text:line-break/>Abbildung <text:sequence text:ref-name="refIllustration1" text:name="Illustration" text:formula="ooow:Illustration+1" style:num-format="1">2</text:sequence>: Fälle, welche mit der oben beschriebenen Verfahren ausgeschlossen werden</text:p></draw:text-box></draw:frame><text:soft-page-break/></text:p>
      <text:p text:style-name="P10">Die Resultate der einzelnen Prozessoren werden <text:span text:style-name="T79">in </text:span>ein int - Feld mit 6 Einträgen (Rang, R, i0, i1, j0, j1)<text:note text:id="ftn4" text:note-class="footnote"><text:note-citation>4</text:note-citation><text:note-body><text:p text:style-name="P64">R, i0, i1, j0, j1 – siehe Aufgabestellung</text:p></text:note-body></text:note> <text:span text:style-name="T79">geschrieben und an den Masterprozess gesendet. Die Koordinate der gefundenen Rechtecke werden auf den jeweiligen Datenblock (ein Teil der gesamten Matrix) bezogen.</text:span></text:p>
      <text:h text:style-name="Heading_20_3" text:outline-level="3"><text:bookmark-start text:name="__RefHeading___Toc956_2061411632"/>Beschreibung des Algorithmus über das Vorliegen des Rechtecks<text:bookmark-end text:name="__RefHeading___Toc956_2061411632"/></text:h>
      <text:p text:style-name="P11">Nachdem der Masterprozess alle Ergebnisse von den Slaveprozessen <text:span text:style-name="T84">in ein Ergebnisvektor </text:span>gesammelt hat, rechnet er die Koordinate der gefundenen Rechtecke <text:span text:style-name="T81">der einzelnen Prozessoren auf die Koordinate der ganzen Matrix um. Diese Operation geschieht sehr schnell und die dabei entstehende Resultate können mit dem </text:span><text:span text:style-name="T18">-o</text:span><text:span text:style-name="T81"> - Aufruf­parameter auf der Konsole ausgegeben werden.</text:span></text:p>
      <text:p text:style-name="P12">Nun werden die Ergebnisse ausgewertet. <text:span text:style-name="T82">Da der obere und der untere Rand des Rechtecks schon bei den einzelnen Slaveprozessen geprüft wurde, müssen nur noch wenige Restbedingungen geprüft werden. Als Erstes wird die Bedingung geprüft, ob die Rechtecke der einzelnen Prozessoren zusammenhängend</text:span><text:span text:style-name="T82"><text:note text:id="ftn5" text:note-class="footnote"><text:note-citation>5</text:note-citation><text:note-body><text:p text:style-name="P66">Siehe 2. Bedingung in der Aufgabestellung.</text:p></text:note-body></text:note></text:span><text:span text:style-name="T82"> sind. Weitere Bedingung</text:span><text:span text:style-name="T82"><text:note text:id="ftn6" text:note-class="footnote"><text:note-citation>6</text:note-citation><text:note-body><text:p text:style-name="P67">Siehe <text:span text:style-name="T83">1</text:span>. Bedingung in der Aufgabestellung.</text:p></text:note-body></text:note></text:span><text:span text:style-name="T82"> ist, dass der linke und der rechte Rand die selbe i - Koordinate haben. Falls im Ergebnisvektor der </text:span><text:span text:style-name="T23">R</text:span><text:span text:style-name="T82">-Wert den Wert 0 aufweist, wird der Vorgang mit der Meldung „Es gibt kein zusammenhängendes Rechteck!“ abgebrochen. Falls ein zusammenhängendes Rechteck gefunden wurde, werden die Koordinaten des Rechtecks zusammen mit der Meldung „Es gibt ein zusammenhängendes Rechteck!“ auf der Konsole ausgegeben.</text:span></text:p>
      <text:h text:style-name="Heading_20_1" text:outline-level="1"><text:bookmark-start text:name="__RefHeading___Toc4407_301058392"/>Laufzeit<text:span text:style-name="T87">messungen</text:span><text:bookmark-end text:name="__RefHeading___Toc4407_301058392"/></text:h>
      <text:p text:style-name="P13">Im Programm werden <text:span text:style-name="T85">verschiedene Zeiten gemessen. Eine schnelle Übersicht im Quellcode befindlichen Variablen, in denen die gemessene Zeit gespeichert wird, kann man aus der folgenden Tabelle entnehmen.</text:span></text:p>
      <text:p text:style-name="P13"><draw:frame draw:style-name="fr1" draw:name="Rahmen4" text:anchor-type="paragraph" svg:width="16.131cm" draw:z-index="6"><draw:text-box fo:min-height="3.163cm"><text:p text:style-name="Table"><draw:frame draw:style-name="fr3" draw:name="Objekt6" text:anchor-type="as-char" svg:width="16.131cm" style:rel-width="100%" svg:height="3.163cm" style:rel-height="scale" draw:z-index="9"><draw:object xlink:href="./Object 6" xlink:type="simple" xlink:show="embed" xlink:actuate="onLoad"/><draw:image xlink:href="./ObjectReplacements/Object 6" xlink:type="simple" xlink:show="embed" xlink:actuate="onLoad"/></draw:frame><text:line-break/>Tabelle <text:sequence text:ref-name="refTable2" text:name="Table" text:formula="ooow:Table+1" style:num-format="1">3</text:sequence>: Beschreibung im Quellcode befindlichen <text:span text:style-name="T86">V</text:span>ariablen <text:span text:style-name="T86">mit der Zeitinformation</text:span></text:p></draw:text-box></draw:frame></text:p>
      <text:p text:style-name="P14"><text:soft-page-break/>Die <text:span text:style-name="T6">tAll</text:span> - <text:span text:style-name="T86">Variable enthält die Zeit, welche das Programm nach dem Betreten des Blocks, welches mit dem </text:span><text:span text:style-name="T19">-r</text:span><text:span text:style-name="T86"> - Aufrufparameter freigeschaltet wird, verstricht. Dieser Block enthält alle weitere Operationen, welche in der Tabelle </text:span><text:span text:style-name="T86"><text:sequence-ref text:reference-format="value" text:ref-name="refTable2">3</text:sequence-ref></text:span><text:span text:style-name="T86"> nach der </text:span><text:span text:style-name="T19">tAll</text:span><text:span text:style-name="T86"> - Variable aufgelistet sing.</text:span></text:p>
      <text:p text:style-name="P25">Wichtig ist zu erwähnen, wie die parallele Arbeit der Slaveprozessoren gemessen wird. Es wird unmittelbar <text:span text:style-name="T88">vor der </text:span><text:span text:style-name="T20">findRecktInBlock()</text:span><text:span text:style-name="T88"> - Funktion</text:span><text:span text:style-name="T88"><text:note text:id="ftn7" text:note-class="footnote"><text:note-citation>7</text:note-citation><text:note-body><text:p text:style-name="P68">Diese Funktion ist für das Finden des Rechtecks im Datenblock verantwortlich.</text:p></text:note-body></text:note></text:span><text:span text:style-name="T88"> eine </text:span><text:span text:style-name="T20">MPI_Barrier()</text:span><text:span text:style-name="T88"> - Funktion gestartet um das synchrone Starten der Slavejobs zu starten. <text:s/></text:span><text:span text:style-name="T20">MPI_Barrier()</text:span><text:span text:style-name="T88"> - Funktion wird auch im Masterprozess unmittelbar vor dem Start der Zeitmessung gestartet. Die Zeitmessung der Berechnung wird erst dann beendet, wenn alle Slaveprozesse seine Ergebnisse dem Master zusenden. Das Ergebnis eines Prozesses ist nur </text:span><draw:frame draw:style-name="fr4" draw:name="Objekt7" text:anchor-type="as-char" svg:y="-0.377cm" svg:width="4.078cm" svg:height="0.467cm" draw:z-index="10"><draw:object xlink:href="./Object 7" xlink:type="simple" xlink:show="embed" xlink:actuate="onLoad"/><draw:image xlink:href="./ObjectReplacements/Object 7" xlink:type="simple" xlink:show="embed" xlink:actuate="onLoad"/></draw:frame><text:span text:style-name="T89">groß, deswegen dient diese Nachricht auch als Etikett für das Ende der Berechnung der Slaveprozesse. Diese Zeitmessung wird </text:span><text:span text:style-name="T24">t</text:span><text:span text:style-name="T89">-Mal</text:span><text:span text:style-name="T89"><text:note text:id="ftn8" text:note-class="footnote"><text:note-citation>8</text:note-citation><text:note-body><text:p text:style-name="P69">Siehe <text:span text:style-name="T6">-t</text:span> - Programmaufrufparameter</text:p></text:note-body></text:note></text:span><text:span text:style-name="T89"> wiederholt und in ein Vektor geschrieben. Bei der Ausgabe der Zeitmessungen auf der Konsole, was mit dem </text:span><text:span text:style-name="T24">-t</text:span><text:span text:style-name="T89"> - Programmaufrufparameter aktiviert werden soll, wird ein Mittelwert aus den wiederholten</text:span><text:span text:style-name="T89"><text:note text:id="ftn9" text:note-class="footnote"><text:note-citation>9</text:note-citation><text:note-body><text:p text:style-name="P71">Außer der ersten Messung</text:p></text:note-body></text:note></text:span><text:span text:style-name="T89"> Zeitmessungen berechnet. Dabei wird auch die Varianz und die quadratische Standartabweichung berechnet und falls es große Abweichung gibt, werde die Zeitmessung wiederholt.</text:span></text:p>
      <text:p text:style-name="P23">Der Master kümmert sich nur für den sequentiellen Programmstück (Versenden der Datenpakete, Auswertung der Ergebnisse), deswegen die Anzahl der Prozessoren in Diagrammen immer ungerade (Master wird abgezogen).</text:p>
      <text:h text:style-name="Heading_20_2" text:outline-level="2"><text:bookmark-start text:name="__RefHeading___Toc4409_301058392"/>Laufzeitmessungen mit dem festen <text:span text:style-name="T91">n</text:span><text:note text:id="ftn10" text:note-class="footnote"><text:note-citation>10</text:note-citation><text:note-body><text:p text:style-name="P70"><text:span text:style-name="T91">n</text:span> – <text:span text:style-name="T91">Problemgröße (Matrixdimension)</text:span></text:p></text:note-body></text:note><text:bookmark-end text:name="__RefHeading___Toc4409_301058392"/></text:h>
      <text:p text:style-name="P21">Die Laufzeitmessungen wurden mit dem festen n=30000 durchgeführt. Dabei wurden nur 2 CPUs pro Rechner benutzt. <text:span text:style-name="T99">Bei den Messungen wurden immer drei Fälle durchgespielt:</text:span></text:p>
      <text:list xml:id="list8037772397517902614" text:style-name="L2">
        <text:list-item>
          <text:p text:style-name="P86">Die Matrix ist komplett weiß.</text:p>
        </text:list-item>
        <text:list-item>
          <text:p text:style-name="P86">Die Matrix ist komplett schwarz.</text:p>
        </text:list-item>
        <text:list-item>
          <text:p text:style-name="P87">Ein <text:span text:style-name="T101">schwarzes </text:span>Rechteck 10000 x 10000 ist in der Mitte der Matrix.</text:p>
        </text:list-item>
      </text:list>
      <text:p text:style-name="P21">Das <text:span text:style-name="T96">Beispielk</text:span>ommando zum Starten des Programms mit der Ausgabe der Resultate in eine csv - Datei sie wie folgt aus:</text:p>
      <text:p text:style-name="P76">mpirun -hostfile myhosts2 <text:span text:style-name="T94">-npernode 2 </text:span>project_c -f Dateiname -r -t11 -w</text:p>
      <text:p text:style-name="P54">wobei <text:span text:style-name="T26">myhosts2</text:span><text:span text:style-name="T95"> – eine txt - Datei mit zwei Rechnernamen,</text:span> <text:span text:style-name="T6">-f Dateiname</text:span> – die txt - Datei mit der Testmatrix, <text:span text:style-name="T6">-r</text:span> – ruft den Rechteck­muster­erkennung – Algorithmus auf, <text:span text:style-name="T6">-t11</text:span> – Anzahl der Messversuche (11-1=10 Mal) und <text:span text:style-name="T6">-w</text:span> – speichert Ergebnisse in eine Dateiname.csv - Datei ab. <text:span text:style-name="T96">Die Messergebnisse sind in den folgenden Abbildungen zu sehen.</text:span></text:p>
      <text:h text:style-name="P91" text:outline-level="3"><text:bookmark-start text:name="__RefHeading___Toc4411_301058392"/>Nur parallele Rechenzeit<text:bookmark-end text:name="__RefHeading___Toc4411_301058392"/></text:h>
      <text:p text:style-name="P22"/>
      <text:p text:style-name="P54"><draw:frame draw:style-name="fr1" draw:name="Rahmen6" text:anchor-type="paragraph" svg:width="14.393cm" draw:z-index="11"><draw:text-box fo:min-height="4.18cm"><text:p text:style-name="Illustration"><draw:frame draw:style-name="fr3" draw:name="Objekt9" text:anchor-type="as-char" svg:width="15.282cm" style:rel-width="100%" svg:height="4.477cm" style:rel-height="scale" draw:z-index="14"><draw:object xlink:href="./Object 9" xlink:type="simple" xlink:show="embed" xlink:actuate="onLoad"/><draw:image xlink:href="./ObjectReplacements/Object 9" xlink:type="simple" xlink:show="embed" xlink:actuate="onLoad"/></draw:frame><text:line-break/>Abbildung <text:sequence text:ref-name="refIllustration2" text:name="Illustration" text:formula="ooow:Illustration+1" style:num-format="1">3</text:sequence>: Laufzeitverhalten (nur <text:span text:style-name="T97">parallele </text:span>Rechenzeit) mit n=30000</text:p></draw:text-box></draw:frame></text:p>
      <text:p text:style-name="P54"/>
      <text:p text:style-name="P54"><draw:frame draw:style-name="fr2" draw:name="Rahmen7" text:anchor-type="paragraph" svg:y="-0.231cm" svg:width="8.063cm" draw:z-index="12"><draw:text-box fo:min-height="9.218cm"><text:p text:style-name="Illustration"><draw:frame draw:style-name="fr3" draw:name="Objekt10" text:anchor-type="as-char" svg:width="9.647cm" style:rel-width="100%" svg:height="9.781cm" style:rel-height="scale" draw:z-index="16"><draw:object xlink:href="./Object 10" xlink:type="simple" xlink:show="embed" xlink:actuate="onLoad"/><draw:image xlink:href="./ObjectReplacements/Object 10" xlink:type="simple" xlink:show="embed" xlink:actuate="onLoad"/></draw:frame><text:line-break/>Abbildung <text:sequence text:ref-name="refIllustration3" text:name="Illustration" text:formula="ooow:Illustration+1" style:num-format="1">4</text:sequence>: Speedup (nur parallele Rechenzeit) mit n=30000</text:p></draw:text-box></draw:frame></text:p>
      <text:p text:style-name="P55"><draw:frame draw:style-name="fr2" draw:name="Rahmen8" text:anchor-type="paragraph" svg:y="-0.035cm" svg:width="11.372cm" draw:z-index="13"><draw:text-box fo:min-height="6.152cm"><text:p text:style-name="Illustration"><draw:frame draw:style-name="fr3" draw:name="Objekt11" text:anchor-type="as-char" svg:width="11.372cm" style:rel-width="100%" svg:height="6.399cm" style:rel-height="scale" draw:z-index="18"><draw:object xlink:href="./Object 11" xlink:type="simple" xlink:show="embed" xlink:actuate="onLoad"/><draw:image xlink:href="./ObjectReplacements/Object 11" xlink:type="simple" xlink:show="embed" xlink:actuate="onLoad"/></draw:frame><text:line-break/>Abbildung <text:sequence text:ref-name="refIllustration4" text:name="Illustration" text:formula="ooow:Illustration+1" style:num-format="1">5</text:sequence>: Effizienz (nur parallele Rechenzeit) mit n=30000</text:p></draw:text-box></draw:frame><text:soft-page-break/></text:p>
      <text:p text:style-name="P57">Bei der Abbildungen <text:sequence-ref text:reference-format="value" text:ref-name="refIllustration2">3</text:sequence-ref>, <text:sequence-ref text:reference-format="value" text:ref-name="refIllustration3">4</text:sequence-ref> und <text:sequence-ref text:reference-format="value" text:ref-name="refIllustration4">5</text:sequence-ref> <text:span text:style-name="T98">wird nur die Zeit gemessen, welche für rein parallele Berechnungen gebraucht wurde. In der Abbildung </text:span><text:span text:style-name="T98"><text:sequence-ref text:reference-format="value" text:ref-name="refIllustration2">3</text:sequence-ref></text:span><text:span text:style-name="T98"> werden Laufzeitverhalten der einzelnen Fällen dargestellt. Die schnellste Variante ist die, in welcher die erste und die dritte Spalte der Matrix ist schwarz ist. Dies ist einfach zu erklären, weil der Rechteckmustererkennung – Algorithmus erkennt schon beim dritten Pixel, dass es um mindestens zwei nicht zusammen­hängende Rechtecke handelt und bricht sofort ab.</text:span></text:p>
      <text:p text:style-name="P60">Die nächst schnellste Variante ist die, in welcher die Matrix komplett weiß ist. Der Algorithmus schaut in diesem Fall einzelne Pixel an und falls diese weiß sind geht er zu den nächsten. So muss er die gesamte Matrix durchsuchen in der Hoffnung, das er ein Rechteck findet.</text:p>
      <text:p text:style-name="P60">Die langsamste Variante ist die, wo die Matrix komplett schwarz ist. In diesem Fall schaut der Algorithmus in die einzelne Zelle der Matrix rein, stellt fest das diese schwarz ist und setzt die Koordinaten des Rechtecks immer neu. Dabei werden noch einige Bedingungen zum Zusammenhang des Rechtecks beim Zeilenwechsel geprüft. Diese Operationen verbrauchen zusätzliche Rechenleistung und deswegen ist das der Worst Case für dieses Algorithmus.</text:p>
      <text:p text:style-name="P58">Die Variante mit dem schwarzen Rechteck in der Mitte positioniert sich in der Mitte, was sich auch aus den oben genannten Gründen herauskristallisiert.</text:p>
      <text:p text:style-name="P56"><text:span text:style-name="T100">Auf der Abbildung </text:span><text:span text:style-name="T100"><text:sequence-ref text:reference-format="value" text:ref-name="refIllustration3">4</text:sequence-ref></text:span><text:span text:style-name="T100"> ist der Speedup, welcher mit der zunehmender Anzahl der CPUs fast linear nach oben wächst, zu sehen. Die Effizienz, welche auf der Abbildung </text:span><text:span text:style-name="T100"><text:sequence-ref text:reference-format="value" text:ref-name="refIllustration4">5</text:sequence-ref></text:span><text:span text:style-name="T100"> zu sehen ist, bleibt fast immer auf dem gleichen Niveau. Dies kann man damit begründen, dass in diesem Fall nur die Zeit für rein parallele Berechnungen und das Zurücksenden der Resultate an Master gemessen wird. Die leicht abweichende grüne – Kurve</text:span><text:span text:style-name="T100"><text:note text:id="ftn11" text:note-class="footnote"><text:note-citation>11</text:note-citation><text:note-body><text:p text:style-name="P72">Der Fall mit dem schwarzen Rechteck in der Mitte der Matrix.</text:p></text:note-body></text:note></text:span><text:span text:style-name="T100"> kann man damit erklären, dass je nach Datenblock die Slaveprozessoren unterschiedlich schnell mit der Lösung der Aufgabe werden. Da der Fall mit dem sws - Muster zu sehr streut (wegen sehr kurzen Ausführungszeit), wurde dafür kein Speedup- und Effizienz - Diagramm erstellt.</text:span></text:p>
      <text:h text:style-name="P91" text:outline-level="3"><text:bookmark-start text:name="__RefHeading___Toc4413_301058392"/>Gesamte Rechenzeit<text:bookmark-end text:name="__RefHeading___Toc4413_301058392"/></text:h>
      <text:p text:style-name="Text_20_body"/>
      <text:p text:style-name="P56"><draw:frame draw:style-name="fr2" draw:name="Rahmen9" text:anchor-type="paragraph" svg:y="0.224cm" svg:width="13.035cm" draw:z-index="15"><draw:text-box fo:min-height="5.32cm"><text:p text:style-name="Illustration"><draw:frame draw:style-name="fr3" draw:name="Objekt12" text:anchor-type="as-char" svg:width="13.033cm" style:rel-width="100%" svg:height="5.316cm" style:rel-height="scale" draw:z-index="20"><draw:object xlink:href="./Object 12" xlink:type="simple" xlink:show="embed" xlink:actuate="onLoad"/><draw:image xlink:href="./ObjectReplacements/Object 12" xlink:type="simple" xlink:show="embed" xlink:actuate="onLoad"/></draw:frame><text:line-break/>Abbildung <text:sequence text:ref-name="refIllustration5" text:name="Illustration" text:formula="ooow:Illustration+1" style:num-format="1">6</text:sequence>: Laufzeitverhalten (<text:span text:style-name="T102">gesamte Rechenzeit</text:span>) mit n=30000</text:p></draw:text-box></draw:frame></text:p>
      <text:p text:style-name="P56"><draw:frame draw:style-name="fr1" draw:name="Rahmen10" text:anchor-type="paragraph" svg:width="14.894cm" draw:z-index="17"><draw:text-box fo:min-height="5.925cm"><text:p text:style-name="Illustration"><draw:frame draw:style-name="fr3" draw:name="Objekt13" text:anchor-type="as-char" svg:width="16cm" style:rel-width="100%" svg:height="6.57cm" style:rel-height="scale" draw:z-index="22"><draw:object xlink:href="./Object 13" xlink:type="simple" xlink:show="embed" xlink:actuate="onLoad"/><draw:image xlink:href="./ObjectReplacements/Object 13" xlink:type="simple" xlink:show="embed" xlink:actuate="onLoad"/></draw:frame><text:line-break/>Abbildung <text:sequence text:ref-name="refIllustration6" text:name="Illustration" text:formula="ooow:Illustration+1" style:num-format="1">7</text:sequence>: Speedup (gesamte Rechenzeit) mit n=30000</text:p></draw:text-box></draw:frame></text:p>
      <text:p text:style-name="P56"><draw:frame draw:style-name="fr1" draw:name="Rahmen11" text:anchor-type="paragraph" svg:width="11.187cm" draw:z-index="19"><draw:text-box fo:min-height="6.904cm"><text:p text:style-name="Illustration"><draw:frame draw:style-name="fr3" draw:name="Objekt14" text:anchor-type="as-char" svg:width="12.044cm" style:rel-width="100%" svg:height="7.802cm" style:rel-height="scale" draw:z-index="24"><draw:object xlink:href="./Object 14" xlink:type="simple" xlink:show="embed" xlink:actuate="onLoad"/><draw:image xlink:href="./ObjectReplacements/Object 14" xlink:type="simple" xlink:show="embed" xlink:actuate="onLoad"/></draw:frame><text:line-break/>Abbildung <text:sequence text:ref-name="refIllustration7" text:name="Illustration" text:formula="ooow:Illustration+1" style:num-format="1">8</text:sequence>: Effizienz (gesamte Rechenzeit) mit n=30000</text:p></draw:text-box></draw:frame></text:p>
      <text:p text:style-name="P61">Die <text:span text:style-name="T103">Abbildungen </text:span><text:span text:style-name="T103"><text:sequence-ref text:reference-format="value" text:ref-name="refIllustration5">6</text:sequence-ref></text:span><text:span text:style-name="T103">, </text:span><text:span text:style-name="T103"><text:sequence-ref text:reference-format="value" text:ref-name="refIllustration6">7</text:sequence-ref></text:span><text:span text:style-name="T103"> und </text:span><text:span text:style-name="T103"><text:sequence-ref text:reference-format="value" text:ref-name="refIllustration7">8</text:sequence-ref></text:span><text:span text:style-name="T103"> wurden jetzt mit der Berücksichtigung der gesamten Rechenzeit, welche für das Rechteckmustererkennung – Algorithmus benötigt wird, erstellt. Abbildung </text:span><text:span text:style-name="T103"><text:sequence-ref text:reference-format="value" text:ref-name="refIllustration5">6</text:sequence-ref></text:span><text:span text:style-name="T103"> zeigt deutlich, dass mit der Zunahme der CPUs (Rechnerknoten) die Laufzeit nach oben wächst. Der Speedup</text:span><text:span text:style-name="T103"><text:note text:id="ftn12" text:note-class="footnote"><text:note-citation>12</text:note-citation><text:note-body><text:p text:style-name="P73">Siehe Abbildung <text:sequence-ref text:reference-format="value" text:ref-name="refIllustration6">7</text:sequence-ref></text:p></text:note-body></text:note></text:span><text:span text:style-name="T103"> wird schon ab drei CPUs (zwei Rechner) fast konstant, was man auch über die Effizienz sagen kann. Die Ursache für schlechte Speedup und Effizient stellen die sequentielle Programmstücke im Algorithmus dar. In unserem Fall sind das das Laden der Datei, was bei n=30000 konstant</text:span><text:span text:style-name="T103"><text:note text:id="ftn13" text:note-class="footnote"><text:note-citation>13</text:note-citation><text:note-body><text:p text:style-name="P74">Konstant, da die Datei unabhängig von dem Inhalt immer gleich groß ist.</text:p></text:note-body></text:note></text:span><text:span text:style-name="T103"> ca. 6 Sekunden in Anspruch nimmt, und das Versenden der Datenpakete an die Slaves. Das Laufzeitverhalten für das Versenden der Datenpakete kann man in der folgenden Abbildung beobachten.</text:span></text:p>
      <text:p text:style-name="P59"><draw:frame draw:style-name="fr2" draw:name="Rahmen12" text:anchor-type="paragraph" svg:y="0.175cm" svg:width="12.238cm" draw:z-index="21"><draw:text-box fo:min-height="5.98cm"><text:p text:style-name="Illustration"><draw:frame draw:style-name="fr3" draw:name="Objekt15" text:anchor-type="as-char" svg:width="12.238cm" style:rel-width="100%" svg:height="5.98cm" style:rel-height="scale" draw:z-index="26"><draw:object xlink:href="./Object 15" xlink:type="simple" xlink:show="embed" xlink:actuate="onLoad"/><draw:image xlink:href="./ObjectReplacements/Object 15" xlink:type="simple" xlink:show="embed" xlink:actuate="onLoad"/></draw:frame><text:line-break/>Abbildung <text:sequence text:ref-name="refIllustration8" text:name="Illustration" text:formula="ooow:Illustration+1" style:num-format="1">9</text:sequence>: Laufzeitverhalten fürs Versenden der Datenpakete an die Slaves mit n=30000</text:p></draw:text-box></draw:frame></text:p>
      <text:h text:style-name="Heading_20_2" text:outline-level="2"><text:bookmark-start text:name="__RefHeading___Toc4415_301058392"/>Laufzeitmessungen mit festen p<text:note text:id="ftn14" text:note-class="footnote"><text:note-citation>14</text:note-citation><text:note-body><text:p text:style-name="P75"><text:span text:style-name="T104">p</text:span> – Anzahl der Prozessoren</text:p></text:note-body></text:note><text:bookmark-end text:name="__RefHeading___Toc4415_301058392"/></text:h>
      <text:p text:style-name="P24">Die Laufzeitmessungen wurden mit p=<text:span text:style-name="T106">1</text:span>, 7 und 15 <text:span text:style-name="T108">und mit der Matrixdimensionen in n=5000 Schritten </text:span>durchgeführt. <text:span text:style-name="T105">Da das Laufzeitverhalten für verschiedene Matrix – Fälle im vorherigen Kapitel beschrieben wurde, wurden hier die Zeitmessungen nur mit der komplett weißen Matrix durchgeführt.</text:span></text:p>
      <text:p text:style-name="P23"/>
      <text:p text:style-name="P23"><draw:frame draw:style-name="fr1" draw:name="Rahmen13" text:anchor-type="paragraph" svg:width="10.659cm" draw:z-index="23"><draw:text-box fo:min-height="6.001cm"><text:p text:style-name="Illustration"><draw:frame draw:style-name="fr3" draw:name="Objekt16" text:anchor-type="as-char" svg:width="10.657cm" style:rel-width="100%" svg:height="6.001cm" style:rel-height="scale" draw:z-index="28"><draw:object xlink:href="./Object 16" xlink:type="simple" xlink:show="embed" xlink:actuate="onLoad"/><draw:image xlink:href="./ObjectReplacements/Object 16" xlink:type="simple" xlink:show="embed" xlink:actuate="onLoad"/></draw:frame><text:line-break/>Abbildung <text:sequence text:ref-name="refIllustration9" text:name="Illustration" text:formula="ooow:Illustration+1" style:num-format="1">10</text:sequence>: <text:span text:style-name="T105">Parallele</text:span> Rechenzeit</text:p></draw:text-box></draw:frame><text:soft-page-break/></text:p>
      <text:p text:style-name="P23"><draw:frame draw:style-name="fr1" draw:name="Rahmen14" text:anchor-type="paragraph" svg:width="10.67cm" draw:z-index="25"><draw:text-box fo:min-height="6.001cm"><text:p text:style-name="Illustration"><draw:frame draw:style-name="fr3" draw:name="Objekt17" text:anchor-type="as-char" svg:width="10.67cm" style:rel-width="100%" svg:height="6.001cm" style:rel-height="scale" draw:z-index="30"><draw:object xlink:href="./Object 17" xlink:type="simple" xlink:show="embed" xlink:actuate="onLoad"/><draw:image xlink:href="./ObjectReplacements/Object 17" xlink:type="simple" xlink:show="embed" xlink:actuate="onLoad"/></draw:frame><text:line-break/>Abbildung <text:sequence text:ref-name="refIllustration10" text:name="Illustration" text:formula="ooow:Illustration+1" style:num-format="1">11</text:sequence>: Gesamte Rechenzeit</text:p></draw:text-box></draw:frame></text:p>
      <text:p text:style-name="P27">Aus der Abbildung <text:sequence-ref text:reference-format="value" text:ref-name="refIllustration9">10</text:sequence-ref> kann man entnehmen, dass die Rechenzeit der parallelen Aufgabe mit der steigenden Anzahl der CPUs immer kleiner wird. In der Abbildung <text:sequence-ref text:reference-format="value" text:ref-name="refIllustration10">11</text:sequence-ref> kann man etwas Interessantes beobachten. Bis einer Dimension von ca. n=17000 rechnet der Cluster mit mehreren CPUs schneller als nur eine CPU. Dies liegt wahrscheinlich an dem, dass das Lesen der Datei und das Rechnen der Aufgabe (im Cluster mit mehreren CPUs) bis zu der Matrixdimension von ca. n=17000 schneller als <text:span text:style-name="T107">das V</text:span>ersenden der Datenpakete an die einzelne Slaves ist. Dies kann man aus folgenden Abbildungen entnehmen.</text:p>
      <text:p text:style-name="P26"/>
      <text:p text:style-name="P26"><draw:frame draw:style-name="fr1" draw:name="Rahmen15" text:anchor-type="paragraph" svg:width="10.67cm" draw:z-index="27"><draw:text-box fo:min-height="6.001cm"><text:p text:style-name="Illustration"><draw:frame draw:style-name="fr3" draw:name="Objekt18" text:anchor-type="as-char" svg:width="10.67cm" style:rel-width="100%" svg:height="6.001cm" style:rel-height="scale" draw:z-index="32"><draw:object xlink:href="./Object 18" xlink:type="simple" xlink:show="embed" xlink:actuate="onLoad"/><draw:image xlink:href="./ObjectReplacements/Object 18" xlink:type="simple" xlink:show="embed" xlink:actuate="onLoad"/></draw:frame><text:line-break/>Abbildung <text:sequence text:ref-name="refIllustration11" text:name="Illustration" text:formula="ooow:Illustration+1" style:num-format="1">12</text:sequence>: Auslesen der Datei mit der Matrixinformation</text:p></draw:text-box></draw:frame><text:soft-page-break/></text:p>
      <text:p text:style-name="P26"/>
      <text:p text:style-name="P26"><draw:frame draw:style-name="fr1" draw:name="Rahmen16" text:anchor-type="paragraph" svg:width="10.65cm" draw:z-index="29"><draw:text-box fo:min-height="6.001cm"><text:p text:style-name="Illustration"><draw:frame draw:style-name="fr3" draw:name="Objekt19" text:anchor-type="as-char" svg:width="10.65cm" style:rel-width="100%" svg:height="6.001cm" style:rel-height="scale" draw:z-index="34"><draw:object xlink:href="./Object 19" xlink:type="simple" xlink:show="embed" xlink:actuate="onLoad"/><draw:image xlink:href="./ObjectReplacements/Object 19" xlink:type="simple" xlink:show="embed" xlink:actuate="onLoad"/></draw:frame><text:line-break/>Abbildung <text:sequence text:ref-name="refIllustration12" text:name="Illustration" text:formula="ooow:Illustration+1" style:num-format="1">13</text:sequence>: Versenden der Pakete aneinzelne Prozessoren p</text:p></draw:text-box></draw:frame></text:p>
      <text:p text:style-name="P28">In der Abbildung <text:sequence-ref text:reference-format="value" text:ref-name="refIllustration12">13</text:sequence-ref> ist zu sehen, dass eine CPU wesentlich schneller ein Datenpaket kriegt als die Clustern mit mehreren CPUs. Dies liegt an dem, dass der Master- und der Slave - Prozess (CPU - Kern) auf einem physikalischen Prozessor befinden und das Transferieren der Daten <text:s/>zwischen den Kernen wesentlich weniger Zeit in Anspruch nimmt als der Versand der Datenpakete per Netzwerk an verschiedene Rechnerknoten.</text:p>
      <text:h text:style-name="Heading_20_1" text:outline-level="1"><text:bookmark-start text:name="__RefHeading___Toc5099_301058392"/>Fazit<text:bookmark-end text:name="__RefHeading___Toc5099_301058392"/></text:h>
      <text:p text:style-name="P29">Nach dem Umsetzen des Projekts konnte festgestellt werden, dass die parallele Realisierung des Algorithmus für n<text:span text:style-name="T109">&gt;17000</text:span> für das Problem der Rechteckmustererkennung konnte keine Geschwindigkeitsvorteile im Vergleich zu der sequentieller Variante geben. <text:span text:style-name="T109">Auch für n&lt;17000 ist der Geschwindigkeitsvorteil nicht signifikant groß. Dies liegt vor Allem, dass das Problem an sich zu einfach ist um diese im Cluster rechnen zu lassen. Die gute Parallelisierung der Aufgabe bringt durch die langsame Netzwerkkommunikation, welche zur Versendung der Datenpakete an einzelne Rechner genutzt wurde, fast keinen Vorteil. Man konnte hohe </text:span><text:soft-page-break/><text:span text:style-name="T109">Netzwerk­kommunikation durch das Abspeicherung der Pixelinformation pro ein Bit um 8 Mal (in unserem Fall) reduzieren.</text:span></text:p>
      <text:p text:style-name="P30">Für dieses Problem <text:span text:style-name="T110">macht ein sequentielles Algorithmus mehr Sinn. Die Parallelisierung schwerer Probleme (Algorithmen) mit kleinem Kommunikationsoverhead kann wesentlich höhere Speedups und Effizienz aufweisen.</text:span></text:p>
      <text:h text:style-name="P90" text:outline-level="1"><text:bookmark-start text:name="__RefHeading___Toc5101_301058392"/>Quellcode<text:bookmark-end text:name="__RefHeading___Toc5101_3010583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nux Biolinum O1" svg:font-family="'Linux Biolinum O'" style:font-adornments="Fett" style:font-pitch="variable"/>
    <style:font-face style:name="Linux Biolinum O" svg:font-family="'Linux Biolinum O'" style:font-adornments="Standar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Biolinum O" fo:font-family="'Linux Biolinum O'"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name="Linux Biolinum O" fo:font-family="'Linux Biolinum 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cm" fo:margin-bottom="0.4cm" loext:contextual-spacing="false" style:shadow="none" style:writing-mode="page"/>
      <style:text-properties style:font-name="Linux Biolinum O1" fo:font-family="'Linux Biolinum O'" style:font-style-name="Fett"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49cm" fo:margin-bottom="0.4cm" loext:contextual-spacing="false" style:writing-mode="page"/>
      <style:text-properties style:font-name="Linux Biolinum O1" fo:font-family="'Linux Biolinum O'" style:font-style-name="Fett"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Linux Biolinum O1" fo:font-family="'Linux Biolinum O'" style:font-style-name="Fett" style:font-pitch="variable" fo:font-size="14pt" fo:font-weight="bold" style:font-size-asian="101%" style:font-weight-asian="bold" style:font-size-complex="101%"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size="16pt" fo:font-weight="bold"/>
    </style:style>
    <style:style style:name="Contents_20_1" style:display-name="Contents 1" style:family="paragraph" style:parent-style-name="Index" style:class="index">
      <style:paragraph-properties fo:margin-top="0cm" fo:margin-bottom="0.101cm" loext:contextual-spacing="false" style:writing-mode="page"/>
    </style:style>
    <style:style style:name="Contents_20_2" style:display-name="Contents 2" style:family="paragraph" style:parent-style-name="Index" style:class="index">
      <style:paragraph-properties fo:margin-left="0cm" fo:margin-right="0cm" fo:margin-top="0cm" fo:margin-bottom="0.101cm" loext:contextual-spacing="false" fo:text-indent="0.499cm" style:auto-text-indent="false" style:writing-mode="page"/>
    </style:style>
    <style:style style:name="Contents_20_3" style:display-name="Contents 3" style:family="paragraph" style:parent-style-name="Index" style:class="index">
      <style:paragraph-properties fo:margin-left="0cm" fo:margin-right="0cm" fo:margin-top="0cm" fo:margin-bottom="0.101cm" loext:contextual-spacing="false" fo:text-indent="1cm" style:auto-text-indent="false" style:writing-mode="page"/>
    </style:style>
    <style:style style:name="Illustration_20_Index_20_Heading" style:display-name="Illustration Index Heading" style:family="paragraph" style:parent-style-name="Heading" style:class="index">
      <style:paragraph-properties fo:margin-top="0.42cm" fo:margin-bottom="0.499cm" loext:contextual-spacing="false" style:writing-mode="page"/>
      <style:text-properties style:font-name="Linux Biolinum O" fo:font-family="'Linux Biolinum O'" style:font-style-name="Standard" style:font-pitch="variable" fo:font-weight="bold"/>
    </style:style>
    <style:style style:name="Illustration_20_Index_20_1" style:display-name="Illustration Index 1" style:family="paragraph" style:parent-style-name="Index" style:class="index">
      <style:paragraph-properties fo:margin-top="0cm" fo:margin-bottom="0.101cm" loext:contextual-spacing="false" style:writing-mode="page"/>
    </style:style>
    <style:style style:name="Table_20_index_20_heading" style:display-name="Table index heading" style:family="paragraph" style:parent-style-name="Heading" style:class="index">
      <style:paragraph-properties fo:margin-top="0.42cm" fo:margin-bottom="0.499cm" loext:contextual-spacing="false" style:writing-mode="page"/>
      <style:text-properties style:font-name="Linux Biolinum O1" fo:font-family="'Linux Biolinum O'" style:font-style-name="Fett" style:font-pitch="variable" fo:font-weight="bold"/>
    </style:style>
    <style:style style:name="Table_20_index_20_1" style:display-name="Table index 1" style:family="paragraph" style:parent-style-name="Index" style:class="index">
      <style:paragraph-properties fo:margin-top="0cm" fo:margin-bottom="0.101cm" loext:contextual-spacing="false" style:writing-mode="page"/>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6cf26"/>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0:19:29.378911774</meta:creation-date>
    <meta:generator>LibreOffice/5.2.4.2$Linux_X86_64 LibreOffice_project/20m0$Build-2</meta:generator>
    <dc:date>2017-01-27T19:50:59.451559835</dc:date>
    <meta:editing-duration>PT7H47M41S</meta:editing-duration>
    <meta:editing-cycles>156</meta:editing-cycles>
    <meta:document-statistic meta:table-count="0" meta:image-count="0" meta:object-count="19" meta:page-count="16" meta:paragraph-count="145" meta:word-count="2881" meta:character-count="19927" meta:non-whitespace-character-count="17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5mm"/>
    </style:style>
    <style:style style:name="co3" style:family="table-column">
      <style:table-column-properties fo:break-before="auto" style:column-width="40.48mm"/>
    </style:style>
    <style:style style:name="co4" style:family="table-column">
      <style:table-column-properties fo:break-before="auto" style:column-width="29.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51pt solid #000000" fo:border-right="none" fo:border-top="0.51pt solid #000000"/>
      <style:text-properties style:font-name="Liberation Mono" fo:font-weight="bold" style:font-weight-asian="bold" style:font-weight-complex="bold"/>
    </style:style>
    <style:style style:name="ce2" style:family="table-cell" style:parent-style-name="Default">
      <style:table-cell-properties fo:border-bottom="0.06pt solid #000000" fo:border-left="0.51pt solid #000000" fo:border-right="none" fo:border-top="none"/>
      <style:text-properties style:font-name="Liberation Mono" fo:font-weight="bold" style:font-weight-asian="bold" style:font-weight-complex="bold"/>
    </style:style>
    <style:style style:name="ce3" style:family="table-cell" style:parent-style-name="Default">
      <style:table-cell-properties fo:border-bottom="0.06pt solid #000000" fo:border-left="0.51pt solid #000000" fo:border-right="none" fo:border-top="0.06pt solid #000000"/>
      <style:text-properties style:font-name="Liberation Mono"/>
    </style:style>
    <style:style style:name="ce4" style:family="table-cell" style:parent-style-name="Default">
      <style:table-cell-properties fo:border-bottom="0.51pt solid #000000" fo:border-left="0.51pt solid #000000" fo:border-right="none" fo:border-top="0.06pt solid #000000"/>
      <style:text-properties style:font-name="Liberation Mono"/>
    </style:style>
    <style:style style:name="ce5" style:family="table-cell" style:parent-style-name="Default">
      <style:table-cell-properties fo:border-bottom="none" fo:border-left="none" fo:border-right="none" fo:border-top="0.51pt solid #000000"/>
      <style:text-properties style:font-name="Liberation Mono" fo:font-weight="bold" style:font-weight-asian="bold" style:font-weight-complex="bold"/>
    </style:style>
    <style:style style:name="ce6" style:family="table-cell" style:parent-style-name="Default">
      <style:table-cell-properties fo:border-bottom="0.06pt solid #000000" fo:border-left="none" fo:border-right="none" fo:border-top="none"/>
      <style:text-properties style:font-name="Liberation Mono" fo:font-weight="bold" style:font-weight-asian="bold" style:font-weight-complex="bold"/>
    </style:style>
    <style:style style:name="ce7" style:family="table-cell" style:parent-style-name="Default">
      <style:table-cell-properties fo:border-bottom="0.06pt solid #000000" fo:border-left="none" fo:border-right="none" fo:border-top="0.06pt solid #000000"/>
      <style:text-properties style:font-name="Liberation Mono"/>
    </style:style>
    <style:style style:name="ce8" style:family="table-cell" style:parent-style-name="Default">
      <style:table-cell-properties fo:border-bottom="0.51pt solid #000000" fo:border-left="none" fo:border-right="none" fo:border-top="0.06pt solid #000000"/>
      <style:text-properties style:font-name="Liberation Mono"/>
    </style:style>
    <style:style style:name="ce9" style:family="table-cell" style:parent-style-name="Default">
      <style:table-cell-properties fo:border-bottom="0.06pt solid #000000" fo:border-left="none" fo:border-right="0.06pt solid #000000" fo:border-top="0.06pt solid #000000"/>
      <style:text-properties style:font-name="Liberation Mono"/>
    </style:style>
    <style:style style:name="ce10" style:family="table-cell" style:parent-style-name="Default">
      <style:table-cell-properties fo:border-bottom="0.51pt solid #000000" fo:border-left="none" fo:border-right="0.06pt solid #000000" fo:border-top="0.06pt solid #000000"/>
      <style:text-properties style:font-name="Liberation Mono"/>
    </style:style>
    <style:style style:name="ce11" style:family="table-cell" style:parent-style-name="Default">
      <style:table-cell-properties fo:border-bottom="none" fo:border-left="0.06pt solid #000000" fo:border-right="0.06pt solid #000000" fo:border-top="0.51pt solid #000000"/>
      <style:text-properties style:font-name="Liberation Mono" fo:font-weight="bold" style:font-weight-asian="bold" style:font-weight-complex="bold"/>
    </style:style>
    <style:style style:name="ce12" style:family="table-cell" style:parent-style-name="Default">
      <style:table-cell-properties fo:border-bottom="0.06pt solid #000000" fo:border-left="0.06pt solid #000000" fo:border-right="0.06pt solid #000000" fo:border-top="none"/>
      <style:text-properties style:font-name="Liberation Mono" fo:font-weight="bold" style:font-weight-asian="bold" style:font-weight-complex="bold"/>
    </style:style>
    <style:style style:name="ce13" style:family="table-cell" style:parent-style-name="Default">
      <style:table-cell-properties fo:border="0.06pt solid #000000"/>
      <style:text-properties style:font-name="Liberation Mono"/>
    </style:style>
    <style:style style:name="ce14" style:family="table-cell" style:parent-style-name="Default">
      <style:table-cell-properties fo:border-bottom="0.51pt solid #000000" fo:border-left="0.06pt solid #000000" fo:border-right="0.06pt solid #000000" fo:border-top="0.06pt solid #000000"/>
      <style:text-properties style:font-name="Liberation Mono"/>
    </style:style>
    <style:style style:name="ce15" style:family="table-cell" style:parent-style-name="Default">
      <style:table-cell-properties fo:border-bottom="0.06pt solid #000000" fo:border-left="0.06pt solid #000000" fo:border-right="0.51pt solid #000000" fo:border-top="0.51pt solid #000000"/>
      <style:text-properties style:font-name="Liberation Mono" fo:font-weight="bold" style:font-weight-asian="bold" style:font-weight-complex="bold"/>
    </style:style>
    <style:style style:name="ce16" style:family="table-cell" style:parent-style-name="Default">
      <style:table-cell-properties fo:border="0.06pt solid #000000"/>
      <style:text-properties style:font-name="Liberation Mono" fo:font-weight="bold" style:font-weight-asian="bold" style:font-weight-complex="bold"/>
    </style:style>
    <style:style style:name="ce17" style:family="table-cell" style:parent-style-name="Default">
      <style:table-cell-properties fo:border-bottom="0.06pt solid #000000" fo:border-left="none" fo:border-right="0.51pt solid #000000" fo:border-top="0.51pt solid #000000"/>
      <style:text-properties style:font-name="Liberation Mono" fo:font-weight="bold" style:font-weight-asian="bold" style:font-weight-complex="bold"/>
    </style:style>
    <style:style style:name="ce18" style:family="table-cell" style:parent-style-name="Default">
      <style:table-cell-properties fo:border-bottom="0.06pt solid #000000" fo:border-left="0.06pt solid #000000" fo:border-right="0.51pt solid #000000" fo:border-top="0.06pt solid #000000"/>
      <style:text-properties style:font-name="Liberation Mono" fo:font-weight="bold" style:font-weight-asian="bold" style:font-weight-complex="bold"/>
    </style:style>
    <style:style style:name="ce19" style:family="table-cell" style:parent-style-name="Default">
      <style:table-cell-properties fo:border-bottom="0.06pt solid #000000" fo:border-left="0.06pt solid #000000" fo:border-right="0.51pt solid #000000" fo:border-top="0.06pt solid #000000"/>
      <style:text-properties style:font-name="Liberation Mono"/>
    </style:style>
    <style:style style:name="ce20" style:family="table-cell" style:parent-style-name="Default">
      <style:table-cell-properties fo:border-bottom="0.51pt solid #000000" fo:border-left="0.06pt solid #000000" fo:border-right="0.51pt solid #000000" fo:border-top="0.06pt solid #000000"/>
      <style:text-properties style:font-name="Liberation Mono"/>
    </style:style>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ce3"/>
        <table:table-column table:style-name="co2" table:number-columns-repeated="2" table:default-cell-style-name="ce7"/>
        <table:table-column table:style-name="co2" table:default-cell-style-name="ce9"/>
        <table:table-column table:style-name="co3" table:default-cell-style-name="ce13"/>
        <table:table-column table:style-name="co4" table:default-cell-style-name="ce13"/>
        <table:table-column table:style-name="co3" table:default-cell-style-name="ce19"/>
        <table:table-row table:style-name="ro1">
          <table:table-cell/>
          <table:table-cell table:style-name="Default" table:number-columns-repeated="7"/>
        </table:table-row>
        <table:table-row table:style-name="ro1">
          <table:table-cell/>
          <table:table-cell table:style-name="ce1"/>
          <table:table-cell table:style-name="ce5" table:number-columns-repeated="3"/>
          <table:table-cell table:style-name="ce11"/>
          <table:table-cell table:style-name="ce15" office:value-type="string" calcext:value-type="string" table:number-columns-spanned="2" table:number-rows-spanned="1">
            <text:p>Anforderung</text:p>
          </table:table-cell>
          <table:covered-table-cell table:style-name="ce17"/>
        </table:table-row>
        <table:table-row table:style-name="ro1">
          <table:table-cell/>
          <table:table-cell table:style-name="ce2" office:value-type="string" calcext:value-type="string">
            <text:p>Aufrufparameter</text:p>
          </table:table-cell>
          <table:table-cell table:style-name="ce6" table:number-columns-repeated="3"/>
          <table:table-cell table:style-name="ce12" office:value-type="string" calcext:value-type="string">
            <text:p>Parameterargument</text:p>
          </table:table-cell>
          <table:table-cell table:style-name="ce16" office:value-type="string" calcext:value-type="string">
            <text:p>Parameter</text:p>
          </table:table-cell>
          <table:table-cell table:style-name="ce18" office:value-type="string" calcext:value-type="string">
            <text:p>Parameterargument</text:p>
          </table:table-cell>
        </table:table-row>
        <table:table-row table:style-name="ro1">
          <table:table-cell/>
          <table:table-cell office:value-type="string" calcext:value-type="string">
            <text:p>-f</text:p>
          </table:table-cell>
          <table:table-cell table:number-columns-repeated="3"/>
          <table:table-cell office:value-type="string" calcext:value-type="string">
            <text:p>Dateiname</text:p>
          </table:table-cell>
          <table:table-cell table:number-columns-repeated="2" office:value-type="string" calcext:value-type="string">
            <text:p>erforderlich</text:p>
          </table:table-cell>
        </table:table-row>
        <table:table-row table:style-name="ro1">
          <table:table-cell table:number-columns-repeated="2"/>
          <table:table-cell office:value-type="string" calcext:value-type="string">
            <text:p>-g</text:p>
          </table:table-cell>
          <table:table-cell table:number-columns-repeated="2"/>
          <table:table-cell office:value-type="string" calcext:value-type="string">
            <text:p>n</text:p>
          </table:table-cell>
          <table:table-cell office:value-type="string" calcext:value-type="string">
            <text:p>optional</text:p>
          </table:table-cell>
          <table:table-cell office:value-type="string" calcext:value-type="string">
            <text:p>erforderlich</text:p>
          </table:table-cell>
        </table:table-row>
        <table:table-row table:style-name="ro1">
          <table:table-cell table:number-columns-repeated="5"/>
          <table:table-cell office:value-type="string" calcext:value-type="string">
            <text:p>n_x_y_h_w</text:p>
          </table:table-cell>
          <table:table-cell/>
          <table:table-cell office:value-type="string" calcext:value-type="string">
            <text:p>erforderlich</text:p>
          </table:table-cell>
        </table:table-row>
        <table:table-row table:style-name="ro1">
          <table:table-cell table:number-columns-repeated="2"/>
          <table:table-cell office:value-type="string" calcext:value-type="string">
            <text:p>-p</text:p>
          </table:table-cell>
          <table:table-cell table:number-columns-repeated="3"/>
          <table:table-cell office:value-type="string" calcext:value-type="string">
            <text:p>optional</text:p>
          </table:table-cell>
          <table:table-cell/>
        </table:table-row>
        <table:table-row table:style-name="ro1">
          <table:table-cell table:number-columns-repeated="2"/>
          <table:table-cell office:value-type="string" calcext:value-type="string">
            <text:p>-r</text:p>
          </table:table-cell>
          <table:table-cell table:number-columns-repeated="3"/>
          <table:table-cell office:value-type="string" calcext:value-type="string">
            <text:p>optional</text:p>
          </table:table-cell>
          <table:table-cell/>
        </table:table-row>
        <table:table-row table:style-name="ro1">
          <table:table-cell table:number-columns-repeated="3"/>
          <table:table-cell office:value-type="string" calcext:value-type="string">
            <text:p>-d</text:p>
          </table:table-cell>
          <table:table-cell/>
          <table:table-cell office:value-type="string" calcext:value-type="string">
            <text:p>µSec</text:p>
          </table:table-cell>
          <table:table-cell table:number-columns-repeated="2" office:value-type="string" calcext:value-type="string">
            <text:p>optional</text:p>
          </table:table-cell>
        </table:table-row>
        <table:table-row table:style-name="ro1">
          <table:table-cell table:number-columns-repeated="3"/>
          <table:table-cell office:value-type="string" calcext:value-type="string">
            <text:p>-o</text:p>
          </table:table-cell>
          <table:table-cell table:number-columns-repeated="2"/>
          <table:table-cell office:value-type="string" calcext:value-type="string">
            <text:p>optional</text:p>
          </table:table-cell>
          <table:table-cell/>
        </table:table-row>
        <table:table-row table:style-name="ro1">
          <table:table-cell table:number-columns-repeated="3"/>
          <table:table-cell office:value-type="string" calcext:value-type="string">
            <text:p>-t</text:p>
          </table:table-cell>
          <table:table-cell/>
          <table:table-cell office:value-type="string" calcext:value-type="string">
            <text:p>Versuche</text:p>
          </table:table-cell>
          <table:table-cell table:number-columns-repeated="2" office:value-type="string" calcext:value-type="string">
            <text:p>optional</text:p>
          </table:table-cell>
        </table:table-row>
        <table:table-row table:style-name="ro1">
          <table:table-cell/>
          <table:table-cell table:style-name="ce4"/>
          <table:table-cell table:style-name="ce8" table:number-columns-repeated="2"/>
          <table:table-cell table:style-name="ce10" office:value-type="string" calcext:value-type="string">
            <text:p>-w</text:p>
          </table:table-cell>
          <table:table-cell table:style-name="ce14" office:value-type="string" calcext:value-type="string">
            <text:p>Teilstring</text:p>
          </table:table-cell>
          <table:table-cell table:style-name="ce14" office:value-type="string" calcext:value-type="string">
            <text:p>optional</text:p>
          </table:table-cell>
          <table:table-cell table:style-name="ce20" office:value-type="string" calcext:value-type="string">
            <text:p>optiona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9:36:27.313390647">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062cm" svg:height="8.173cm" xlink:href="." xlink:type="simple" chart:class="chart:scatter" chart:style-name="ch1">
        <chart:legend svg:x="1.23cm" svg:y="0.401cm" style:legend-expansion="custom" chartooo:width="4.121cm" chartooo:height="2.116cm" style:legend-expansion-aspect-ratio="1.94754253308129" chart:style-name="ch2"/>
        <chart:plot-area chart:style-name="ch3" chart:data-source-has-labels="both" svg:x="1.172cm" svg:y="0.163cm" svg:width="6.729cm" svg:height="6.866cm">
          <chartooo:coordinate-region svg:x="1.608cm" svg:y="0.362cm" svg:width="5.921cm" svg:height="6.02cm"/>
          <chart:axis chart:dimension="x" chart:name="primary-x" chart:style-name="ch4" chartooo:axis-type="auto">
            <chart:title svg:x="2.746cm" svg:y="7.192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4.315cm" chart:style-name="ch8">
              <text:p>Speedup</text:p>
            </chart:title>
            <chart:grid chart:style-name="ch6" chart:class="major"/>
            <chart:grid chart:style-name="ch7" chart:class="min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2.99982467889387">
                <text:p>2.99982467889387</text:p>
              </table:table-cell>
              <table:table-cell office:value-type="float" office:value="4.95702932310222">
                <text:p>4.95702932310222</text:p>
              </table:table-cell>
              <table:table-cell office:value-type="float" office:value="6.9947923763926">
                <text:p>6.9947923763926</text:p>
              </table:table-cell>
              <table:table-cell office:value-type="float" office:value="8.90017151211832">
                <text:p>8.90017151211832</text:p>
              </table:table-cell>
              <table:table-cell office:value-type="float" office:value="10.669825789453">
                <text:p>10.669825789453</text:p>
              </table:table-cell>
              <table:table-cell office:value-type="float" office:value="12.5669017812244">
                <text:p>12.5669017812244</text:p>
              </table:table-cell>
              <table:table-cell office:value-type="float" office:value="14.5597488615979">
                <text:p>14.5597488615979</text:p>
              </table:table-cell>
              <table:table-cell office:value-type="float" office:value="16.4229162883603">
                <text:p>16.4229162883603</text:p>
              </table:table-cell>
              <table:table-cell office:value-type="float" office:value="18.4131482253483">
                <text:p>18.4131482253483</text:p>
              </table:table-cell>
            </table:table-row>
            <table:table-row>
              <table:table-cell office:value-type="string">
                <text:p>alles schwarz</text:p>
              </table:table-cell>
              <table:table-cell office:value-type="float" office:value="1">
                <text:p>1</text:p>
              </table:table-cell>
              <table:table-cell office:value-type="float" office:value="2.98874188377375">
                <text:p>2.98874188377375</text:p>
              </table:table-cell>
              <table:table-cell office:value-type="float" office:value="4.96183728714722">
                <text:p>4.96183728714722</text:p>
              </table:table-cell>
              <table:table-cell office:value-type="float" office:value="6.95349526600315">
                <text:p>6.95349526600315</text:p>
              </table:table-cell>
              <table:table-cell office:value-type="float" office:value="8.95758087114029">
                <text:p>8.95758087114029</text:p>
              </table:table-cell>
              <table:table-cell office:value-type="float" office:value="10.6898665771639">
                <text:p>10.6898665771639</text:p>
              </table:table-cell>
              <table:table-cell office:value-type="float" office:value="12.5815756284248">
                <text:p>12.5815756284248</text:p>
              </table:table-cell>
              <table:table-cell office:value-type="float" office:value="14.495235908142">
                <text:p>14.495235908142</text:p>
              </table:table-cell>
              <table:table-cell office:value-type="float" office:value="16.4965145287367">
                <text:p>16.4965145287367</text:p>
              </table:table-cell>
              <table:table-cell office:value-type="float" office:value="18.3835725973428">
                <text:p>18.3835725973428</text:p>
              </table:table-cell>
            </table:table-row>
            <table:table-row>
              <table:table-cell office:value-type="string">
                <text:p>Rechteck in der Mitte</text:p>
              </table:table-cell>
              <table:table-cell office:value-type="float" office:value="1">
                <text:p>1</text:p>
              </table:table-cell>
              <table:table-cell office:value-type="float" office:value="2.55189415062311">
                <text:p>2.55189415062311</text:p>
              </table:table-cell>
              <table:table-cell office:value-type="float" office:value="4.26481069408065">
                <text:p>4.26481069408065</text:p>
              </table:table-cell>
              <table:table-cell office:value-type="float" office:value="5.97086979638172">
                <text:p>5.97086979638172</text:p>
              </table:table-cell>
              <table:table-cell office:value-type="float" office:value="7.65188535397806">
                <text:p>7.65188535397806</text:p>
              </table:table-cell>
              <table:table-cell office:value-type="float" office:value="9.36954708012573">
                <text:p>9.36954708012573</text:p>
              </table:table-cell>
              <table:table-cell office:value-type="float" office:value="11.0754804488632">
                <text:p>11.0754804488632</text:p>
              </table:table-cell>
              <table:table-cell office:value-type="float" office:value="12.7328520298098">
                <text:p>12.7328520298098</text:p>
              </table:table-cell>
              <table:table-cell office:value-type="float" office:value="13.9979787226875">
                <text:p>13.9979787226875</text:p>
              </table:table-cell>
              <table:table-cell office:value-type="float" office:value="15.6745129992606">
                <text:p>15.67451299926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minimum="1"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6" chart:maximum="1.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371cm" svg:height="6.399cm" xlink:href="." xlink:type="simple" chart:class="chart:scatter" chart:style-name="ch1">
        <chart:legend svg:x="5.566cm" svg:y="3.283cm" style:legend-expansion="custom" chartooo:width="5.148cm" chartooo:height="1.509cm" style:legend-expansion-aspect-ratio="3.41153081510934" chart:style-name="ch2"/>
        <chart:plot-area chart:style-name="ch3" chart:data-source-has-labels="both" svg:x="1.238cm" svg:y="0.127cm" svg:width="9.906cm" svg:height="5.164cm">
          <chartooo:coordinate-region svg:x="2.15cm" svg:y="0.327cm" svg:width="8.808cm" svg:height="4.318cm"/>
          <chart:axis chart:dimension="x" chart:name="primary-x" chart:style-name="ch4" chartooo:axis-type="auto">
            <chart:title svg:x="4.401cm" svg:y="5.418cm" chart:style-name="ch5">
              <text:p>Anzahl der Prozessoren</text:p>
            </chart:title>
            <chart:categories table:cell-range-address="local-table.$B$1:.$K$1"/>
            <chart:grid chart:style-name="ch6" chart:class="major"/>
          </chart:axis>
          <chart:axis chart:dimension="y" chart:name="primary-y" chart:style-name="ch7">
            <chart:title svg:x="0.451cm" svg:y="3.362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999941559631289">
                <text:p>0.999941559631289</text:p>
              </table:table-cell>
              <table:table-cell office:value-type="float" office:value="0.991405864620444">
                <text:p>0.991405864620444</text:p>
              </table:table-cell>
              <table:table-cell office:value-type="float" office:value="0.999256053770371">
                <text:p>0.999256053770371</text:p>
              </table:table-cell>
              <table:table-cell office:value-type="float" office:value="0.988907945790924">
                <text:p>0.988907945790924</text:p>
              </table:table-cell>
              <table:table-cell office:value-type="float" office:value="0.969984162677544">
                <text:p>0.969984162677544</text:p>
              </table:table-cell>
              <table:table-cell office:value-type="float" office:value="0.966684752401874">
                <text:p>0.966684752401874</text:p>
              </table:table-cell>
              <table:table-cell office:value-type="float" office:value="0.970649924106527">
                <text:p>0.970649924106527</text:p>
              </table:table-cell>
              <table:table-cell office:value-type="float" office:value="0.96605389931531">
                <text:p>0.96605389931531</text:p>
              </table:table-cell>
              <table:table-cell office:value-type="float" office:value="0.969113064492015">
                <text:p>0.969113064492015</text:p>
              </table:table-cell>
            </table:table-row>
            <table:table-row>
              <table:table-cell office:value-type="string">
                <text:p>alles schwarz</text:p>
              </table:table-cell>
              <table:table-cell office:value-type="float" office:value="1">
                <text:p>1</text:p>
              </table:table-cell>
              <table:table-cell office:value-type="float" office:value="0.996247294591249">
                <text:p>0.996247294591249</text:p>
              </table:table-cell>
              <table:table-cell office:value-type="float" office:value="0.992367457429445">
                <text:p>0.992367457429445</text:p>
              </table:table-cell>
              <table:table-cell office:value-type="float" office:value="0.993356466571879">
                <text:p>0.993356466571879</text:p>
              </table:table-cell>
              <table:table-cell office:value-type="float" office:value="0.995286763460032">
                <text:p>0.995286763460032</text:p>
              </table:table-cell>
              <table:table-cell office:value-type="float" office:value="0.971806052469441">
                <text:p>0.971806052469441</text:p>
              </table:table-cell>
              <table:table-cell office:value-type="float" office:value="0.967813509878831">
                <text:p>0.967813509878831</text:p>
              </table:table-cell>
              <table:table-cell office:value-type="float" office:value="0.966349060542797">
                <text:p>0.966349060542797</text:p>
              </table:table-cell>
              <table:table-cell office:value-type="float" office:value="0.970383207572749">
                <text:p>0.970383207572749</text:p>
              </table:table-cell>
              <table:table-cell office:value-type="float" office:value="0.967556452491725">
                <text:p>0.967556452491725</text:p>
              </table:table-cell>
            </table:table-row>
            <table:table-row>
              <table:table-cell office:value-type="string">
                <text:p>Rechteck in der Mitte</text:p>
              </table:table-cell>
              <table:table-cell office:value-type="float" office:value="1">
                <text:p>1</text:p>
              </table:table-cell>
              <table:table-cell office:value-type="float" office:value="0.850631383541038">
                <text:p>0.850631383541038</text:p>
              </table:table-cell>
              <table:table-cell office:value-type="float" office:value="0.85296213881613">
                <text:p>0.85296213881613</text:p>
              </table:table-cell>
              <table:table-cell office:value-type="float" office:value="0.852981399483102">
                <text:p>0.852981399483102</text:p>
              </table:table-cell>
              <table:table-cell office:value-type="float" office:value="0.85020948377534">
                <text:p>0.85020948377534</text:p>
              </table:table-cell>
              <table:table-cell office:value-type="float" office:value="0.851777007284158">
                <text:p>0.851777007284158</text:p>
              </table:table-cell>
              <table:table-cell office:value-type="float" office:value="0.851960034527937">
                <text:p>0.851960034527937</text:p>
              </table:table-cell>
              <table:table-cell office:value-type="float" office:value="0.848856801987318">
                <text:p>0.848856801987318</text:p>
              </table:table-cell>
              <table:table-cell office:value-type="float" office:value="0.823410513099264">
                <text:p>0.823410513099264</text:p>
              </table:table-cell>
              <table:table-cell office:value-type="float" office:value="0.824974368382139">
                <text:p>0.82497436838213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7"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0084d1" draw:fill-color="#0084d1"/>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034cm" svg:height="5.316cm" xlink:href="." xlink:type="simple" chart:class="chart:scatter" chart:style-name="ch1">
        <chart:legend svg:x="6.817cm" svg:y="1.4cm" style:legend-expansion="custom" chartooo:width="5.395cm" chartooo:height="2.09cm" style:legend-expansion-aspect-ratio="2.58133971291866" chart:style-name="ch2"/>
        <chart:plot-area chart:style-name="ch3" chart:data-source-has-labels="both" svg:x="1.271cm" svg:y="0.106cm" svg:width="11.503cm" svg:height="4.123cm">
          <chartooo:coordinate-region svg:x="1.707cm" svg:y="0.306cm" svg:width="10.695cm" svg:height="3.277cm"/>
          <chart:axis chart:dimension="x" chart:name="primary-x" chart:style-name="ch4" chartooo:axis-type="auto">
            <chart:title svg:x="5.232cm" svg:y="4.335cm" chart:style-name="ch5">
              <text:p>Anzahl der Prozessoren</text:p>
            </chart:title>
            <chart:categories table:cell-range-address="local-table.$B$1:.$K$1"/>
            <chart:grid chart:style-name="ch6" chart:class="major"/>
          </chart:axis>
          <chart:axis chart:dimension="y" chart:name="primary-y" chart:style-name="ch7">
            <chart:title svg:x="0.451cm" svg:y="2.78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series chart:style-name="ch12" chart:values-cell-range-address="local-table.$B$6:.$K$6" chart:label-cell-address="local-table.$A$6"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8.292288">
                <text:p>8.292288</text:p>
              </table:table-cell>
              <table:table-cell office:value-type="float" office:value="12.045687">
                <text:p>12.045687</text:p>
              </table:table-cell>
              <table:table-cell office:value-type="float" office:value="12.77981">
                <text:p>12.77981</text:p>
              </table:table-cell>
              <table:table-cell office:value-type="float" office:value="13.061284">
                <text:p>13.061284</text:p>
              </table:table-cell>
              <table:table-cell office:value-type="float" office:value="13.29159">
                <text:p>13.29159</text:p>
              </table:table-cell>
              <table:table-cell office:value-type="float" office:value="13.403565">
                <text:p>13.403565</text:p>
              </table:table-cell>
              <table:table-cell office:value-type="float" office:value="13.496858">
                <text:p>13.496858</text:p>
              </table:table-cell>
              <table:table-cell office:value-type="float" office:value="13.574906">
                <text:p>13.574906</text:p>
              </table:table-cell>
              <table:table-cell office:value-type="float" office:value="13.614987">
                <text:p>13.614987</text:p>
              </table:table-cell>
              <table:table-cell office:value-type="float" office:value="13.639566">
                <text:p>13.639566</text:p>
              </table:table-cell>
            </table:table-row>
            <table:table-row>
              <table:table-cell office:value-type="string">
                <text:p>alles schwarz</text:p>
              </table:table-cell>
              <table:table-cell office:value-type="float" office:value="9.608408">
                <text:p>9.608408</text:p>
              </table:table-cell>
              <table:table-cell office:value-type="float" office:value="12.288681">
                <text:p>12.288681</text:p>
              </table:table-cell>
              <table:table-cell office:value-type="float" office:value="12.831045">
                <text:p>12.831045</text:p>
              </table:table-cell>
              <table:table-cell office:value-type="float" office:value="13.054328">
                <text:p>13.054328</text:p>
              </table:table-cell>
              <table:table-cell office:value-type="float" office:value="13.199563">
                <text:p>13.199563</text:p>
              </table:table-cell>
              <table:table-cell office:value-type="float" office:value="13.289689">
                <text:p>13.289689</text:p>
              </table:table-cell>
              <table:table-cell office:value-type="float" office:value="13.374255">
                <text:p>13.374255</text:p>
              </table:table-cell>
              <table:table-cell office:value-type="float" office:value="13.431983">
                <text:p>13.431983</text:p>
              </table:table-cell>
              <table:table-cell office:value-type="float" office:value="13.40671">
                <text:p>13.40671</text:p>
              </table:table-cell>
              <table:table-cell office:value-type="float" office:value="13.461063">
                <text:p>13.461063</text:p>
              </table:table-cell>
            </table:table-row>
            <table:table-row>
              <table:table-cell office:value-type="string">
                <text:p>sws – Muster</text:p>
              </table:table-cell>
              <table:table-cell office:value-type="float" office:value="8.005379">
                <text:p>8.005379</text:p>
              </table:table-cell>
              <table:table-cell office:value-type="float" office:value="11.400195">
                <text:p>11.400195</text:p>
              </table:table-cell>
              <table:table-cell office:value-type="float" office:value="12.40795">
                <text:p>12.40795</text:p>
              </table:table-cell>
              <table:table-cell office:value-type="float" office:value="12.835449">
                <text:p>12.835449</text:p>
              </table:table-cell>
              <table:table-cell office:value-type="float" office:value="13.077519">
                <text:p>13.077519</text:p>
              </table:table-cell>
              <table:table-cell office:value-type="float" office:value="13.241678">
                <text:p>13.241678</text:p>
              </table:table-cell>
              <table:table-cell office:value-type="float" office:value="13.355362">
                <text:p>13.355362</text:p>
              </table:table-cell>
              <table:table-cell office:value-type="float" office:value="13.426188">
                <text:p>13.426188</text:p>
              </table:table-cell>
              <table:table-cell office:value-type="float" office:value="13.502716">
                <text:p>13.502716</text:p>
              </table:table-cell>
              <table:table-cell office:value-type="float" office:value="13.539239">
                <text:p>13.539239</text:p>
              </table:table-cell>
            </table:table-row>
            <table:table-row>
              <table:table-cell office:value-type="string">
                <text:p>Rechteck in der Mitte</text:p>
              </table:table-cell>
              <table:table-cell office:value-type="float" office:value="8.45781">
                <text:p>8.45781</text:p>
              </table:table-cell>
              <table:table-cell office:value-type="float" office:value="12.190714">
                <text:p>12.190714</text:p>
              </table:table-cell>
              <table:table-cell office:value-type="float" office:value="12.870072">
                <text:p>12.870072</text:p>
              </table:table-cell>
              <table:table-cell office:value-type="float" office:value="13.163124">
                <text:p>13.163124</text:p>
              </table:table-cell>
              <table:table-cell office:value-type="float" office:value="13.309318">
                <text:p>13.309318</text:p>
              </table:table-cell>
              <table:table-cell office:value-type="float" office:value="13.415436">
                <text:p>13.415436</text:p>
              </table:table-cell>
              <table:table-cell office:value-type="float" office:value="13.471904">
                <text:p>13.471904</text:p>
              </table:table-cell>
              <table:table-cell office:value-type="float" office:value="13.588487">
                <text:p>13.588487</text:p>
              </table:table-cell>
              <table:table-cell office:value-type="float" office:value="13.596409">
                <text:p>13.596409</text:p>
              </table:table-cell>
              <table:table-cell office:value-type="float" office:value="13.634073">
                <text:p>13.63407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data-style-name="N0">
      <style:chart-properties chart:display-label="true" chart:logarithmic="false" chart:minimum="0.4"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94cm" svg:height="6.115cm" xlink:href="." xlink:type="simple" chart:class="chart:scatter" chart:style-name="ch1">
        <chart:legend svg:x="7.519cm" svg:y="0.742cm" style:legend-expansion="custom" chartooo:width="5.72cm" chartooo:height="1.566cm" style:legend-expansion-aspect-ratio="3.65261813537676" chart:style-name="ch2"/>
        <chart:plot-area chart:style-name="ch3" chart:data-source-has-labels="both" svg:x="1.308cm" svg:y="0.122cm" svg:width="13.289cm" svg:height="4.89cm">
          <chartooo:coordinate-region svg:x="2.035cm" svg:y="0.321cm" svg:width="12.375cm" svg:height="4.044cm"/>
          <chart:axis chart:dimension="x" chart:name="primary-x" chart:style-name="ch4" chartooo:axis-type="auto">
            <chart:title svg:x="6.162cm" svg:y="5.134cm" chart:style-name="ch5">
              <text:p>Anzahl der Prozessoren</text:p>
            </chart:title>
            <chart:categories table:cell-range-address="local-table.$B$1:.$K$1"/>
            <chart:grid chart:style-name="ch6" chart:class="major"/>
            <chart:grid chart:style-name="ch7" chart:class="minor"/>
          </chart:axis>
          <chart:axis chart:dimension="y" chart:name="primary-y" chart:style-name="ch8">
            <chart:title svg:x="0.451cm" svg:y="3.286cm" chart:style-name="ch9">
              <text:p>Speedup</text:p>
            </chart:title>
            <chart:grid chart:style-name="ch6" chart:class="major"/>
          </chart:axis>
          <chart:series chart:style-name="ch10" chart:values-cell-range-address="local-table.$B$3:.$K$3" chart:label-cell-address="local-table.$A$3" chart:class="chart:scatter">
            <chart:domain table:cell-range-address="local-table.$B$2:.$K$2"/>
            <chart:data-point chart:repeated="10"/>
          </chart:series>
          <chart:series chart:style-name="ch11" chart:values-cell-range-address="local-table.$B$4:.$K$4" chart:label-cell-address="local-table.$A$4" chart:class="chart:scatter">
            <chart:data-point chart:repeated="10"/>
          </chart:series>
          <chart:series chart:style-name="ch12" chart:values-cell-range-address="local-table.$B$5:.$K$5" chart:label-cell-address="local-table.$A$5"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688403077383631">
                <text:p>0.688403077383631</text:p>
              </table:table-cell>
              <table:table-cell office:value-type="float" office:value="0.648858472856795">
                <text:p>0.648858472856795</text:p>
              </table:table-cell>
              <table:table-cell office:value-type="float" office:value="0.634875407348925">
                <text:p>0.634875407348925</text:p>
              </table:table-cell>
              <table:table-cell office:value-type="float" office:value="0.623874796017632">
                <text:p>0.623874796017632</text:p>
              </table:table-cell>
              <table:table-cell office:value-type="float" office:value="0.618662870661649">
                <text:p>0.618662870661649</text:p>
              </table:table-cell>
              <table:table-cell office:value-type="float" office:value="0.614386548335917">
                <text:p>0.614386548335917</text:p>
              </table:table-cell>
              <table:table-cell office:value-type="float" office:value="0.610854174607176">
                <text:p>0.610854174607176</text:p>
              </table:table-cell>
              <table:table-cell office:value-type="float" office:value="0.609055888191447">
                <text:p>0.609055888191447</text:p>
              </table:table-cell>
              <table:table-cell office:value-type="float" office:value="0.607958347061776">
                <text:p>0.607958347061776</text:p>
              </table:table-cell>
            </table:table-row>
            <table:table-row>
              <table:table-cell office:value-type="string">
                <text:p>alles schwarz</text:p>
              </table:table-cell>
              <table:table-cell office:value-type="float" office:value="1">
                <text:p>1</text:p>
              </table:table-cell>
              <table:table-cell office:value-type="float" office:value="0.781890912458383">
                <text:p>0.781890912458383</text:p>
              </table:table-cell>
              <table:table-cell office:value-type="float" office:value="0.748840643922611">
                <text:p>0.748840643922611</text:p>
              </table:table-cell>
              <table:table-cell office:value-type="float" office:value="0.736032371792711">
                <text:p>0.736032371792711</text:p>
              </table:table-cell>
              <table:table-cell office:value-type="float" office:value="0.727933795990064">
                <text:p>0.727933795990064</text:p>
              </table:table-cell>
              <table:table-cell office:value-type="float" office:value="0.722997204825485">
                <text:p>0.722997204825485</text:p>
              </table:table-cell>
              <table:table-cell office:value-type="float" office:value="0.718425661840604">
                <text:p>0.718425661840604</text:p>
              </table:table-cell>
              <table:table-cell office:value-type="float" office:value="0.71533801077622">
                <text:p>0.71533801077622</text:p>
              </table:table-cell>
              <table:table-cell office:value-type="float" office:value="0.716686495046137">
                <text:p>0.716686495046137</text:p>
              </table:table-cell>
              <table:table-cell office:value-type="float" office:value="0.713792662585414">
                <text:p>0.713792662585414</text:p>
              </table:table-cell>
            </table:table-row>
            <table:table-row>
              <table:table-cell office:value-type="string">
                <text:p>Rechteck in der Mitte</text:p>
              </table:table-cell>
              <table:table-cell office:value-type="float" office:value="1">
                <text:p>1</text:p>
              </table:table-cell>
              <table:table-cell office:value-type="float" office:value="0.693791192214008">
                <text:p>0.693791192214008</text:p>
              </table:table-cell>
              <table:table-cell office:value-type="float" office:value="0.657168817703584">
                <text:p>0.657168817703584</text:p>
              </table:table-cell>
              <table:table-cell office:value-type="float" office:value="0.642538199898443">
                <text:p>0.642538199898443</text:p>
              </table:table-cell>
              <table:table-cell office:value-type="float" office:value="0.635480345424161">
                <text:p>0.635480345424161</text:p>
              </table:table-cell>
              <table:table-cell office:value-type="float" office:value="0.630453605831372">
                <text:p>0.630453605831372</text:p>
              </table:table-cell>
              <table:table-cell office:value-type="float" office:value="0.627811035470561">
                <text:p>0.627811035470561</text:p>
              </table:table-cell>
              <table:table-cell office:value-type="float" office:value="0.622424704089572">
                <text:p>0.622424704089572</text:p>
              </table:table-cell>
              <table:table-cell office:value-type="float" office:value="0.622062045941689">
                <text:p>0.622062045941689</text:p>
              </table:table-cell>
              <table:table-cell office:value-type="float" office:value="0.620343605318821">
                <text:p>0.62034360531882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86cm" svg:height="7.245cm" xlink:href="." xlink:type="simple" chart:class="chart:scatter" chart:style-name="ch1">
        <chart:legend svg:x="5.692cm" svg:y="1.162cm" style:legend-expansion="custom" chartooo:width="4.499cm" chartooo:height="1.981cm" style:legend-expansion-aspect-ratio="2.27107521453811" chart:style-name="ch2"/>
        <chart:plot-area chart:style-name="ch3" chart:data-source-has-labels="both" svg:x="1.234cm" svg:y="0.144cm" svg:width="9.729cm" svg:height="5.976cm">
          <chartooo:coordinate-region svg:x="1.961cm" svg:y="0.344cm" svg:width="8.815cm" svg:height="5.129cm"/>
          <chart:axis chart:dimension="x" chart:name="primary-x" chart:style-name="ch4" chartooo:axis-type="auto">
            <chart:title svg:x="4.308cm" svg:y="6.264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785cm" chart:style-name="ch8">
              <text:p>Effizienz</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
                <text:p>1</text:p>
              </table:table-cell>
              <table:table-cell office:value-type="float" office:value="0.22946769246121">
                <text:p>0.22946769246121</text:p>
              </table:table-cell>
              <table:table-cell office:value-type="float" office:value="0.129771694571359">
                <text:p>0.129771694571359</text:p>
              </table:table-cell>
              <table:table-cell office:value-type="float" office:value="0.0906964867641322">
                <text:p>0.0906964867641322</text:p>
              </table:table-cell>
              <table:table-cell office:value-type="float" office:value="0.0693194217797369">
                <text:p>0.0693194217797369</text:p>
              </table:table-cell>
              <table:table-cell office:value-type="float" office:value="0.056242079151059">
                <text:p>0.056242079151059</text:p>
              </table:table-cell>
              <table:table-cell office:value-type="float" office:value="0.0472605037181474">
                <text:p>0.0472605037181474</text:p>
              </table:table-cell>
              <table:table-cell office:value-type="float" office:value="0.0407236116404784">
                <text:p>0.0407236116404784</text:p>
              </table:table-cell>
              <table:table-cell office:value-type="float" office:value="0.035826816952438">
                <text:p>0.035826816952438</text:p>
              </table:table-cell>
              <table:table-cell office:value-type="float" office:value="0.0319978077400935">
                <text:p>0.0319978077400935</text:p>
              </table:table-cell>
            </table:table-row>
            <table:table-row>
              <table:table-cell office:value-type="string">
                <text:p>alles schwarz</text:p>
              </table:table-cell>
              <table:table-cell office:value-type="float" office:value="1">
                <text:p>1</text:p>
              </table:table-cell>
              <table:table-cell office:value-type="float" office:value="0.260630304152794">
                <text:p>0.260630304152794</text:p>
              </table:table-cell>
              <table:table-cell office:value-type="float" office:value="0.149768128784522">
                <text:p>0.149768128784522</text:p>
              </table:table-cell>
              <table:table-cell office:value-type="float" office:value="0.105147481684673">
                <text:p>0.105147481684673</text:p>
              </table:table-cell>
              <table:table-cell office:value-type="float" office:value="0.0808815328877849">
                <text:p>0.0808815328877849</text:p>
              </table:table-cell>
              <table:table-cell office:value-type="float" office:value="0.0657270186204987">
                <text:p>0.0657270186204987</text:p>
              </table:table-cell>
              <table:table-cell office:value-type="float" office:value="0.0552635124492772">
                <text:p>0.0552635124492772</text:p>
              </table:table-cell>
              <table:table-cell office:value-type="float" office:value="0.0476892007184147">
                <text:p>0.0476892007184147</text:p>
              </table:table-cell>
              <table:table-cell office:value-type="float" office:value="0.042158029120361">
                <text:p>0.042158029120361</text:p>
              </table:table-cell>
              <table:table-cell office:value-type="float" office:value="0.0375680348729165">
                <text:p>0.0375680348729165</text:p>
              </table:table-cell>
            </table:table-row>
            <table:table-row>
              <table:table-cell office:value-type="string">
                <text:p>Rechteck in der Mitte</text:p>
              </table:table-cell>
              <table:table-cell office:value-type="float" office:value="1">
                <text:p>1</text:p>
              </table:table-cell>
              <table:table-cell office:value-type="float" office:value="0.231263730738003">
                <text:p>0.231263730738003</text:p>
              </table:table-cell>
              <table:table-cell office:value-type="float" office:value="0.131433763540717">
                <text:p>0.131433763540717</text:p>
              </table:table-cell>
              <table:table-cell office:value-type="float" office:value="0.0917911714140633">
                <text:p>0.0917911714140633</text:p>
              </table:table-cell>
              <table:table-cell office:value-type="float" office:value="0.0706089272693512">
                <text:p>0.0706089272693512</text:p>
              </table:table-cell>
              <table:table-cell office:value-type="float" office:value="0.0573139641664884">
                <text:p>0.0573139641664884</text:p>
              </table:table-cell>
              <table:table-cell office:value-type="float" office:value="0.0482931565746586">
                <text:p>0.0482931565746586</text:p>
              </table:table-cell>
              <table:table-cell office:value-type="float" office:value="0.0414949802726381">
                <text:p>0.0414949802726381</text:p>
              </table:table-cell>
              <table:table-cell office:value-type="float" office:value="0.0365918850553935">
                <text:p>0.0365918850553935</text:p>
              </table:table-cell>
              <table:table-cell office:value-type="float" office:value="0.0326496634378327">
                <text:p>0.032649663437832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7cm" svg:height="5.979cm" xlink:href="." xlink:type="simple" chart:class="chart:scatter" chart:style-name="ch1">
        <chart:legend svg:x="6.894cm" svg:y="2.086cm" style:legend-expansion="custom" chartooo:width="4.684cm" chartooo:height="1.881cm" style:legend-expansion-aspect-ratio="2.49016480595428" chart:style-name="ch2"/>
        <chart:plot-area chart:style-name="ch3" chart:data-source-has-labels="both" svg:x="1.255cm" svg:y="0.119cm" svg:width="10.738cm" svg:height="4.76cm">
          <chartooo:coordinate-region svg:x="1.691cm" svg:y="0.318cm" svg:width="10.115cm" svg:height="3.914cm"/>
          <chart:axis chart:dimension="x" chart:name="primary-x" chart:style-name="ch4" chartooo:axis-type="auto">
            <chart:title svg:x="4.834cm" svg:y="4.998cm" chart:style-name="ch5">
              <text:p>Anzahl der Prozessoren</text:p>
            </chart:title>
            <chart:categories table:cell-range-address="local-table.$B$1:.$K$1"/>
            <chart:grid chart:style-name="ch6" chart:class="major"/>
            <chart:grid chart:style-name="ch7" chart:class="minor"/>
          </chart:axis>
          <chart:axis chart:dimension="y" chart:name="primary-y" chart:style-name="ch4">
            <chart:title svg:x="0.451cm" svg:y="3.112cm" chart:style-name="ch8">
              <text:p>Zeit in s</text:p>
            </chart:title>
            <chart:grid chart:style-name="ch6" chart:class="major"/>
          </chart:axis>
          <chart:series chart:style-name="ch9" chart:values-cell-range-address="local-table.$B$3:.$K$3" chart:label-cell-address="local-table.$A$3" chart:class="chart:scatter">
            <chart:domain table:cell-range-address="local-table.$B$2:.$K$2"/>
            <chart:data-point chart:repeated="10"/>
          </chart:series>
          <chart:series chart:style-name="ch10" chart:values-cell-range-address="local-table.$B$4:.$K$4" chart:label-cell-address="local-table.$A$4" chart:class="chart:scatter">
            <chart:data-point chart:repeated="10"/>
          </chart:series>
          <chart:series chart:style-name="ch11" chart:values-cell-range-address="local-table.$B$5:.$K$5" chart:label-cell-address="local-table.$A$5"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0.228582">
                <text:p>0.228582</text:p>
              </table:table-cell>
              <table:table-cell office:value-type="float" office:value="5.224743">
                <text:p>5.224743</text:p>
              </table:table-cell>
              <table:table-cell office:value-type="float" office:value="6.218242">
                <text:p>6.218242</text:p>
              </table:table-cell>
              <table:table-cell office:value-type="float" office:value="6.651611">
                <text:p>6.651611</text:p>
              </table:table-cell>
              <table:table-cell office:value-type="float" office:value="6.889644">
                <text:p>6.889644</text:p>
              </table:table-cell>
              <table:table-cell office:value-type="float" office:value="7.044529">
                <text:p>7.044529</text:p>
              </table:table-cell>
              <table:table-cell office:value-type="float" office:value="7.154061">
                <text:p>7.154061</text:p>
              </table:table-cell>
              <table:table-cell office:value-type="float" office:value="7.236473">
                <text:p>7.236473</text:p>
              </table:table-cell>
              <table:table-cell office:value-type="float" office:value="7.300482">
                <text:p>7.300482</text:p>
              </table:table-cell>
              <table:table-cell office:value-type="float" office:value="7.345956">
                <text:p>7.345956</text:p>
              </table:table-cell>
            </table:table-row>
            <table:table-row>
              <table:table-cell office:value-type="string">
                <text:p>alles schwarz</text:p>
              </table:table-cell>
              <table:table-cell office:value-type="float" office:value="0.227885">
                <text:p>0.227885</text:p>
              </table:table-cell>
              <table:table-cell office:value-type="float" office:value="5.219911">
                <text:p>5.219911</text:p>
              </table:table-cell>
              <table:table-cell office:value-type="float" office:value="6.222381">
                <text:p>6.222381</text:p>
              </table:table-cell>
              <table:table-cell office:value-type="float" office:value="6.646484">
                <text:p>6.646484</text:p>
              </table:table-cell>
              <table:table-cell office:value-type="float" office:value="6.892859">
                <text:p>6.892859</text:p>
              </table:table-cell>
              <table:table-cell office:value-type="float" office:value="7.044705">
                <text:p>7.044705</text:p>
              </table:table-cell>
              <table:table-cell office:value-type="float" office:value="7.156904">
                <text:p>7.156904</text:p>
              </table:table-cell>
              <table:table-cell office:value-type="float" office:value="7.224762">
                <text:p>7.224762</text:p>
              </table:table-cell>
              <table:table-cell office:value-type="float" office:value="7.287205">
                <text:p>7.287205</text:p>
              </table:table-cell>
              <table:table-cell office:value-type="float" office:value="7.342071">
                <text:p>7.342071</text:p>
              </table:table-cell>
            </table:table-row>
            <table:table-row>
              <table:table-cell office:value-type="string">
                <text:p>Rechteck in der Mitte</text:p>
              </table:table-cell>
              <table:table-cell office:value-type="float" office:value="0.230079">
                <text:p>0.230079</text:p>
              </table:table-cell>
              <table:table-cell office:value-type="float" office:value="5.219644">
                <text:p>5.219644</text:p>
              </table:table-cell>
              <table:table-cell office:value-type="float" office:value="6.225005">
                <text:p>6.225005</text:p>
              </table:table-cell>
              <table:table-cell office:value-type="float" office:value="6.647643">
                <text:p>6.647643</text:p>
              </table:table-cell>
              <table:table-cell office:value-type="float" office:value="6.889458">
                <text:p>6.889458</text:p>
              </table:table-cell>
              <table:table-cell office:value-type="float" office:value="7.044052">
                <text:p>7.044052</text:p>
              </table:table-cell>
              <table:table-cell office:value-type="float" office:value="7.153153">
                <text:p>7.153153</text:p>
              </table:table-cell>
              <table:table-cell office:value-type="float" office:value="7.227103">
                <text:p>7.227103</text:p>
              </table:table-cell>
              <table:table-cell office:value-type="float" office:value="7.280187">
                <text:p>7.280187</text:p>
              </table:table-cell>
              <table:table-cell office:value-type="float" office:value="7.331567">
                <text:p>7.3315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8cm" svg:height="6cm" xlink:href="." xlink:type="simple" chart:class="chart:scatter" chart:style-name="ch1">
        <chart:legend svg:x="2.096cm" svg:y="0.826cm" style:legend-expansion="custom" chartooo:width="3.131cm" chartooo:height="1.406cm" style:legend-expansion-aspect-ratio="2.22688477951636" chart:style-name="ch2"/>
        <chart:plot-area chart:style-name="ch3" chart:data-source-has-labels="both" svg:x="1.224cm" svg:y="0.12cm" svg:width="9.221cm" svg:height="4.779cm">
          <chartooo:coordinate-region svg:x="1.951cm" svg:y="0.319cm" svg:width="8.029cm" svg:height="3.933cm"/>
          <chart:axis chart:dimension="x" chart:name="primary-x" chart:style-name="ch4" chartooo:axis-type="auto">
            <chart:title svg:x="4.11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211579">
                <text:p>0.211579</text:p>
              </table:table-cell>
              <table:table-cell office:value-type="float" office:value="0.475551">
                <text:p>0.475551</text:p>
              </table:table-cell>
              <table:table-cell office:value-type="float" office:value="0.844355">
                <text:p>0.844355</text:p>
              </table:table-cell>
              <table:table-cell office:value-type="float" office:value="1.319137">
                <text:p>1.319137</text:p>
              </table:table-cell>
              <table:table-cell office:value-type="float" office:value="1.897704">
                <text:p>1.897704</text:p>
              </table:table-cell>
              <table:table-cell office:value-type="float" office:value="2.583092">
                <text:p>2.583092</text:p>
              </table:table-cell>
            </table:table-row>
            <table:table-row>
              <table:table-cell office:value-type="string">
                <text:p>p = 7</text:p>
              </table:table-cell>
              <table:table-cell office:value-type="float" office:value="0.0305">
                <text:p>0.0305</text:p>
              </table:table-cell>
              <table:table-cell office:value-type="float" office:value="0.068891">
                <text:p>0.068891</text:p>
              </table:table-cell>
              <table:table-cell office:value-type="float" office:value="0.121716">
                <text:p>0.121716</text:p>
              </table:table-cell>
              <table:table-cell office:value-type="float" office:value="0.189273">
                <text:p>0.189273</text:p>
              </table:table-cell>
              <table:table-cell office:value-type="float" office:value="0.271723">
                <text:p>0.271723</text:p>
              </table:table-cell>
              <table:table-cell office:value-type="float" office:value="0.370156">
                <text:p>0.370156</text:p>
              </table:table-cell>
            </table:table-row>
            <table:table-row>
              <table:table-cell office:value-type="string">
                <text:p>p = 15</text:p>
              </table:table-cell>
              <table:table-cell office:value-type="float" office:value="0.014842">
                <text:p>0.014842</text:p>
              </table:table-cell>
              <table:table-cell office:value-type="float" office:value="0.032198">
                <text:p>0.032198</text:p>
              </table:table-cell>
              <table:table-cell office:value-type="float" office:value="0.058298">
                <text:p>0.058298</text:p>
              </table:table-cell>
              <table:table-cell office:value-type="float" office:value="0.089138">
                <text:p>0.089138</text:p>
              </table:table-cell>
              <table:table-cell office:value-type="float" office:value="0.127696">
                <text:p>0.127696</text:p>
              </table:table-cell>
              <table:table-cell office:value-type="float" office:value="0.173446">
                <text:p>0.17344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75cm" svg:y="0.563cm" style:legend-expansion="custom" chartooo:width="2.859cm" chartooo:height="1.428cm" style:legend-expansion-aspect-ratio="2.00210084033613"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75cm" chart:style-name="ch8">
              <text:p>Zein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965892">
                <text:p>0.965892</text:p>
              </table:table-cell>
              <table:table-cell office:value-type="float" office:value="3.520732">
                <text:p>3.520732</text:p>
              </table:table-cell>
              <table:table-cell office:value-type="float" office:value="6.662435">
                <text:p>6.662435</text:p>
              </table:table-cell>
              <table:table-cell office:value-type="float" office:value="10.375617">
                <text:p>10.375617</text:p>
              </table:table-cell>
              <table:table-cell office:value-type="float" office:value="15.845507">
                <text:p>15.845507</text:p>
              </table:table-cell>
              <table:table-cell office:value-type="float" office:value="22.584872">
                <text:p>22.584872</text:p>
              </table:table-cell>
            </table:table-row>
            <table:table-row>
              <table:table-cell office:value-type="string">
                <text:p>p = 7</text:p>
              </table:table-cell>
              <table:table-cell office:value-type="float" office:value="1.510391">
                <text:p>1.510391</text:p>
              </table:table-cell>
              <table:table-cell office:value-type="float" office:value="3.726771">
                <text:p>3.726771</text:p>
              </table:table-cell>
              <table:table-cell office:value-type="float" office:value="6.57201">
                <text:p>6.57201</text:p>
              </table:table-cell>
              <table:table-cell office:value-type="float" office:value="9.149582">
                <text:p>9.149582</text:p>
              </table:table-cell>
              <table:table-cell office:value-type="float" office:value="13.111512">
                <text:p>13.111512</text:p>
              </table:table-cell>
              <table:table-cell office:value-type="float" office:value="17.828613">
                <text:p>17.828613</text:p>
              </table:table-cell>
            </table:table-row>
            <table:table-row>
              <table:table-cell office:value-type="string">
                <text:p>p = 15</text:p>
              </table:table-cell>
              <table:table-cell office:value-type="float" office:value="1.996441">
                <text:p>1.996441</text:p>
              </table:table-cell>
              <table:table-cell office:value-type="float" office:value="3.861195">
                <text:p>3.861195</text:p>
              </table:table-cell>
              <table:table-cell office:value-type="float" office:value="6.078972">
                <text:p>6.078972</text:p>
              </table:table-cell>
              <table:table-cell office:value-type="float" office:value="9.941895">
                <text:p>9.941895</text:p>
              </table:table-cell>
              <table:table-cell office:value-type="float" office:value="13.579841">
                <text:p>13.579841</text:p>
              </table:table-cell>
              <table:table-cell office:value-type="float" office:value="19.983298">
                <text:p>19.983298</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69cm" svg:height="6cm" xlink:href="." xlink:type="simple" chart:class="chart:scatter" chart:style-name="ch1">
        <chart:legend svg:x="1.646cm" svg:y="0.702cm" style:legend-expansion="custom" chartooo:width="2.845cm" chartooo:height="1.226cm" style:legend-expansion-aspect-ratio="2.32055464926591" chart:style-name="ch2"/>
        <chart:plot-area chart:style-name="ch3" chart:data-source-has-labels="both" svg:x="1.224cm" svg:y="0.12cm" svg:width="9.232cm" svg:height="4.779cm">
          <chartooo:coordinate-region svg:x="1.845cm" svg:y="0.32cm" svg:width="8.146cm" svg:height="3.932cm"/>
          <chart:axis chart:dimension="x" chart:name="primary-x" chart:style-name="ch4" chartooo:axis-type="auto">
            <chart:title svg:x="4.11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725774">
                <text:p>0.725774</text:p>
              </table:table-cell>
              <table:table-cell office:value-type="float" office:value="2.980752">
                <text:p>2.980752</text:p>
              </table:table-cell>
              <table:table-cell office:value-type="float" office:value="5.704551">
                <text:p>5.704551</text:p>
              </table:table-cell>
              <table:table-cell office:value-type="float" office:value="8.876222">
                <text:p>8.876222</text:p>
              </table:table-cell>
              <table:table-cell office:value-type="float" office:value="13.68373">
                <text:p>13.68373</text:p>
              </table:table-cell>
              <table:table-cell office:value-type="float" office:value="19.647287">
                <text:p>19.647287</text:p>
              </table:table-cell>
            </table:table-row>
            <table:table-row>
              <table:table-cell office:value-type="string">
                <text:p>p = 7</text:p>
              </table:table-cell>
              <table:table-cell office:value-type="float" office:value="0.714074">
                <text:p>0.714074</text:p>
              </table:table-cell>
              <table:table-cell office:value-type="float" office:value="1.968971">
                <text:p>1.968971</text:p>
              </table:table-cell>
              <table:table-cell office:value-type="float" office:value="3.462613">
                <text:p>3.462613</text:p>
              </table:table-cell>
              <table:table-cell office:value-type="float" office:value="4.30387">
                <text:p>4.30387</text:p>
              </table:table-cell>
              <table:table-cell office:value-type="float" office:value="6.150137">
                <text:p>6.150137</text:p>
              </table:table-cell>
              <table:table-cell office:value-type="float" office:value="8.364581">
                <text:p>8.364581</text:p>
              </table:table-cell>
            </table:table-row>
            <table:table-row>
              <table:table-cell office:value-type="string">
                <text:p>p = 15</text:p>
              </table:table-cell>
              <table:table-cell office:value-type="float" office:value="1.138935">
                <text:p>1.138935</text:p>
              </table:table-cell>
              <table:table-cell office:value-type="float" office:value="1.974451">
                <text:p>1.974451</text:p>
              </table:table-cell>
              <table:table-cell office:value-type="float" office:value="2.760757">
                <text:p>2.760757</text:p>
              </table:table-cell>
              <table:table-cell office:value-type="float" office:value="4.789679">
                <text:p>4.789679</text:p>
              </table:table-cell>
              <table:table-cell office:value-type="float" office:value="6.158885">
                <text:p>6.158885</text:p>
              </table:table-cell>
              <table:table-cell office:value-type="float" office:value="9.911542">
                <text:p>9.91154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graphic-properties svg:stroke-color="#dddddd"/>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65cm" svg:height="6cm" xlink:href="." xlink:type="simple" chart:class="chart:scatter" chart:style-name="ch1">
        <chart:legend svg:x="2.112cm" svg:y="0.984cm" style:legend-expansion="custom" chartooo:width="2.242cm" chartooo:height="1.186cm" style:legend-expansion-aspect-ratio="1.89038785834739" chart:style-name="ch2"/>
        <chart:plot-area chart:style-name="ch3" chart:data-source-has-labels="both" svg:x="1.224cm" svg:y="0.12cm" svg:width="9.213cm" svg:height="4.779cm">
          <chartooo:coordinate-region svg:x="1.66cm" svg:y="0.319cm" svg:width="8.127cm" svg:height="3.933cm"/>
          <chart:axis chart:dimension="x" chart:name="primary-x" chart:style-name="ch4" chartooo:axis-type="auto">
            <chart:title svg:x="4.106cm" svg:y="5.019cm" chart:style-name="ch5">
              <text:p>Dimension der Matrix n</text:p>
            </chart:title>
            <chart:categories table:cell-range-address="local-table.$B$1:.$G$1"/>
            <chart:grid chart:style-name="ch6" chart:class="major"/>
            <chart:grid chart:style-name="ch7" chart:class="minor"/>
          </chart:axis>
          <chart:axis chart:dimension="y" chart:name="primary-y" chart:style-name="ch4">
            <chart:title svg:x="0.451cm" svg:y="3.122cm" chart:style-name="ch8">
              <text:p>Zeit in s</text:p>
            </chart:title>
            <chart:grid chart:style-name="ch6" chart:class="major"/>
            <chart:grid chart:style-name="ch7" chart:class="minor"/>
          </chart:axis>
          <chart:series chart:style-name="ch9" chart:values-cell-range-address="local-table.$B$3:.$G$3" chart:label-cell-address="local-table.$A$3" chart:class="chart:scatter">
            <chart:domain table:cell-range-address="local-table.$B$2:.$G$2"/>
            <chart:data-point chart:repeated="6"/>
          </chart:series>
          <chart:series chart:style-name="ch10" chart:values-cell-range-address="local-table.$B$4:.$G$4" chart:label-cell-address="local-table.$A$4" chart:class="chart:scatter">
            <chart:data-point chart:repeated="6"/>
          </chart:series>
          <chart:series chart:style-name="ch11" chart:values-cell-range-address="local-table.$B$5:.$G$5" chart:label-cell-address="local-table.$A$5"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
              </table:table-cell>
              <table:table-cell office:value-type="float" office:value="10000">
                <text:p>10000</text:p>
              </table:table-cell>
              <table:table-cell office:value-type="float" office:value="15000">
                <text:p>15000</text:p>
              </table:table-cell>
              <table:table-cell office:value-type="float" office:value="20000">
                <text:p>20000</text:p>
              </table:table-cell>
              <table:table-cell office:value-type="float" office:value="25000">
                <text:p>25000</text:p>
              </table:table-cell>
              <table:table-cell office:value-type="float" office:value="30000">
                <text:p>30000</text:p>
              </table:table-cell>
              <table:table-cell office:value-type="float" office:value="35000">
                <text:p>35000</text:p>
              </table:table-cell>
            </table:table-row>
            <table:table-row>
              <table:table-cell office:value-type="string">
                <text:p>p = 1</text:p>
              </table:table-cell>
              <table:table-cell office:value-type="float" office:value="0.025415">
                <text:p>0.025415</text:p>
              </table:table-cell>
              <table:table-cell office:value-type="float" office:value="0.057674">
                <text:p>0.057674</text:p>
              </table:table-cell>
              <table:table-cell office:value-type="float" office:value="0.101539">
                <text:p>0.101539</text:p>
              </table:table-cell>
              <table:table-cell office:value-type="float" office:value="0.161744">
                <text:p>0.161744</text:p>
              </table:table-cell>
              <table:table-cell office:value-type="float" office:value="0.237762">
                <text:p>0.237762</text:p>
              </table:table-cell>
              <table:table-cell office:value-type="float" office:value="0.318262">
                <text:p>0.318262</text:p>
              </table:table-cell>
            </table:table-row>
            <table:table-row>
              <table:table-cell office:value-type="string">
                <text:p>p = 7</text:p>
              </table:table-cell>
              <table:table-cell office:value-type="float" office:value="0.743287">
                <text:p>0.743287</text:p>
              </table:table-cell>
              <table:table-cell office:value-type="float" office:value="1.667005">
                <text:p>1.667005</text:p>
              </table:table-cell>
              <table:table-cell office:value-type="float" office:value="2.955157">
                <text:p>2.955157</text:p>
              </table:table-cell>
              <table:table-cell office:value-type="float" office:value="4.622524">
                <text:p>4.622524</text:p>
              </table:table-cell>
              <table:table-cell office:value-type="float" office:value="6.645024">
                <text:p>6.645024</text:p>
              </table:table-cell>
              <table:table-cell office:value-type="float" office:value="9.04599">
                <text:p>9.04599</text:p>
              </table:table-cell>
            </table:table-row>
            <table:table-row>
              <table:table-cell office:value-type="string">
                <text:p>p = 15</text:p>
              </table:table-cell>
              <table:table-cell office:value-type="float" office:value="0.815448">
                <text:p>0.815448</text:p>
              </table:table-cell>
              <table:table-cell office:value-type="float" office:value="1.819399">
                <text:p>1.819399</text:p>
              </table:table-cell>
              <table:table-cell office:value-type="float" office:value="3.215885">
                <text:p>3.215885</text:p>
              </table:table-cell>
              <table:table-cell office:value-type="float" office:value="5.021537">
                <text:p>5.021537</text:p>
              </table:table-cell>
              <table:table-cell office:value-type="float" office:value="7.237517">
                <text:p>7.237517</text:p>
              </table:table-cell>
              <table:table-cell office:value-type="float" office:value="9.829547">
                <text:p>9.829547</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2/content.xml><?xml version="1.0" encoding="utf-8"?>
<math xmlns="http://www.w3.org/1998/Math/MathML" display="block">
  <semantics>
    <mrow>
      <mi mathvariant="italic">delay</mi>
      <mo stretchy="false">=</mo>
      <mrow>
        <mi mathvariant="italic">rank</mi>
        <mo stretchy="false">⋅</mo>
        <mi mathvariant="italic">µSec</mi>
      </mrow>
    </mrow>
    <annotation encoding="StarMath 5.0">delay = rank cdot µSec</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74pt solid #000000" fo:border-right="none" fo:border-top="0.74pt solid #000000"/>
      <style:paragraph-properties fo:text-align="center" fo:margin-left="0mm"/>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mm"/>
    </style:style>
    <style:style style:name="ce3" style:family="table-cell" style:parent-style-name="Default">
      <style:table-cell-properties fo:border-bottom="0.74pt solid #000000" style:text-align-source="fix" style:repeat-content="false" fo:border-left="0.74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0.06pt solid #000000" fo:border-top="0.74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74pt solid #000000" style:text-align-source="fix" style:repeat-content="false" fo:border-left="none" fo:border-right="0.06pt solid #000000" fo:border-top="none"/>
      <style:paragraph-properties fo:text-align="center" fo:margin-left="0mm"/>
    </style:style>
    <style:style style:name="ce10" style:family="table-cell" style:parent-style-name="Default">
      <style:table-cell-properties fo:border-bottom="none" style:text-align-source="fix" style:repeat-content="false" fo:border-left="0.06pt solid #000000" fo:border-right="none" fo:border-top="0.74pt solid #000000"/>
      <style:paragraph-properties fo:text-align="center" fo:margin-left="0mm"/>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2" style:family="table-cell" style:parent-style-name="Default">
      <style:table-cell-properties fo:border-bottom="0.74pt solid #000000" style:text-align-source="fix" style:repeat-content="false" fo:border-left="0.06pt solid #000000" fo:border-right="none" fo:border-top="none"/>
      <style:paragraph-properties fo:text-align="center" fo:margin-left="0mm"/>
    </style:style>
    <style:style style:name="ce13" style:family="table-cell" style:parent-style-name="Default">
      <style:table-cell-properties fo:border-bottom="none" style:text-align-source="fix" style:repeat-content="false" fo:border-left="none" fo:border-right="0.74pt solid #000000" fo:border-top="0.74pt solid #000000"/>
      <style:paragraph-properties fo:text-align="center" fo:margin-left="0mm"/>
    </style:style>
    <style:style style:name="ce14" style:family="table-cell" style:parent-style-name="Default">
      <style:table-cell-properties fo:border-bottom="none" style:text-align-source="fix" style:repeat-content="false" fo:border-left="none" fo:border-right="0.74pt solid #000000" fo:border-top="none"/>
      <style:paragraph-properties fo:text-align="center" fo:margin-left="0mm"/>
    </style:style>
    <style:style style:name="ce15" style:family="table-cell" style:parent-style-name="Default">
      <style:table-cell-properties fo:border-bottom="0.74pt solid #000000" style:text-align-source="fix" style:repeat-content="false" fo:border-left="none" fo:border-right="0.74pt solid #000000" fo:border-top="none"/>
      <style:paragraph-properties fo:text-align="center" fo:margin-left="0mm"/>
    </style:style>
  </office:automatic-styles>
  <office:body>
    <office:spreadsheet>
      <table:calculation-settings table:automatic-find-labels="false"/>
      <table:table table:name="Fälle" table:style-name="ta1">
        <table:table-column table:style-name="co1" table:default-cell-style-name="Default"/>
        <table:table-column table:style-name="co2" table:default-cell-style-name="ce2"/>
        <table:table-column table:style-name="co2" table:number-columns-repeated="3" table:default-cell-style-name="ce5"/>
        <table:table-column table:style-name="co2" table:default-cell-style-name="ce8"/>
        <table:table-column table:style-name="co2" table:default-cell-style-name="ce11"/>
        <table:table-column table:style-name="co2" table:number-columns-repeated="3" table:default-cell-style-name="ce5"/>
        <table:table-column table:style-name="co2" table:default-cell-style-name="ce14"/>
        <table:table-row table:style-name="ro1">
          <table:table-cell/>
          <table:table-cell table:style-name="Default" table:number-columns-repeated="10"/>
        </table:table-row>
        <table:table-row table:style-name="ro1">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cell table:style-name="ce10" office:value-type="string" calcext:value-type="string">
            <text:p>.</text:p>
          </table:table-cell>
          <table:table-cell table:number-columns-repeated="3" table:style-name="ce4" office:value-type="string" calcext:value-type="string">
            <text:p>.</text:p>
          </table:table-cell>
          <table:table-cell table:style-name="ce13" office:value-type="string" calcext:value-type="string">
            <text:p>.</text:p>
          </table:table-cell>
        </table:table-row>
        <table:table-row table:style-name="ro1">
          <table:table-cell/>
          <table:table-cell office:value-type="string" calcext:value-type="string">
            <text:p>.</text:p>
          </table:table-cell>
          <table:table-cell table:number-columns-repeated="3" office:value-type="string" calcext:value-type="string">
            <text:p>X</text:p>
          </table:table-cell>
          <table:table-cell table:number-columns-repeated="2"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row>
        <table:table-row table:style-name="ro1">
          <table:table-cell/>
          <table:table-cell office:value-type="string" calcext:value-type="string">
            <text:p>.</text:p>
          </table:table-cell>
          <table:table-cell table:number-columns-repeated="2" office:value-type="string" calcext:value-type="string">
            <text:p>X</text:p>
          </table:table-cell>
          <table:table-cell table:number-columns-repeated="3" office:value-type="string" calcext:value-type="string">
            <text:p>.</text:p>
          </table:table-cell>
          <table:table-cell table:number-columns-repeated="3" office:value-type="string" calcext:value-type="string">
            <text:p>X</text:p>
          </table:table-cell>
          <table:table-cell office:value-type="string" calcext:value-type="string">
            <text:p>.</text:p>
          </table:table-cell>
        </table:table-row>
        <table:table-row table:style-name="ro1">
          <table:table-cell/>
          <table:table-cell office:value-type="string" calcext:value-type="string">
            <text:p>.</text:p>
          </table:table-cell>
          <table:table-cell table:number-columns-repeated="3" office:value-type="string" calcext:value-type="string">
            <text:p>X</text:p>
          </table:table-cell>
          <table:table-cell table:number-columns-repeated="2" office:value-type="string" calcext:value-type="string">
            <text:p>.</text:p>
          </table:table-cell>
          <table:table-cell table:number-columns-repeated="2" office:value-type="string" calcext:value-type="string">
            <text:p>X</text:p>
          </table:table-cell>
          <table:table-cell table:number-columns-repeated="2" office:value-type="string" calcext:value-type="string">
            <text:p>.</text:p>
          </table:table-cell>
        </table:table-row>
        <table:table-row table:style-name="ro1">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cell table:style-name="ce12" office:value-type="string" calcext:value-type="string">
            <text:p>.</text:p>
          </table:table-cell>
          <table:table-cell table:number-columns-repeated="3" table:style-name="ce6" office:value-type="string" calcext:value-type="string">
            <text:p>.</text:p>
          </table:table-cell>
          <table:table-cell table:style-name="ce15" office:value-type="string" calcext:value-type="string">
            <text:p>.</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9:43:44.45287871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mm"/>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mm"/>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office:automatic-styles>
  <office:body>
    <office:spreadsheet>
      <table:calculation-settings table:automatic-find-labels="false"/>
      <table:table table:name="Fälle" table:style-name="ta1">
        <table:table-column table:style-name="co1" table:default-cell-style-name="Default"/>
        <table:table-column table:style-name="co2" table:number-columns-repeated="25" table:default-cell-style-name="Default"/>
        <table:table-row table:style-name="ro1" table:number-rows-repeated="7">
          <table:table-cell table:number-columns-repeated="26"/>
        </table:table-row>
        <table:table-row table:style-name="ro1">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cell table:style-name="ce1" office:value-type="string" calcext:value-type="string">
            <text:p>.</text:p>
          </table:table-cell>
          <table:table-cell table:number-columns-repeated="3" table:style-name="ce4" office:value-type="string" calcext:value-type="string">
            <text:p>.</text:p>
          </table:table-cell>
          <table:table-cell table:style-name="ce7" office:value-type="string" calcext:value-type="string">
            <text:p>.</text:p>
          </table:table-cell>
        </table:table-row>
        <table:table-row table:style-name="ro1">
          <table:table-cell/>
          <table:table-cell table:style-name="ce2" office:value-type="string" calcext:value-type="string">
            <text:p>.</text:p>
          </table:table-cell>
          <table:table-cell table:style-name="ce5" office:value-type="string" calcext:value-type="string">
            <text:p>X</text:p>
          </table:table-cell>
          <table:table-cell table:style-name="ce5" office:value-type="string" calcext:value-type="string">
            <text:p>.</text:p>
          </table:table-cell>
          <table:table-cell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style-name="ce5" office:value-type="string" calcext:value-type="string">
            <text:p>.</text:p>
          </table:table-cell>
          <table:table-cell table:style-name="ce5" office:value-type="string" calcext:value-type="string">
            <text:p>X</text:p>
          </table:table-cell>
          <table:table-cell table:style-name="ce5" office:value-type="string" calcext:value-type="string">
            <text:p>.</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style-name="ce5" office:value-type="string" calcext:value-type="string">
            <text:p>.</text:p>
          </table:table-cell>
          <table:table-cell table:number-columns-repeated="2" table:style-name="ce5" office:value-type="string" calcext:value-type="string">
            <text:p>X</text:p>
          </table:table-cell>
          <table:table-cell table:style-name="ce8" office:value-type="string" calcext:value-type="string">
            <text:p>.</text:p>
          </table:table-cell>
        </table:table-row>
        <table:table-row table:style-name="ro1">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style-name="ce5" office:value-type="string" calcext:value-type="string">
            <text:p>.</text:p>
          </table:table-cell>
          <table:table-cell table:number-columns-repeated="2"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row>
        <table:table-row table:style-name="ro1">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style-name="ce5" office:value-type="string" calcext:value-type="string">
            <text:p>X</text:p>
          </table:table-cell>
          <table:table-cell table:style-name="ce5" office:value-type="string" calcext:value-type="string">
            <text:p>.</text:p>
          </table:table-cell>
          <table:table-cell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number-columns-repeated="3" table:style-name="ce5" office:value-type="string" calcext:value-type="string">
            <text:p>X</text:p>
          </table:table-cell>
          <table:table-cell table:style-name="ce8" office:value-type="string" calcext:value-type="string">
            <text:p>.</text:p>
          </table:table-cell>
          <table:table-cell table:style-name="ce2" office:value-type="string" calcext:value-type="string">
            <text:p>.</text:p>
          </table:table-cell>
          <table:table-cell table:style-name="ce5" office:value-type="string" calcext:value-type="string">
            <text:p>.</text:p>
          </table:table-cell>
          <table:table-cell table:number-columns-repeated="2" table:style-name="ce5" office:value-type="string" calcext:value-type="string">
            <text:p>X</text:p>
          </table:table-cell>
          <table:table-cell table:style-name="ce8" office:value-type="string" calcext:value-type="string">
            <text:p>.</text:p>
          </table:table-cell>
        </table:table-row>
        <table:table-row table:style-name="ro1">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cell table:style-name="ce3" office:value-type="string" calcext:value-type="string">
            <text:p>.</text:p>
          </table:table-cell>
          <table:table-cell table:number-columns-repeated="3" table:style-name="ce6" office:value-type="string" calcext:value-type="string">
            <text:p>.</text:p>
          </table:table-cell>
          <table:table-cell table:style-name="ce9" office:value-type="string" calcext: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9:48:22.58521766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o fence="true" stretchy="true">⌊</mo>
        <mrow>
          <msqrt>
            <mn>2147483647</mn>
          </msqrt>
        </mrow>
        <mo fence="true" stretchy="true">⌋</mo>
      </mrow>
      <mo stretchy="false">=</mo>
      <mn>46340</mn>
    </mrow>
    <annotation encoding="StarMath 5.0">left lfloor sqrt 2147483647 right rfloor  = 46340</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3mm"/>
    </style:style>
    <style:style style:name="co3" style:family="table-column">
      <style:table-column-properties fo:break-before="auto" style:column-width="62.85mm"/>
    </style:style>
    <style:style style:name="co4" style:family="table-column">
      <style:table-column-properties fo:break-before="auto" style:column-width="91.3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style>
    <style:style style:name="ce3"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4" style:family="table-cell" style:parent-style-name="Default">
      <style:table-cell-properties fo:border-bottom="0.06pt solid #000000" fo:border-left="none" fo:border-right="none" fo:border-top="0.06pt solid #000000"/>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calculation-settings table:automatic-find-labels="false"/>
      <table:table table:name="Zeiten" table:style-name="ta1">
        <table:table-column table:style-name="co1" table:default-cell-style-name="Default"/>
        <table:table-column table:style-name="co2" table:default-cell-style-name="ce2"/>
        <table:table-column table:style-name="co3" table:default-cell-style-name="ce4"/>
        <table:table-column table:style-name="co4" table:default-cell-style-name="ce6"/>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Im Quellcode bezeichnet Variable</text:p>
          </table:table-cell>
          <table:table-cell table:style-name="ce3"/>
          <table:table-cell table:style-name="ce5" office:value-type="string" calcext:value-type="string">
            <text:p>Benötigte Zeit für:</text:p>
          </table:table-cell>
        </table:table-row>
        <table:table-row table:style-name="ro1">
          <table:table-cell/>
          <table:table-cell office:value-type="string" calcext:value-type="string">
            <text:p>tAll</text:p>
          </table:table-cell>
          <table:table-cell/>
          <table:table-cell office:value-type="string" calcext:value-type="string">
            <text:p>Gesamte Laufzeit </text:p>
          </table:table-cell>
        </table:table-row>
        <table:table-row table:style-name="ro1">
          <table:table-cell table:number-columns-repeated="2"/>
          <table:table-cell office:value-type="string" calcext:value-type="string">
            <text:p>tRD</text:p>
          </table:table-cell>
          <table:table-cell office:value-type="string" calcext:value-type="string">
            <text:p>Auslesen der Daten aus einer Datei in eine Matrix</text:p>
          </table:table-cell>
        </table:table-row>
        <table:table-row table:style-name="ro1">
          <table:table-cell table:number-columns-repeated="2"/>
          <table:table-cell office:value-type="string" calcext:value-type="string">
            <text:p>tSendInit</text:p>
          </table:table-cell>
          <table:table-cell office:value-type="string" calcext:value-type="string">
            <text:p>Versenden an die Slaves der Initinformation</text:p>
          </table:table-cell>
        </table:table-row>
        <table:table-row table:style-name="ro1">
          <table:table-cell table:number-columns-repeated="2"/>
          <table:table-cell office:value-type="string" calcext:value-type="string">
            <text:p>tSendData</text:p>
          </table:table-cell>
          <table:table-cell office:value-type="string" calcext:value-type="string">
            <text:p>Versenden an die Slaves der Datenblöcke</text:p>
          </table:table-cell>
        </table:table-row>
        <table:table-row table:style-name="ro1">
          <table:table-cell table:number-columns-repeated="2"/>
          <table:table-cell office:value-type="string" calcext:value-type="string">
            <text:p>tPAll</text:p>
          </table:table-cell>
          <table:table-cell office:value-type="string" calcext:value-type="string">
            <text:p>Gesamte Zeit der Berechnungsversuche</text:p>
          </table:table-cell>
        </table:table-row>
        <table:table-row table:style-name="ro1">
          <table:table-cell table:number-columns-repeated="2"/>
          <table:table-cell office:value-type="string" calcext:value-type="string">
            <text:p>tCR</text:p>
          </table:table-cell>
          <table:table-cell office:value-type="string" calcext:value-type="string">
            <text:p>Auswertung der Teilergebniss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4">00.00.0000</text:date>, <text:time style:data-style-name="N2" text:time-value="15:40:46.38972226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row>
        <mrow>
          <mn>6</mn>
          <mo stretchy="false">⋅</mo>
          <mtext>sizeof(int)</mtext>
        </mrow>
        <mo stretchy="false">=</mo>
        <mn>24</mn>
      </mrow>
      <mi mathvariant="italic">Bytes</mi>
    </mrow>
    <annotation encoding="StarMath 5.0">6 cdot "sizeof(int)" = 24 Bytes</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5.02mm"/>
    </style:style>
    <style:style style:name="co3" style:family="table-column">
      <style:table-column-properties fo:break-before="auto" style:column-width="21.41mm"/>
    </style:style>
    <style:style style:name="co4" style:family="table-column">
      <style:table-column-properties fo:break-before="auto" style:column-width="90.0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74pt solid #000000" fo:border-right="0.06pt solid #000000" fo:border-top="0.74pt solid #000000"/>
      <style:text-properties fo:font-weight="bold" style:font-weight-asian="bold" style:font-weight-complex="bold"/>
    </style:style>
    <style:style style:name="ce2" style:family="table-cell" style:parent-style-name="Default">
      <style:table-cell-properties fo:border-bottom="0.06pt solid #000000" fo:border-left="0.74pt solid #000000" fo:border-right="0.06pt solid #000000" fo:border-top="0.06pt solid #000000"/>
    </style:style>
    <style:style style:name="ce3" style:family="table-cell" style:parent-style-name="Default">
      <style:table-cell-properties fo:border-bottom="0.74pt solid #000000" fo:border-left="0.74pt solid #000000" fo:border-right="0.06pt solid #000000" fo:border-top="0.06pt solid #000000"/>
    </style:style>
    <style:style style:name="ce4" style:family="table-cell" style:parent-style-name="Default">
      <style:table-cell-properties fo:border-bottom="0.06pt solid #000000" style:text-align-source="fix" style:repeat-content="false" fo:border-left="0.06pt solid #000000" fo:border-right="0.06pt solid #000000" fo:border-top="0.74pt solid #000000"/>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6" style:family="table-cell" style:parent-style-name="Default">
      <style:table-cell-properties fo:border-bottom="0.74pt solid #000000" style:text-align-source="fix" style:repeat-content="false" fo:border-left="0.06pt solid #000000" fo:border-right="0.06pt solid #000000" fo:border-top="0.06pt solid #000000"/>
      <style:paragraph-properties fo:text-align="center" fo:margin-left="0mm"/>
    </style:style>
    <style:style style:name="ce7" style:family="table-cell" style:parent-style-name="Default">
      <style:table-cell-properties fo:border-bottom="0.06pt solid #000000" fo:border-left="0.06pt solid #000000" fo:border-right="0.74pt solid #000000" fo:border-top="0.74pt solid #000000"/>
      <style:text-properties fo:font-weight="bold" style:font-weight-asian="bold" style:font-weight-complex="bold"/>
    </style:style>
    <style:style style:name="ce8" style:family="table-cell" style:parent-style-name="Default">
      <style:table-cell-properties fo:border-bottom="0.06pt solid #000000" fo:wrap-option="wrap" fo:border-left="0.06pt solid #000000" fo:border-right="0.74pt solid #000000" fo:border-top="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fo:wrap-option="wrap" fo:border-left="0.06pt solid #000000" fo:border-right="0.74pt solid #000000" fo:border-top="0.06pt solid #000000"/>
      <style:text-properties style:use-window-font-color="true" style:text-outline="false" style:text-line-through-style="none" style:text-line-through-type="none" style:font-name="Liberation Mono"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err_codes" table:style-name="ta1">
        <table:table-column table:style-name="co1" table:default-cell-style-name="Default"/>
        <table:table-column table:style-name="co2" table:default-cell-style-name="ce2"/>
        <table:table-column table:style-name="co3" table:default-cell-style-name="ce5"/>
        <table:table-column table:style-name="co4" table:default-cell-style-name="ce8"/>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define</text:p>
          </table:table-cell>
          <table:table-cell table:style-name="ce4" office:value-type="string" calcext:value-type="string">
            <text:p>Fehlercode</text:p>
          </table:table-cell>
          <table:table-cell table:style-name="ce7" office:value-type="string" calcext:value-type="string">
            <text:p>kurze Beschreibung</text:p>
          </table:table-cell>
        </table:table-row>
        <table:table-row table:style-name="ro1">
          <table:table-cell/>
          <table:table-cell office:value-type="string" calcext:value-type="string">
            <text:p>ERR_OPT</text:p>
          </table:table-cell>
          <table:table-cell office:value-type="float" office:value="-1001" calcext:value-type="float">
            <text:p>-1001</text:p>
          </table:table-cell>
          <table:table-cell office:value-type="string" calcext:value-type="string">
            <text:p>unbekannte Aufrufparameter</text:p>
          </table:table-cell>
        </table:table-row>
        <table:table-row table:style-name="ro1">
          <table:table-cell/>
          <table:table-cell office:value-type="string" calcext:value-type="string">
            <text:p>ERR_OPT_DEFAULT</text:p>
          </table:table-cell>
          <table:table-cell office:value-type="float" office:value="-1002" calcext:value-type="float">
            <text:p>-1002</text:p>
          </table:table-cell>
          <table:table-cell office:value-type="string" calcext:value-type="string">
            <text:p>unbekannte Aufrufparameter</text:p>
          </table:table-cell>
        </table:table-row>
        <table:table-row table:style-name="ro1">
          <table:table-cell/>
          <table:table-cell office:value-type="string" calcext:value-type="string">
            <text:p>ERR_GEN_OPTS</text:p>
          </table:table-cell>
          <table:table-cell office:value-type="float" office:value="-1003" calcext:value-type="float">
            <text:p>-1003</text:p>
          </table:table-cell>
          <table:table-cell office:value-type="string" calcext:value-type="string">
            <text:p>falsche Gen.-Parameterargumente</text:p>
          </table:table-cell>
        </table:table-row>
        <table:table-row table:style-name="ro1">
          <table:table-cell/>
          <table:table-cell office:value-type="string" calcext:value-type="string">
            <text:p>ERR_FILENAME</text:p>
          </table:table-cell>
          <table:table-cell office:value-type="float" office:value="-1004" calcext:value-type="float">
            <text:p>-1004</text:p>
          </table:table-cell>
          <table:table-cell office:value-type="string" calcext:value-type="string">
            <text:p>Dateiname fehlt</text:p>
          </table:table-cell>
        </table:table-row>
        <table:table-row table:style-name="ro2">
          <table:table-cell/>
          <table:table-cell office:value-type="string" calcext:value-type="string">
            <text:p>ERR_GEN_RECT_OVERFLOW</text:p>
          </table:table-cell>
          <table:table-cell office:value-type="float" office:value="-1005" calcext:value-type="float">
            <text:p>-1005</text:p>
          </table:table-cell>
          <table:table-cell office:value-type="string" calcext:value-type="string">
            <text:p>Gen.-Parameterargumente passen nicht zu einander</text:p>
          </table:table-cell>
        </table:table-row>
        <table:table-row table:style-name="ro1">
          <table:table-cell/>
          <table:table-cell office:value-type="string" calcext:value-type="string">
            <text:p>ERR_FILE_OPEN</text:p>
          </table:table-cell>
          <table:table-cell office:value-type="float" office:value="-1006" calcext:value-type="float">
            <text:p>-1006</text:p>
          </table:table-cell>
          <table:table-cell office:value-type="string" calcext:value-type="string">
            <text:p>Fehler beim Öffnen der Datei</text:p>
          </table:table-cell>
        </table:table-row>
        <table:table-row table:style-name="ro1">
          <table:table-cell/>
          <table:table-cell office:value-type="string" calcext:value-type="string">
            <text:p>ERR_READ_DATA_ARGS</text:p>
          </table:table-cell>
          <table:table-cell office:value-type="float" office:value="-1007" calcext:value-type="float">
            <text:p>-1007</text:p>
          </table:table-cell>
          <table:table-cell office:value-type="string" calcext:value-type="string">
            <text:p>Fehler in readData()</text:p>
          </table:table-cell>
        </table:table-row>
        <table:table-row table:style-name="ro1">
          <table:table-cell/>
          <table:table-cell office:value-type="string" calcext:value-type="string">
            <text:p>ERR_DATA_PROC_DIM</text:p>
          </table:table-cell>
          <table:table-cell office:value-type="float" office:value="-1008" calcext:value-type="float">
            <text:p>-1008</text:p>
          </table:table-cell>
          <table:table-cell office:value-type="string" calcext:value-type="string">
            <text:p>Anzahl der CPUs zu groß</text:p>
          </table:table-cell>
        </table:table-row>
        <table:table-row table:style-name="ro1">
          <table:table-cell/>
          <table:table-cell office:value-type="string" calcext:value-type="string">
            <text:p>ERR_BAD_ALLOC</text:p>
          </table:table-cell>
          <table:table-cell office:value-type="float" office:value="-1009" calcext:value-type="float">
            <text:p>-1009</text:p>
          </table:table-cell>
          <table:table-cell office:value-type="string" calcext:value-type="string">
            <text:p>Speicher-Alloc</text:p>
          </table:table-cell>
        </table:table-row>
        <table:table-row table:style-name="ro1">
          <table:table-cell/>
          <table:table-cell office:value-type="string" calcext:value-type="string">
            <text:p>ERR_TO_FEW_PARAMS</text:p>
          </table:table-cell>
          <table:table-cell office:value-type="float" office:value="-1010" calcext:value-type="float">
            <text:p>-1010</text:p>
          </table:table-cell>
          <table:table-cell office:value-type="string" calcext:value-type="string">
            <text:p>zu wenig Programmaufrufparameter</text:p>
          </table:table-cell>
        </table:table-row>
        <table:table-row table:style-name="ro1">
          <table:table-cell/>
          <table:table-cell table:style-name="ce3" office:value-type="string" calcext:value-type="string">
            <text:p>ERR_TO_FEW_CPUS</text:p>
          </table:table-cell>
          <table:table-cell table:style-name="ce6" office:value-type="float" office:value="-1011" calcext:value-type="float">
            <text:p>-1011</text:p>
          </table:table-cell>
          <table:table-cell table:style-name="ce9" office:value-type="string" calcext:value-type="string">
            <text:p>zu wenig CPU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9:37:24.895188024">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origin="0" chart:interval-maj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393cm" svg:height="4.215cm" xlink:href="." xlink:type="simple" chart:class="chart:scatter" chart:style-name="ch1">
        <chart:legend svg:x="8.156cm" svg:y="0.29cm" style:legend-expansion="custom" chartooo:width="5.888cm" chartooo:height="1.769cm" style:legend-expansion-aspect-ratio="3.32843414358395" chart:style-name="ch2"/>
        <chart:plot-area chart:style-name="ch3" chart:data-source-has-labels="both" svg:x="1.298cm" svg:y="0.084cm" svg:width="12.808cm" svg:height="3.066cm">
          <chartooo:coordinate-region svg:x="1.734cm" svg:y="0.283cm" svg:width="12.185cm" svg:height="2.22cm"/>
          <chart:axis chart:dimension="x" chart:name="primary-x" chart:style-name="ch4" chartooo:axis-type="auto">
            <chart:title svg:x="5.912cm" svg:y="3.234cm" chart:style-name="ch5">
              <text:p>Anzahl der Prozessoren</text:p>
            </chart:title>
            <chart:categories table:cell-range-address="local-table.$B$1:.$K$1"/>
            <chart:grid chart:style-name="ch6" chart:class="major"/>
          </chart:axis>
          <chart:axis chart:dimension="y" chart:name="primary-y" chart:style-name="ch4">
            <chart:title svg:x="0.451cm" svg:y="2.23cm" chart:style-name="ch7">
              <text:p>Zeit in s</text:p>
            </chart:title>
            <chart:grid chart:style-name="ch6" chart:class="major"/>
          </chart:axis>
          <chart:series chart:style-name="ch8" chart:values-cell-range-address="local-table.$B$3:.$K$3" chart:label-cell-address="local-table.$A$3" chart:class="chart:scatter">
            <chart:domain table:cell-range-address="local-table.$B$2:.$K$2"/>
            <chart:data-point chart:repeated="10"/>
          </chart:series>
          <chart:series chart:style-name="ch9" chart:values-cell-range-address="local-table.$B$4:.$K$4" chart:label-cell-address="local-table.$A$4" chart:class="chart:scatter">
            <chart:data-point chart:repeated="10"/>
          </chart:series>
          <chart:series chart:style-name="ch10" chart:values-cell-range-address="local-table.$B$5:.$K$5" chart:label-cell-address="local-table.$A$5" chart:class="chart:scatter">
            <chart:data-point chart:repeated="10"/>
          </chart:series>
          <chart:series chart:style-name="ch11" chart:values-cell-range-address="local-table.$B$6:.$K$6" chart:label-cell-address="local-table.$A$6"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able:table-cell>
              <table:table-cell office:value-type="float" office:value="1">
                <text:p>1</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9">
                <text:p>9</text:p>
              </table:table-cell>
              <table:table-cell office:value-type="float" office:value="11">
                <text:p>11</text:p>
              </table:table-cell>
              <table:table-cell office:value-type="float" office:value="13">
                <text:p>13</text:p>
              </table:table-cell>
              <table:table-cell office:value-type="float" office:value="15">
                <text:p>15</text:p>
              </table:table-cell>
              <table:table-cell office:value-type="float" office:value="17">
                <text:p>17</text:p>
              </table:table-cell>
              <table:table-cell office:value-type="float" office:value="19">
                <text:p>19</text:p>
              </table:table-cell>
            </table:table-row>
            <table:table-row>
              <table:table-cell office:value-type="string">
                <text:p>alles weiß</text:p>
              </table:table-cell>
              <table:table-cell office:value-type="float" office:value="1.899261">
                <text:p>1.899261</text:p>
              </table:table-cell>
              <table:table-cell office:value-type="float" office:value="0.633124">
                <text:p>0.633124</text:p>
              </table:table-cell>
              <table:table-cell office:value-type="float" office:value="0.383145">
                <text:p>0.383145</text:p>
              </table:table-cell>
              <table:table-cell office:value-type="float" office:value="0.271525">
                <text:p>0.271525</text:p>
              </table:table-cell>
              <table:table-cell office:value-type="float" office:value="0.213396">
                <text:p>0.213396</text:p>
              </table:table-cell>
              <table:table-cell office:value-type="float" office:value="0.178003">
                <text:p>0.178003</text:p>
              </table:table-cell>
              <table:table-cell office:value-type="float" office:value="0.151132">
                <text:p>0.151132</text:p>
              </table:table-cell>
              <table:table-cell office:value-type="float" office:value="0.130446">
                <text:p>0.130446</text:p>
              </table:table-cell>
              <table:table-cell office:value-type="float" office:value="0.115647">
                <text:p>0.115647</text:p>
              </table:table-cell>
              <table:table-cell office:value-type="float" office:value="0.103147">
                <text:p>0.103147</text:p>
              </table:table-cell>
            </table:table-row>
            <table:table-row>
              <table:table-cell office:value-type="string">
                <text:p>alles schwarz</text:p>
              </table:table-cell>
              <table:table-cell office:value-type="float" office:value="3.471609">
                <text:p>3.471609</text:p>
              </table:table-cell>
              <table:table-cell office:value-type="float" office:value="1.161562">
                <text:p>1.161562</text:p>
              </table:table-cell>
              <table:table-cell office:value-type="float" office:value="0.699662">
                <text:p>0.699662</text:p>
              </table:table-cell>
              <table:table-cell office:value-type="float" office:value="0.499261">
                <text:p>0.499261</text:p>
              </table:table-cell>
              <table:table-cell office:value-type="float" office:value="0.387561">
                <text:p>0.387561</text:p>
              </table:table-cell>
              <table:table-cell office:value-type="float" office:value="0.324757">
                <text:p>0.324757</text:p>
              </table:table-cell>
              <table:table-cell office:value-type="float" office:value="0.275928">
                <text:p>0.275928</text:p>
              </table:table-cell>
              <table:table-cell office:value-type="float" office:value="0.2395">
                <text:p>0.2395</text:p>
              </table:table-cell>
              <table:table-cell office:value-type="float" office:value="0.210445">
                <text:p>0.210445</text:p>
              </table:table-cell>
              <table:table-cell office:value-type="float" office:value="0.188843">
                <text:p>0.188843</text:p>
              </table:table-cell>
            </table:table-row>
            <table:table-row>
              <table:table-cell office:value-type="string">
                <text:p>sws – Muster</text:p>
              </table:table-cell>
              <table:table-cell office:value-type="float" office:value="0.000001">
                <text:p>0.000001</text:p>
              </table:table-cell>
              <table:table-cell office:value-type="float" office:value="0.000112">
                <text:p>0.000112</text:p>
              </table:table-cell>
              <table:table-cell office:value-type="float" office:value="0.000039">
                <text:p>0.000039</text:p>
              </table:table-cell>
              <table:table-cell office:value-type="float" office:value="0.000001">
                <text:p>0.000001</text:p>
              </table:table-cell>
              <table:table-cell office:value-type="float" office:value="0.000149">
                <text:p>0.000149</text:p>
              </table:table-cell>
              <table:table-cell office:value-type="float" office:value="0.000091">
                <text:p>0.000091</text:p>
              </table:table-cell>
              <table:table-cell office:value-type="float" office:value="0.000093">
                <text:p>0.000093</text:p>
              </table:table-cell>
              <table:table-cell office:value-type="float" office:value="0.000175">
                <text:p>0.000175</text:p>
              </table:table-cell>
              <table:table-cell office:value-type="float" office:value="0.000111">
                <text:p>0.000111</text:p>
              </table:table-cell>
              <table:table-cell office:value-type="float" office:value="0.000197">
                <text:p>0.000197</text:p>
              </table:table-cell>
            </table:table-row>
            <table:table-row>
              <table:table-cell office:value-type="string">
                <text:p>Rechteck in der Mitte</text:p>
              </table:table-cell>
              <table:table-cell office:value-type="float" office:value="2.077594">
                <text:p>2.077594</text:p>
              </table:table-cell>
              <table:table-cell office:value-type="float" office:value="0.814138">
                <text:p>0.814138</text:p>
              </table:table-cell>
              <table:table-cell office:value-type="float" office:value="0.487148">
                <text:p>0.487148</text:p>
              </table:table-cell>
              <table:table-cell office:value-type="float" office:value="0.347955">
                <text:p>0.347955</text:p>
              </table:table-cell>
              <table:table-cell office:value-type="float" office:value="0.271514">
                <text:p>0.271514</text:p>
              </table:table-cell>
              <table:table-cell office:value-type="float" office:value="0.221739">
                <text:p>0.221739</text:p>
              </table:table-cell>
              <table:table-cell office:value-type="float" office:value="0.187585">
                <text:p>0.187585</text:p>
              </table:table-cell>
              <table:table-cell office:value-type="float" office:value="0.163168">
                <text:p>0.163168</text:p>
              </table:table-cell>
              <table:table-cell office:value-type="float" office:value="0.148421">
                <text:p>0.148421</text:p>
              </table:table-cell>
              <table:table-cell office:value-type="float" office:value="0.132546">
                <text:p>0.1325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4.2$Linux_X86_64 LibreOffice_project/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